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80000001F30971D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may-break-between-rows="true" table:border-model="collapsing"/>
    </style:style>
    <style:style style:name="Tabla2.A" style:family="table-column">
      <style:table-column-properties style:column-width="12.601cm" style:rel-column-width="48576*"/>
    </style:style>
    <style:style style:name="Tabla2.B" style:family="table-column">
      <style:table-column-properties style:column-width="4.399cm" style:rel-column-width="16959*"/>
    </style:style>
    <style:style style:name="Tabla2.1" style:family="table-row">
      <style:table-row-properties fo:keep-together="auto"/>
    </style:style>
    <style:style style:name="Tabla2.A1" style:family="table-cell">
      <style:table-cell-properties fo:background-color="#cccccc" fo:padding="0cm" fo:border-left="0.75pt solid #000000" fo:border-right="0.75pt solid #b2b2b2" fo:border-top="0.75pt solid #000000" fo:border-bottom="0.75pt solid #b2b2b2" style:writing-mode="page">
        <style:background-image/>
      </style:table-cell-properties>
    </style:style>
    <style:style style:name="Tabla2.B1" style:family="table-cell">
      <style:table-cell-properties fo:background-color="#cccccc" fo:padding="0cm" fo:border-left="0.75pt solid #b2b2b2" fo:border-right="0.75pt solid #000000" fo:border-top="0.75pt solid #000000" fo:border-bottom="0.75pt solid #b2b2b2" style:writing-mode="page">
        <style:background-image/>
      </style:table-cell-properties>
    </style:style>
    <style:style style:name="Tabla2.A2" style:family="table-cell">
      <style:table-cell-properties fo:background-color="transparent" fo:padding="0cm" fo:border-left="0.75pt solid #000000" fo:border-right="0.75pt solid #b2b2b2" fo:border-top="none" fo:border-bottom="0.75pt solid #b2b2b2" style:writing-mode="page">
        <style:background-image/>
      </style:table-cell-properties>
    </style:style>
    <style:style style:name="Tabla2.B2" style:family="table-cell" style:data-style-name="N112">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a2.A6" style:family="table-cell">
      <style:table-cell-properties fo:background-color="transparent" fo:padding="0cm" fo:border-left="0.75pt solid #000000" fo:border-right="0.75pt solid #b2b2b2" fo:border-top="1.1pt double-thin #000000" fo:border-bottom="0.75pt solid #000000" style:writing-mode="page">
        <style:background-image/>
      </style:table-cell-properties>
    </style:style>
    <style:style style:name="Tabla2.B6" style:family="table-cell" style:data-style-name="N112">
      <style:table-cell-properties fo:background-color="transparent" fo:padding="0cm" fo:border-left="0.75pt solid #b2b2b2" fo:border-right="0.75pt solid #000000" fo:border-top="1.1pt double-thin #000000" fo:border-bottom="0.75pt solid #000000" style:writing-mode="page">
        <style:background-image/>
      </style:table-cell-properties>
    </style:style>
    <style:style style:name="Tabla3" style:family="table">
      <style:table-properties style:width="17cm" fo:break-before="auto" fo:break-after="auto" table:align="margins" fo:background-color="transparent" fo:keep-with-next="auto" style:may-break-between-rows="false" style:writing-mode="page" table:border-model="collapsing">
        <style:background-image/>
      </style:table-properties>
    </style:style>
    <style:style style:name="Tabla3.A" style:family="table-column">
      <style:table-column-properties style:column-width="2.397cm" style:rel-column-width="9240*"/>
    </style:style>
    <style:style style:name="Tabla3.B" style:family="table-column">
      <style:table-column-properties style:column-width="2.193cm" style:rel-column-width="8452*"/>
    </style:style>
    <style:style style:name="Tabla3.C" style:family="table-column">
      <style:table-column-properties style:column-width="2.3cm" style:rel-column-width="8867*"/>
    </style:style>
    <style:style style:name="Tabla3.D" style:family="table-column">
      <style:table-column-properties style:column-width="2.725cm" style:rel-column-width="10504*"/>
    </style:style>
    <style:style style:name="Tabla3.E" style:family="table-column">
      <style:table-column-properties style:column-width="2.459cm" style:rel-column-width="9478*"/>
    </style:style>
    <style:style style:name="Tabla3.F" style:family="table-column">
      <style:table-column-properties style:column-width="2.415cm" style:rel-column-width="9308*"/>
    </style:style>
    <style:style style:name="Tabla3.G" style:family="table-column">
      <style:table-column-properties style:column-width="2.512cm" style:rel-column-width="9686*"/>
    </style:style>
    <style:style style:name="Tabla3.1" style:family="table-row">
      <style:table-row-properties fo:keep-together="always"/>
    </style:style>
    <style:style style:name="Tabla3.A1" style:family="table-cell">
      <style:table-cell-properties fo:background-color="#cccccc" fo:padding="0cm" fo:border-left="0.75pt solid #000000" fo:border-right="0.75pt solid #b2b2b2" fo:border-top="0.75pt solid #000000" fo:border-bottom="0.75pt solid #b2b2b2" style:writing-mode="page">
        <style:background-image/>
      </style:table-cell-properties>
    </style:style>
    <style:style style:name="Tabla3.B1" style:family="table-cell">
      <style:table-cell-properties fo:background-color="#cccccc" fo:padding="0cm" fo:border-left="none" fo:border-right="0.75pt solid #b2b2b2" fo:border-top="0.75pt solid #000000" fo:border-bottom="0.75pt solid #b2b2b2" style:writing-mode="page">
        <style:background-image/>
      </style:table-cell-properties>
    </style:style>
    <style:style style:name="Tabla3.G1" style:family="table-cell">
      <style:table-cell-properties fo:background-color="#cccccc" fo:padding="0cm" fo:border-left="0.75pt solid #b2b2b2" fo:border-right="0.75pt solid #000000" fo:border-top="0.75pt solid #000000" fo:border-bottom="0.75pt solid #b2b2b2" style:writing-mode="page">
        <style:background-image/>
      </style:table-cell-properties>
    </style:style>
    <style:style style:name="Tabla3.A2" style:family="table-cell">
      <style:table-cell-properties fo:background-color="transparent" fo:padding="0cm" fo:border-left="0.75pt solid #000000" fo:border-right="0.75pt solid #b2b2b2" fo:border-top="none" fo:border-bottom="0.75pt solid #b2b2b2" style:writing-mode="page">
        <style:background-image/>
      </style:table-cell-properties>
    </style:style>
    <style:style style:name="Tabla3.B2" style:family="table-cell" style:data-style-name="N112">
      <style:table-cell-properties fo:background-color="transparent" fo:padding="0cm" fo:border-left="none" fo:border-right="0.75pt solid #b2b2b2" fo:border-top="none" fo:border-bottom="0.75pt solid #b2b2b2" style:writing-mode="page">
        <style:background-image/>
      </style:table-cell-properties>
    </style:style>
    <style:style style:name="Tabla3.E2" style:family="table-cell" style:data-style-name="N0">
      <style:table-cell-properties fo:background-color="transparent" fo:padding="0cm" fo:border-left="none" fo:border-right="0.75pt solid #b2b2b2" fo:border-top="none" fo:border-bottom="0.75pt solid #b2b2b2" style:writing-mode="page">
        <style:background-image/>
      </style:table-cell-properties>
    </style:style>
    <style:style style:name="Tabla3.G2" style:family="table-cell" style:data-style-name="N112">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a3.3" style:family="table-row">
      <style:table-row-properties style:min-row-height="2.838cm" fo:keep-together="always"/>
    </style:style>
    <style:style style:name="Tabla3.6" style:family="table-row">
      <style:table-row-properties fo:background-color="transparent" fo:keep-together="always">
        <style:background-image/>
      </style:table-row-properties>
    </style:style>
    <style:style style:name="Tabla3.A6" style:family="table-cell">
      <style:table-cell-properties style:vertical-align="" fo:background-color="transparent" fo:padding="0cm" fo:border-left="0.75pt solid #000000" fo:border-right="0.75pt solid #b2b2b2" fo:border-top="none" fo:border-bottom="0.75pt solid #b2b2b2" style:writing-mode="page">
        <style:background-image/>
      </style:table-cell-properties>
    </style:style>
    <style:style style:name="Tabla3.F6" style:family="table-cell" style:data-style-name="N112">
      <style:table-cell-properties style:vertical-align="" fo:background-color="transparent" fo:padding="0cm" fo:border-left="0.75pt solid #b2b2b2" fo:border-right="0.75pt solid #b2b2b2" fo:border-top="none" fo:border-bottom="0.75pt solid #b2b2b2" style:writing-mode="page">
        <style:background-image/>
      </style:table-cell-properties>
    </style:style>
    <style:style style:name="Tabla3.G6" style:family="table-cell" style:data-style-name="N112">
      <style:table-cell-properties style:vertical-align="" fo:background-color="transparent" fo:padding="0cm" fo:border-left="0.75pt solid #b2b2b2" fo:border-right="0.75pt solid #000000" fo:border-top="none" fo:border-bottom="0.75pt solid #b2b2b2" style:writing-mode="page">
        <style:background-image/>
      </style:table-cell-properties>
    </style:style>
    <style:style style:name="Tabla3.A7" style:family="table-cell">
      <style:table-cell-properties fo:background-color="transparent" fo:padding="0cm" fo:border-left="0.75pt solid #000000" fo:border-right="0.75pt solid #b2b2b2" fo:border-top="1.1pt double-thin #000000" fo:border-bottom="0.75pt solid #000000" style:writing-mode="page">
        <style:background-image/>
      </style:table-cell-properties>
    </style:style>
    <style:style style:name="Tabla3.G7" style:family="table-cell" style:data-style-name="N112">
      <style:table-cell-properties fo:background-color="transparent" fo:padding="0cm" fo:border-left="0.75pt solid #b2b2b2" fo:border-right="0.75pt solid #000000" fo:border-top="1.1pt double-thin #000000" fo:border-bottom="0.75pt solid #000000" style:writing-mode="page">
        <style:background-image/>
      </style:table-cell-properties>
    </style:style>
    <style:style style:name="Tabla4" style:family="table">
      <style:table-properties style:width="16.907cm" table:align="left" style:may-break-between-rows="true" table:border-model="collapsing"/>
    </style:style>
    <style:style style:name="Tabla4.A" style:family="table-column">
      <style:table-column-properties style:column-width="10.38cm"/>
    </style:style>
    <style:style style:name="Tabla4.B" style:family="table-column">
      <style:table-column-properties style:column-width="6.526cm"/>
    </style:style>
    <style:style style:name="Tabla4.1" style:family="table-row">
      <style:table-row-properties fo:keep-together="auto"/>
    </style:style>
    <style:style style:name="Tabla4.A1" style:family="table-cell">
      <style:table-cell-properties fo:background-color="#cccccc" fo:padding="0cm" fo:border-left="0.75pt solid #000000" fo:border-right="0.75pt solid #b2b2b2" fo:border-top="0.75pt solid #000000" fo:border-bottom="0.75pt solid #b2b2b2" style:writing-mode="page">
        <style:background-image/>
      </style:table-cell-properties>
    </style:style>
    <style:style style:name="Tabla4.B1" style:family="table-cell">
      <style:table-cell-properties fo:background-color="#cccccc" fo:padding="0cm" fo:border-left="0.75pt solid #b2b2b2" fo:border-right="0.75pt solid #000000" fo:border-top="0.75pt solid #000000" fo:border-bottom="0.75pt solid #b2b2b2" style:writing-mode="page">
        <style:background-image/>
      </style:table-cell-properties>
    </style:style>
    <style:style style:name="Tabla4.A2" style:family="table-cell">
      <style:table-cell-properties fo:background-color="transparent" fo:padding="0.101cm" fo:border-left="0.75pt solid #000000" fo:border-right="none" fo:border-top="none" fo:border-bottom="0.75pt solid #b2b2b2" style:writing-mode="page">
        <style:background-image/>
      </style:table-cell-properties>
    </style:style>
    <style:style style:name="Tabla4.B2" style:family="table-cell" style:data-style-name="N112">
      <style:table-cell-properties fo:background-color="transparent" fo:padding="0.101cm" fo:border-left="0.75pt solid #b2b2b2" fo:border-right="0.75pt solid #000000" fo:border-top="none" fo:border-bottom="0.75pt solid #b2b2b2" style:writing-mode="page">
        <style:background-image/>
      </style:table-cell-properties>
    </style:style>
    <style:style style:name="Tabla4.A15" style:family="table-cell">
      <style:table-cell-properties fo:background-color="transparent" fo:padding="0.101cm" fo:border-left="0.75pt solid #000000" fo:border-right="none" fo:border-top="none" fo:border-bottom="0.75pt solid #000000" style:writing-mode="page">
        <style:background-image/>
      </style:table-cell-properties>
    </style:style>
    <style:style style:name="Tabla4.B15" style:family="table-cell" style:data-style-name="N112">
      <style:table-cell-properties fo:background-color="transparent" fo:padding="0.101cm" fo:border-left="0.75pt solid #b2b2b2" fo:border-right="0.75pt solid #000000" fo:border-top="none" fo:border-bottom="0.75pt solid #000000" style:writing-mode="page">
        <style:background-image/>
      </style:table-cell-properties>
    </style:style>
    <style:style style:name="Tabla5" style:family="table">
      <style:table-properties style:width="16.91cm" table:align="left" style:may-break-between-rows="true" table:border-model="collapsing"/>
    </style:style>
    <style:style style:name="Tabla5.A" style:family="table-column">
      <style:table-column-properties style:column-width="10.382cm"/>
    </style:style>
    <style:style style:name="Tabla5.B" style:family="table-column">
      <style:table-column-properties style:column-width="6.528cm"/>
    </style:style>
    <style:style style:name="Tabla5.1" style:family="table-row">
      <style:table-row-properties fo:keep-together="auto"/>
    </style:style>
    <style:style style:name="Tabla5.A1" style:family="table-cell">
      <style:table-cell-properties fo:background-color="#cccccc" fo:padding="0.101cm" fo:border-left="0.75pt solid #000000" fo:border-right="none" fo:border-top="0.75pt solid #000000" fo:border-bottom="0.75pt solid #b2b2b2" style:writing-mode="page">
        <style:background-image/>
      </style:table-cell-properties>
    </style:style>
    <style:style style:name="Tabla5.B1" style:family="table-cell">
      <style:table-cell-properties fo:background-color="#cccccc" fo:padding="0.101cm" fo:border-left="0.75pt solid #b2b2b2" fo:border-right="0.75pt solid #000000" fo:border-top="0.75pt solid #000000" fo:border-bottom="0.75pt solid #b2b2b2" style:writing-mode="page">
        <style:background-image/>
      </style:table-cell-properties>
    </style:style>
    <style:style style:name="Tabla5.A2" style:family="table-cell">
      <style:table-cell-properties fo:background-color="transparent" fo:padding="0.101cm" fo:border-left="0.75pt solid #000000" fo:border-right="none" fo:border-top="none" fo:border-bottom="0.75pt solid #b2b2b2" style:writing-mode="page">
        <style:background-image/>
      </style:table-cell-properties>
    </style:style>
    <style:style style:name="Tabla5.B2" style:family="table-cell" style:data-style-name="N112">
      <style:table-cell-properties fo:background-color="transparent" fo:padding="0.101cm" fo:border-left="0.75pt solid #b2b2b2" fo:border-right="0.75pt solid #000000" fo:border-top="none" fo:border-bottom="0.75pt solid #b2b2b2" style:writing-mode="page">
        <style:background-image/>
      </style:table-cell-properties>
    </style:style>
    <style:style style:name="Tabla5.A5" style:family="table-cell">
      <style:table-cell-properties fo:background-color="transparent" fo:padding="0.101cm" fo:border-left="0.75pt solid #000000" fo:border-right="none" fo:border-top="none" fo:border-bottom="0.75pt solid #000000" style:writing-mode="page">
        <style:background-image/>
      </style:table-cell-properties>
    </style:style>
    <style:style style:name="Tabla5.B5" style:family="table-cell" style:data-style-name="N112">
      <style:table-cell-properties fo:background-color="transparent" fo:padding="0.101cm" fo:border-left="0.75pt solid #b2b2b2" fo:border-right="0.75pt solid #000000" fo:border-top="none" fo:border-bottom="0.75pt solid #000000" style:writing-mode="page">
        <style:background-image/>
      </style:table-cell-properties>
    </style:style>
    <style:style style:name="Tabla6" style:family="table">
      <style:table-properties style:width="17.013cm" fo:margin-left="0.037cm" fo:margin-top="0cm" fo:margin-bottom="0cm" table:align="left" style:may-break-between-rows="true" table:border-model="collapsing"/>
    </style:style>
    <style:style style:name="Tabla6.A" style:family="table-column">
      <style:table-column-properties style:column-width="2.91cm"/>
    </style:style>
    <style:style style:name="Tabla6.B" style:family="table-column">
      <style:table-column-properties style:column-width="1.349cm"/>
    </style:style>
    <style:style style:name="Tabla6.C" style:family="table-column">
      <style:table-column-properties style:column-width="1.032cm"/>
    </style:style>
    <style:style style:name="Tabla6.F" style:family="table-column">
      <style:table-column-properties style:column-width="1.111cm"/>
    </style:style>
    <style:style style:name="Tabla6.G" style:family="table-column">
      <style:table-column-properties style:column-width="1.138cm"/>
    </style:style>
    <style:style style:name="Tabla6.I" style:family="table-column">
      <style:table-column-properties style:column-width="1.005cm"/>
    </style:style>
    <style:style style:name="Tabla6.K" style:family="table-column">
      <style:table-column-properties style:column-width="0.979cm"/>
    </style:style>
    <style:style style:name="Tabla6.N" style:family="table-column">
      <style:table-column-properties style:column-width="1.244cm"/>
    </style:style>
    <style:style style:name="Tabla6.1" style:family="table-row">
      <style:table-row-properties style:min-row-height="0.635cm" fo:keep-together="auto"/>
    </style:style>
    <style:style style:name="Tabla6.A1" style:family="table-cell">
      <style:table-cell-properties style:vertical-align="" fo:background-color="#cccccc" fo:padding="0cm" fo:border-left="0.75pt solid #000000" fo:border-right="0.75pt solid #000000" fo:border-top="0.75pt solid #000000" fo:border-bottom="0.75pt solid #b2b2b2" style:writing-mode="page">
        <style:background-image/>
      </style:table-cell-properties>
    </style:style>
    <style:style style:name="Tabla6.2" style:family="table-row">
      <style:table-row-properties style:min-row-height="0.554cm" fo:keep-together="auto"/>
    </style:style>
    <style:style style:name="Tabla6.A2" style:family="table-cell">
      <style:table-cell-properties style:vertical-align="" fo:background-color="transparent" fo:padding="0cm" fo:border-left="0.75pt solid #000000" fo:border-right="0.75pt solid #b2b2b2" fo:border-top="none" fo:border-bottom="0.75pt solid #b2b2b2" style:writing-mode="page">
        <style:background-image/>
      </style:table-cell-properties>
    </style:style>
    <style:style style:name="Tabla6.B2" style:family="table-cell" style:data-style-name="N112">
      <style:table-cell-properties style:vertical-align="" fo:background-color="transparent" fo:padding="0cm" fo:border-left="none" fo:border-right="0.75pt solid #b2b2b2" fo:border-top="none" fo:border-bottom="0.75pt solid #b2b2b2" style:writing-mode="page">
        <style:background-image/>
      </style:table-cell-properties>
    </style:style>
    <style:style style:name="Tabla6.N2" style:family="table-cell" style:data-style-name="N112">
      <style:table-cell-properties style:vertical-align="" fo:background-color="transparent" fo:padding="0cm" fo:border-left="0.75pt solid #b2b2b2" fo:border-right="0.75pt solid #000000" fo:border-top="none" fo:border-bottom="0.75pt solid #b2b2b2" style:writing-mode="page">
        <style:background-image/>
      </style:table-cell-properties>
    </style:style>
    <style:style style:name="Tabla6.3" style:family="table-row">
      <style:table-row-properties style:min-row-height="0.674cm" fo:keep-together="auto"/>
    </style:style>
    <style:style style:name="Tabla6.4" style:family="table-row">
      <style:table-row-properties style:min-row-height="0.552cm" fo:keep-together="auto"/>
    </style:style>
    <style:style style:name="Tabla6.B23" style:family="table-cell" style:data-style-name="N114">
      <style:table-cell-properties style:vertical-align="" fo:background-color="transparent" fo:padding="0cm" fo:border-left="none" fo:border-right="0.75pt solid #b2b2b2" fo:border-top="none" fo:border-bottom="0.75pt solid #b2b2b2" style:writing-mode="page">
        <style:background-image/>
      </style:table-cell-properties>
    </style:style>
    <style:style style:name="Tabla6.A27" style:family="table-cell">
      <style:table-cell-properties style:vertical-align="" fo:background-color="transparent" fo:padding="0cm" fo:border-left="0.75pt solid #000000" fo:border-right="0.75pt solid #b2b2b2" fo:border-top="1.1pt double-thin #000000" fo:border-bottom="0.75pt solid #000000" style:writing-mode="page">
        <style:background-image/>
      </style:table-cell-properties>
    </style:style>
    <style:style style:name="Tabla6.B27" style:family="table-cell" style:data-style-name="N112">
      <style:table-cell-properties style:vertical-align="" fo:background-color="transparent" fo:padding="0cm" fo:border-left="none" fo:border-right="0.75pt solid #b2b2b2" fo:border-top="1.1pt double-thin #000000" fo:border-bottom="0.75pt solid #000000" style:writing-mode="page">
        <style:background-image/>
      </style:table-cell-properties>
    </style:style>
    <style:style style:name="Tabla6.N27" style:family="table-cell" style:data-style-name="N112">
      <style:table-cell-properties style:vertical-align="" fo:background-color="transparent" fo:padding="0cm" fo:border-left="0.75pt solid #b2b2b2" fo:border-right="0.75pt solid #000000" fo:border-top="1.1pt double-thin #000000" fo:border-bottom="0.75pt solid #000000" style:writing-mode="page">
        <style:background-image/>
      </style:table-cell-properties>
    </style:style>
    <style:style style:name="Tabla7" style:family="table">
      <style:table-properties style:width="16.734cm" fo:margin-left="0.863cm" fo:margin-top="0cm" fo:margin-bottom="0cm" table:align="left" style:writing-mode="lr-tb"/>
    </style:style>
    <style:style style:name="Tabla7.A" style:family="table-column">
      <style:table-column-properties style:column-width="12.192cm"/>
    </style:style>
    <style:style style:name="Tabla7.B" style:family="table-column">
      <style:table-column-properties style:column-width="1.617cm"/>
    </style:style>
    <style:style style:name="Tabla7.C" style:family="table-column">
      <style:table-column-properties style:column-width="1.413cm"/>
    </style:style>
    <style:style style:name="Tabla7.D" style:family="table-column">
      <style:table-column-properties style:column-width="1.512cm"/>
    </style:style>
    <style:style style:name="Tabla7.1" style:family="table-row">
      <style:table-row-properties style:min-row-height="0.635cm" fo:keep-together="auto"/>
    </style:style>
    <style:style style:name="Tabla7.A1" style:family="table-cell">
      <style:table-cell-properties style:vertical-align="" fo:background-color="#ffffff" fo:padding-left="0.191cm" fo:padding-right="0.191cm" fo:padding-top="0cm" fo:padding-bottom="0cm" fo:border="1pt solid #000001" style:writing-mode="lr-tb">
        <style:background-image/>
      </style:table-cell-properties>
    </style:style>
    <style:style style:name="Tabla7.3" style:family="table-row">
      <style:table-row-properties style:min-row-height="0.674cm" fo:keep-together="auto"/>
    </style:style>
    <style:style style:name="Tabla7.26" style:family="table-row">
      <style:table-row-properties style:min-row-height="0.633cm" fo:keep-together="auto"/>
    </style:style>
    <style:style style:name="Tabla7.31" style:family="table-row">
      <style:table-row-properties style:min-row-height="1.039cm" fo:keep-together="auto"/>
    </style:style>
    <style:style style:name="Tabla7.33" style:family="table-row">
      <style:table-row-properties style:min-row-height="1.041cm" fo:keep-together="auto"/>
    </style:style>
    <style:style style:name="Tabla8" style:family="table">
      <style:table-properties style:width="14.407cm" fo:margin-left="0.857cm" fo:margin-top="0cm" fo:margin-bottom="0cm" table:align="left" style:may-break-between-rows="true" table:border-model="collapsing"/>
    </style:style>
    <style:style style:name="Tabla8.A" style:family="table-column">
      <style:table-column-properties style:column-width="4.934cm"/>
    </style:style>
    <style:style style:name="Tabla8.B" style:family="table-column">
      <style:table-column-properties style:column-width="2.036cm"/>
    </style:style>
    <style:style style:name="Tabla8.C" style:family="table-column">
      <style:table-column-properties style:column-width="0.66cm"/>
    </style:style>
    <style:style style:name="Tabla8.D" style:family="table-column">
      <style:table-column-properties style:column-width="4.101cm"/>
    </style:style>
    <style:style style:name="Tabla8.E" style:family="table-column">
      <style:table-column-properties style:column-width="1.773cm"/>
    </style:style>
    <style:style style:name="Tabla8.F" style:family="table-column">
      <style:table-column-properties style:column-width="0.905cm"/>
    </style:style>
    <style:style style:name="Tabla8.1" style:family="table-row">
      <style:table-row-properties style:min-row-height="0.797cm" fo:keep-together="auto"/>
    </style:style>
    <style:style style:name="Tabla8.A1" style:family="table-cell">
      <style:table-cell-properties style:vertical-align="" fo:background-color="#cccccc" fo:padding="0cm" fo:border-left="0.75pt solid #000000" fo:border-right="0.75pt solid #b2b2b2" fo:border-top="0.75pt solid #000000" fo:border-bottom="0.75pt solid #b2b2b2" style:writing-mode="page">
        <style:background-image/>
      </style:table-cell-properties>
    </style:style>
    <style:style style:name="Tabla8.B1" style:family="table-cell">
      <style:table-cell-properties style:vertical-align="" fo:background-color="#cccccc" fo:padding="0cm" fo:border-left="none" fo:border-right="0.75pt solid #b2b2b2" fo:border-top="0.75pt solid #000000" fo:border-bottom="0.75pt solid #b2b2b2" style:writing-mode="page">
        <style:background-image/>
      </style:table-cell-properties>
    </style:style>
    <style:style style:name="Tabla8.F1" style:family="table-cell">
      <style:table-cell-properties style:vertical-align="" fo:background-color="#cccccc" fo:padding="0cm" fo:border-left="0.75pt solid #b2b2b2" fo:border-right="0.75pt solid #000000" fo:border-top="0.75pt solid #000000" fo:border-bottom="0.75pt solid #b2b2b2" style:writing-mode="page">
        <style:background-image/>
      </style:table-cell-properties>
    </style:style>
    <style:style style:name="Tabla8.2" style:family="table-row">
      <style:table-row-properties style:min-row-height="1.252cm" fo:keep-together="auto"/>
    </style:style>
    <style:style style:name="Tabla8.A2" style:family="table-cell">
      <style:table-cell-properties style:vertical-align="" fo:background-color="transparent" fo:padding="0cm" fo:border-left="0.75pt solid #000000" fo:border-right="0.75pt solid #b2b2b2" fo:border-top="none" fo:border-bottom="0.75pt solid #b2b2b2" style:writing-mode="page">
        <style:background-image/>
      </style:table-cell-properties>
    </style:style>
    <style:style style:name="Tabla8.B2" style:family="table-cell" style:data-style-name="N112">
      <style:table-cell-properties style:vertical-align="" fo:background-color="transparent" fo:padding="0cm" fo:border-left="none" fo:border-right="0.75pt solid #b2b2b2" fo:border-top="none" fo:border-bottom="0.75pt solid #b2b2b2" style:writing-mode="page">
        <style:background-image/>
      </style:table-cell-properties>
    </style:style>
    <style:style style:name="Tabla8.F2" style:family="table-cell" style:data-style-name="N112">
      <style:table-cell-properties style:vertical-align="" fo:background-color="transparent" fo:padding="0cm" fo:border-left="0.75pt solid #b2b2b2" fo:border-right="0.75pt solid #000000" fo:border-top="none" fo:border-bottom="0.75pt solid #b2b2b2" style:writing-mode="page">
        <style:background-image/>
      </style:table-cell-properties>
    </style:style>
    <style:style style:name="Tabla8.3" style:family="table-row">
      <style:table-row-properties style:min-row-height="1.251cm" fo:keep-together="auto"/>
    </style:style>
    <style:style style:name="Tabla8.4" style:family="table-row">
      <style:table-row-properties style:min-row-height="0.635cm" fo:keep-together="auto"/>
    </style:style>
    <style:style style:name="Tabla8.16" style:family="table-row">
      <style:table-row-properties style:min-row-height="0.751cm" fo:keep-together="auto"/>
    </style:style>
    <style:style style:name="Tabla8.22" style:family="table-row">
      <style:table-row-properties style:min-row-height="0.633cm" fo:keep-together="auto"/>
    </style:style>
    <style:style style:name="Tabla8.A24" style:family="table-cell">
      <style:table-cell-properties style:vertical-align="" fo:background-color="transparent" fo:padding="0cm" fo:border-left="0.75pt solid #000000" fo:border-right="0.75pt solid #b2b2b2" fo:border-top="1.1pt double-thin #000000" fo:border-bottom="0.75pt solid #000000" style:writing-mode="page">
        <style:background-image/>
      </style:table-cell-properties>
    </style:style>
    <style:style style:name="Tabla8.B24" style:family="table-cell" style:data-style-name="N112">
      <style:table-cell-properties style:vertical-align="" fo:background-color="transparent" fo:padding="0cm" fo:border-left="none" fo:border-right="0.75pt solid #b2b2b2" fo:border-top="1.1pt double-thin #000000" fo:border-bottom="0.75pt solid #000000" style:writing-mode="page">
        <style:background-image/>
      </style:table-cell-properties>
    </style:style>
    <style:style style:name="Tabla8.F24" style:family="table-cell" style:data-style-name="N112">
      <style:table-cell-properties style:vertical-align="" fo:background-color="transparent" fo:padding="0cm" fo:border-left="0.75pt solid #b2b2b2" fo:border-right="0.75pt solid #000000" fo:border-top="1.1pt double-thin #000000" fo:border-bottom="0.75pt solid #000000" style:writing-mode="page">
        <style:background-image/>
      </style:table-cell-properties>
    </style:style>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end" style:justify-single-word="false"/>
    </style:style>
    <style:style style:name="P3" style:family="paragraph" style:parent-style-name="Text_20_body">
      <style:paragraph-properties fo:text-align="end" style:justify-single-word="false"/>
      <style:text-properties officeooo:paragraph-rsid="00687448"/>
    </style:style>
    <style:style style:name="P4" style:family="paragraph" style:parent-style-name="Text_20_body">
      <style:paragraph-properties fo:text-align="end" style:justify-single-word="false"/>
      <style:text-properties officeooo:paragraph-rsid="006acd49"/>
    </style:style>
    <style:style style:name="P5" style:family="paragraph" style:parent-style-name="Text_20_body">
      <style:paragraph-properties fo:text-align="end" style:justify-single-word="false"/>
      <style:text-properties officeooo:paragraph-rsid="006e9986"/>
    </style:style>
    <style:style style:name="P6" style:family="paragraph" style:parent-style-name="Text_20_body">
      <style:paragraph-properties fo:text-align="end" style:justify-single-word="false"/>
      <style:text-properties officeooo:paragraph-rsid="007095a6"/>
    </style:style>
    <style:style style:name="P7" style:family="paragraph" style:parent-style-name="Text_20_body">
      <style:paragraph-properties fo:text-align="end" style:justify-single-word="false"/>
      <style:text-properties officeooo:paragraph-rsid="00720152"/>
    </style:style>
    <style:style style:name="P8" style:family="paragraph" style:parent-style-name="Footer">
      <style:paragraph-properties fo:text-align="justify" style:justify-single-word="false"/>
    </style:style>
    <style:style style:name="P9" style:family="paragraph" style:parent-style-name="Text_20_body">
      <style:text-properties officeooo:rsid="0005a9e8" officeooo:paragraph-rsid="0005a9e8"/>
    </style:style>
    <style:style style:name="P10" style:family="paragraph" style:parent-style-name="Title">
      <style:text-properties officeooo:rsid="0005a9e8" officeooo:paragraph-rsid="0005a9e8"/>
    </style:style>
    <style:style style:name="P11" style:family="paragraph" style:parent-style-name="Text_20_body">
      <style:paragraph-properties fo:text-align="end" style:justify-single-word="false"/>
      <style:text-properties officeooo:rsid="0005a9e8" officeooo:paragraph-rsid="0005a9e8"/>
    </style:style>
    <style:style style:name="P12" style:family="paragraph" style:parent-style-name="Text_20_body">
      <style:paragraph-properties fo:text-align="center" style:justify-single-word="false"/>
      <style:text-properties officeooo:rsid="0005a9e8" officeooo:paragraph-rsid="0005a9e8"/>
    </style:style>
    <style:style style:name="P13" style:family="paragraph" style:parent-style-name="Text_20_body">
      <style:paragraph-properties fo:line-height="200%"/>
      <style:text-properties officeooo:rsid="0005a9e8" officeooo:paragraph-rsid="0005a9e8"/>
    </style:style>
    <style:style style:name="P14" style:family="paragraph" style:parent-style-name="Text_20_body">
      <style:text-properties officeooo:rsid="0005a9e8" officeooo:paragraph-rsid="0048b366"/>
    </style:style>
    <style:style style:name="P15" style:family="paragraph" style:parent-style-name="Text_20_body">
      <style:paragraph-properties fo:line-height="100%" fo:text-align="center" style:justify-single-word="false" fo:break-before="page"/>
      <style:text-properties officeooo:rsid="0005a9e8" officeooo:paragraph-rsid="0005a9e8"/>
    </style:style>
    <style:style style:name="P16" style:family="paragraph" style:parent-style-name="Text_20_body">
      <style:text-properties officeooo:rsid="0005a9e8" officeooo:paragraph-rsid="005a5807"/>
    </style:style>
    <style:style style:name="P17"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18" style:family="paragraph" style:parent-style-name="Text_20_body">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9" style:family="paragraph" style:parent-style-name="Text_20_body">
      <style:paragraph-properties fo:margin-top="0cm" fo:margin-bottom="0cm" style:contextual-spacing="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20" style:family="paragraph" style:parent-style-name="Text_20_body">
      <style:paragraph-properties fo:margin-top="0cm" fo:margin-bottom="0cm" style:contextual-spacing="false" fo:text-align="justify" style:justify-single-word="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21" style:family="paragraph" style:parent-style-name="Text_20_body">
      <style:paragraph-properties fo:margin-top="0cm" fo:margin-bottom="0cm" style:contextual-spacing="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22" style:family="paragraph" style:parent-style-name="Text_20_body">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23" style:family="paragraph" style:parent-style-name="Text_20_body">
      <style:paragraph-properties fo:text-align="end" style:justify-single-word="false"/>
      <style:text-properties style:font-name="Liberation Serif" fo:font-size="12pt" fo:font-weight="normal" officeooo:rsid="006a6304" officeooo:paragraph-rsid="007095a6" style:font-name-asian="Microsoft YaHei" style:font-size-asian="12pt" style:font-weight-asian="normal" style:font-name-complex="Arial2" style:font-size-complex="12pt" style:font-weight-complex="normal"/>
    </style:style>
    <style:style style:name="P24" style:family="paragraph" style:parent-style-name="Text_20_body">
      <style:text-properties style:font-name="Liberation Serif" fo:font-size="12pt" fo:font-weight="normal" officeooo:rsid="006a6304" officeooo:paragraph-rsid="007095a6" style:font-name-asian="Microsoft YaHei" style:font-size-asian="12pt" style:font-weight-asian="normal" style:font-name-complex="Arial2" style:font-size-complex="12pt" style:font-weight-complex="normal"/>
    </style:style>
    <style:style style:name="P25" style:family="paragraph" style:parent-style-name="Text_20_body">
      <style:paragraph-properties fo:margin-top="0cm" fo:margin-bottom="0cm" style:contextual-spacing="false"/>
      <style:text-properties style:font-name="Liberation Serif" fo:font-size="12pt" fo:font-weight="normal" officeooo:rsid="006a6304" officeooo:paragraph-rsid="0075fdcd" style:font-name-asian="Microsoft YaHei" style:font-size-asian="12pt" style:font-weight-asian="normal" style:font-name-complex="Arial2" style:font-size-complex="12pt" style:font-weight-complex="normal"/>
    </style:style>
    <style:style style:name="P26" style:family="paragraph" style:parent-style-name="Text_20_body">
      <style:paragraph-properties fo:margin-top="0cm" fo:margin-bottom="0cm" style:contextual-spacing="false" fo:text-align="center" style:justify-single-word="false"/>
      <style:text-properties style:font-name="Liberation Serif" fo:font-size="12pt" fo:font-weight="normal" officeooo:rsid="006a6304" officeooo:paragraph-rsid="00760117" style:font-name-asian="Microsoft YaHei" style:font-size-asian="12pt" style:font-weight-asian="normal" style:font-name-complex="Arial2" style:font-size-complex="12pt" style:font-weight-complex="normal"/>
    </style:style>
    <style:style style:name="P27" style:family="paragraph" style:parent-style-name="Text_20_body">
      <style:paragraph-properties fo:margin-top="0cm" fo:margin-bottom="0cm" style:contextual-spacing="false"/>
      <style:text-properties style:font-name="Liberation Serif" fo:font-size="12pt" fo:font-weight="normal" officeooo:rsid="006a6304" officeooo:paragraph-rsid="00768949" style:font-name-asian="Microsoft YaHei" style:font-size-asian="12pt" style:font-weight-asian="normal" style:font-name-complex="Arial2" style:font-size-complex="12pt" style:font-weight-complex="normal"/>
    </style:style>
    <style:style style:name="P28" style:family="paragraph" style:parent-style-name="Text_20_body">
      <style:paragraph-properties fo:margin-top="0cm" fo:margin-bottom="0cm" style:contextual-spacing="false"/>
      <style:text-properties style:font-name="Liberation Serif" fo:font-size="12pt" fo:font-weight="normal" officeooo:rsid="006a6304" officeooo:paragraph-rsid="0077c12e" style:font-name-asian="Microsoft YaHei" style:font-size-asian="12pt" style:font-weight-asian="normal" style:font-name-complex="Arial2" style:font-size-complex="12pt" style:font-weight-complex="normal"/>
    </style:style>
    <style:style style:name="P29" style:family="paragraph" style:parent-style-name="Standard">
      <style:paragraph-properties fo:margin-top="0cm" fo:margin-bottom="0cm" style:contextual-spacing="false"/>
      <style:text-properties style:font-name="Liberation Serif" fo:font-size="12pt" fo:font-weight="normal" officeooo:rsid="006a6304" officeooo:paragraph-rsid="0085f9c9" style:font-name-asian="Microsoft YaHei" style:font-size-asian="12pt" style:font-weight-asian="normal" style:font-name-complex="Arial2" style:font-size-complex="12pt" style:font-weight-complex="normal"/>
    </style:style>
    <style:style style:name="P30" style:family="paragraph" style:parent-style-name="Standard">
      <style:paragraph-properties fo:margin-top="0cm" fo:margin-bottom="0cm" style:contextual-spacing="false"/>
      <style:text-properties style:font-name="Liberation Serif" fo:font-size="12pt" fo:font-weight="normal" officeooo:rsid="006a6304" officeooo:paragraph-rsid="008c0166" style:font-name-asian="Microsoft YaHei" style:font-size-asian="12pt" style:font-weight-asian="normal" style:font-name-complex="Arial2" style:font-size-complex="12pt" style:font-weight-complex="normal"/>
    </style:style>
    <style:style style:name="P31" style:family="paragraph" style:parent-style-name="Text_20_body">
      <style:text-properties style:font-name="Liberation Serif" fo:font-size="12pt" fo:font-weight="normal" officeooo:rsid="006a6304" style:font-name-asian="Microsoft YaHei" style:font-size-asian="12pt" style:font-weight-asian="normal" style:font-name-complex="Arial2" style:font-size-complex="12pt" style:font-weight-complex="normal"/>
    </style:style>
    <style:style style:name="P32" style:family="paragraph" style:parent-style-name="Text_20_body">
      <style:paragraph-properties fo:margin-top="0cm" fo:margin-bottom="0cm" style:contextual-spacing="false" fo:text-align="center" style:justify-single-word="false"/>
      <style:text-properties style:font-name="Liberation Serif" fo:font-size="14pt" fo:font-weight="bold" officeooo:rsid="006a6304" officeooo:paragraph-rsid="0075fdcd" style:font-name-asian="Microsoft YaHei" style:font-size-asian="14pt" style:font-weight-asian="bold" style:font-name-complex="Arial2" style:font-size-complex="14pt" style:font-weight-complex="bold"/>
    </style:style>
    <style:style style:name="P33" style:family="paragraph" style:parent-style-name="Text_20_body">
      <style:paragraph-properties fo:margin-top="0cm" fo:margin-bottom="0cm" style:contextual-spacing="false"/>
    </style:style>
    <style:style style:name="P34" style:family="paragraph" style:parent-style-name="Text_20_body">
      <style:paragraph-properties fo:margin-top="0cm" fo:margin-bottom="0cm" style:contextual-spacing="false" fo:line-height="100%" fo:text-align="end" style:justify-single-word="false"/>
      <style:text-properties officeooo:rsid="004e023a" officeooo:paragraph-rsid="005a5807"/>
    </style:style>
    <style:style style:name="P35" style:family="paragraph" style:parent-style-name="Title">
      <style:text-properties officeooo:paragraph-rsid="0061c0ae"/>
    </style:style>
    <style:style style:name="P36" style:family="paragraph" style:parent-style-name="Text_20_body">
      <style:text-properties officeooo:paragraph-rsid="006a6304"/>
    </style:style>
    <style:style style:name="P37" style:family="paragraph" style:parent-style-name="Text_20_body">
      <style:text-properties officeooo:paragraph-rsid="00720152"/>
    </style:style>
    <style:style style:name="P38" style:family="paragraph" style:parent-style-name="Heading_20_2">
      <style:paragraph-properties fo:break-before="page"/>
    </style:style>
    <style:style style:name="P39"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7bb3b7"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0"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4609b"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1"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4f6ff"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2"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5f9c9"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3"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7bb3b7"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4"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4f6ff"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4609b"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5f9c9"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7bb3b7"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6304" officeooo:paragraph-rsid="0084609b" style:font-name-asian="Microsoft YaHei" style:font-size-asian="12pt" style:font-style-asian="normal" style:font-weight-asian="normal" style:font-name-complex="Arial2" style:font-size-complex="12pt" style:font-style-complex="normal" style:font-weight-complex="normal" style:text-overline-style="none" style:text-overline-color="font-color"/>
    </style:style>
    <style:style style:name="P49"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c016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loext:graphic-properties draw:fill="solid" draw:fill-color="#ffffff" draw:opacity="100%"/>
      <style:paragraph-properties fo:margin-left="0.139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c016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loext:graphic-properties draw:fill="solid" draw:fill-color="#ffffff" draw:opacity="100%"/>
      <style:paragraph-properties fo:margin-left="0.157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c016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6304" officeooo:paragraph-rsid="007bb3b7" style:font-name-asian="Microsoft YaHei" style:font-size-asian="12pt" style:font-style-asian="normal" style:font-weight-asian="bold" style:font-name-complex="Arial2" style:font-size-complex="12pt" style:font-style-complex="normal" style:font-weight-complex="bold" style:text-overline-style="none" style:text-overline-color="font-color"/>
    </style:style>
    <style:style style:name="P55"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6304" officeooo:paragraph-rsid="0084f6ff" style:font-name-asian="Microsoft YaHei" style:font-size-asian="12pt" style:font-style-asian="normal" style:font-weight-asian="bold" style:font-name-complex="Arial2" style:font-size-complex="12pt" style:font-style-complex="normal" style:font-weight-complex="bold" style:text-overline-style="none" style:text-overline-color="font-color"/>
    </style:style>
    <style:style style:name="P56"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6304" officeooo:paragraph-rsid="0085f9c9" style:font-name-asian="Microsoft YaHei" style:font-size-asian="12pt" style:font-style-asian="normal" style:font-weight-asian="bold" style:font-name-complex="Arial2" style:font-size-complex="12pt" style:font-style-complex="normal" style:font-weight-complex="bold" style:text-overline-style="none" style:text-overline-color="font-color"/>
    </style:style>
    <style:style style:name="P57"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6304" officeooo:paragraph-rsid="007bb3b7" style:font-name-asian="Microsoft YaHei" style:font-size-asian="12pt" style:font-style-asian="normal" style:font-weight-asian="bold" style:font-name-complex="Arial2" style:font-size-complex="12pt" style:font-style-complex="normal" style:font-weight-complex="bold" style:text-overline-style="none" style:text-overline-color="font-color"/>
    </style:style>
    <style:style style:name="P58"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6304" officeooo:paragraph-rsid="0084f6ff" style:font-name-asian="Microsoft YaHei" style:font-size-asian="12pt" style:font-style-asian="normal" style:font-weight-asian="bold" style:font-name-complex="Arial2" style:font-size-complex="12pt" style:font-style-complex="normal" style:font-weight-complex="bold" style:text-overline-style="none" style:text-overline-color="font-color"/>
    </style:style>
    <style:style style:name="P59" style:family="paragraph" style:parent-style-name="Text_20_body">
      <style:paragraph-properties fo:margin-top="0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6304" officeooo:paragraph-rsid="0085f9c9" style:font-name-asian="Microsoft YaHei" style:font-size-asian="12pt" style:font-style-asian="normal" style:font-weight-asian="bold" style:font-name-complex="Arial2" style:font-size-complex="12pt" style:font-style-complex="normal" style:font-weight-complex="bold" style:text-overline-style="none" style:text-overline-color="font-color"/>
    </style:style>
    <style:style style:name="P60" style:family="paragraph" style:parent-style-name="Standard">
      <loext:graphic-properties draw:fill="solid" draw:fill-color="#ffffff" draw:opacity="100%"/>
      <style:paragraph-properties fo:margin-left="0.138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8c0166"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loext:graphic-properties draw:fill="solid" draw:fill-color="#ffffff" draw:opacity="100%"/>
      <style:paragraph-properties fo:margin-left="0.136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8c0166"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Standard">
      <style:paragraph-properties fo:margin-top="0cm" fo:margin-bottom="0cm" style:contextual-spacing="false" fo:text-align="end"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normal" officeooo:rsid="006a6304" officeooo:paragraph-rsid="0080bca2" style:font-name-asian="Microsoft YaHei" style:font-size-asian="10pt" style:font-style-asian="normal" style:font-weight-asian="normal" style:font-name-complex="Arial2" style:font-size-complex="10pt" style:font-style-complex="normal" style:font-weight-complex="normal" style:text-overline-style="none" style:text-overline-color="font-color"/>
    </style:style>
    <style:style style:name="P63" style:family="paragraph" style:parent-style-name="Text_20_body">
      <style:paragraph-properties fo:margin-top="0cm" fo:margin-bottom="0cm" style:contextual-spacing="false" fo:text-align="end"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normal" officeooo:rsid="006a6304" officeooo:paragraph-rsid="0080bca2" style:font-name-asian="Microsoft YaHei" style:font-size-asian="10pt" style:font-style-asian="normal" style:font-weight-asian="normal" style:font-name-complex="Arial2" style:font-size-complex="10pt" style:font-style-complex="normal" style:font-weight-complex="normal" style:text-overline-style="none" style:text-overline-color="font-color"/>
    </style:style>
    <style:style style:name="P64" style:family="paragraph" style:parent-style-name="Text_20_body">
      <style:paragraph-properties fo:margin-top="0cm" fo:margin-bottom="0cm" style:contextual-spacing="false" fo:text-align="start"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normal" officeooo:rsid="006a6304" officeooo:paragraph-rsid="0080bca2" style:font-name-asian="Microsoft YaHei" style:font-size-asian="10pt" style:font-style-asian="normal" style:font-weight-asian="normal" style:font-name-complex="Arial2" style:font-size-complex="10pt" style:font-style-complex="normal" style:font-weight-complex="normal" style:text-overline-style="none" style:text-overline-color="font-color"/>
    </style:style>
    <style:style style:name="P65" style:family="paragraph" style:parent-style-name="Text_20_body">
      <style:paragraph-properties fo:margin-top="0cm" fo:margin-bottom="0cm" style:contextual-spacing="false" fo:text-align="start"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normal" officeooo:rsid="006a6304" officeooo:paragraph-rsid="007f1b22" style:font-name-asian="Microsoft YaHei" style:font-size-asian="10pt" style:font-style-asian="normal" style:font-weight-asian="normal" style:font-name-complex="Arial2" style:font-size-complex="10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normal" officeooo:rsid="0080bca2" officeooo:paragraph-rsid="0080bca2"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ext_20_body">
      <style:paragraph-properties fo:margin-top="0cm" fo:margin-bottom="0cm" style:contextual-spacing="false" fo:text-align="start"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bold" officeooo:rsid="006a6304" officeooo:paragraph-rsid="00828105" style:font-name-asian="Microsoft YaHei" style:font-size-asian="10pt" style:font-style-asian="normal" style:font-weight-asian="bold" style:font-name-complex="Arial2" style:font-size-complex="10pt" style:font-style-complex="normal" style:font-weight-complex="bold" style:text-overline-style="none" style:text-overline-color="font-color"/>
    </style:style>
    <style:style style:name="P68" style:family="paragraph" style:parent-style-name="Text_20_body">
      <style:paragraph-properties fo:margin-top="0cm" fo:margin-bottom="0cm" style:contextual-spacing="false" fo:text-align="end" style:justify-single-word="false" fo:padding="0.101cm" fo:border="none">
        <style:tab-stops/>
      </style:paragraph-properties>
      <style:text-properties fo:color="#000000" loext:opacity="100%" style:text-outline="false" style:text-line-through-style="none" style:text-line-through-type="none" style:font-name="Liberation Serif" fo:font-size="10pt" fo:font-style="normal" fo:text-shadow="none" style:text-underline-style="none" fo:font-weight="bold" officeooo:rsid="006a6304" officeooo:paragraph-rsid="00828105" style:font-name-asian="Microsoft YaHei" style:font-size-asian="10pt" style:font-style-asian="normal" style:font-weight-asian="bold" style:font-name-complex="Arial2" style:font-size-complex="10pt" style:font-style-complex="normal" style:font-weight-complex="bold" style:text-overline-style="none" style:text-overline-color="font-color"/>
    </style:style>
    <style:style style:name="P69" style:family="paragraph" style:parent-style-name="Standard">
      <loext:graphic-properties draw:fill="solid" draw:fill-color="#ffffff" draw:opacity="100%"/>
      <style:paragraph-properties fo:margin-left="0.042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Standard">
      <loext:graphic-properties draw:fill="solid" draw:fill-color="#ffffff" draw:opacity="100%"/>
      <style:paragraph-properties fo:margin-left="0.041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Standard">
      <loext:graphic-properties draw:fill="solid" draw:fill-color="#ffffff" draw:opacity="100%"/>
      <style:paragraph-properties fo:margin-left="0.016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Standard">
      <loext:graphic-properties draw:fill="solid" draw:fill-color="#ffffff" draw:opacity="100%"/>
      <style:paragraph-properties fo:margin-left="0.03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085f9c9"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085f9c9"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color="#000000" loext:opacity="1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8pt" fo:font-style="normal" fo:text-shadow="none" style:text-underline-style="none" fo:font-weight="normal" officeooo:rsid="008752ff" officeooo:paragraph-rsid="008752ff"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6a6304" officeooo:paragraph-rsid="008752ff" style:font-name-asian="Microsoft YaHei" style:font-size-asian="8pt" style:font-style-asian="normal" style:font-weight-asian="normal" style:font-name-complex="Arial2" style:font-size-complex="8pt" style:font-style-complex="normal" style:font-weight-complex="normal" style:text-overline-style="none" style:text-overline-color="font-color"/>
    </style:style>
    <style:style style:name="P78" style:family="paragraph" style:parent-style-name="Contents_20_1">
      <style:paragraph-properties fo:line-height="200%">
        <style:tab-stops>
          <style:tab-stop style:position="16.999cm" style:type="right" style:leader-style="dotted" style:leader-text="."/>
        </style:tab-stops>
      </style:paragraph-properties>
    </style:style>
    <style:style style:name="P79" style:family="paragraph" style:parent-style-name="Contents_20_2">
      <style:paragraph-properties fo:line-height="200%">
        <style:tab-stops>
          <style:tab-stop style:position="16.999cm" style:type="right" style:leader-style="dotted" style:leader-text="."/>
        </style:tab-stops>
      </style:paragraph-properties>
    </style:style>
    <style:style style:name="P80" style:family="paragraph" style:parent-style-name="Contents_20_3">
      <style:paragraph-properties fo:line-height="200%">
        <style:tab-stops>
          <style:tab-stop style:position="16.999cm" style:type="right" style:leader-style="dotted" style:leader-text="."/>
        </style:tab-stops>
      </style:paragraph-properties>
    </style:style>
    <style:style style:name="P81" style:family="paragraph" style:parent-style-name="Contents_20_4">
      <style:paragraph-properties fo:line-height="200%">
        <style:tab-stops>
          <style:tab-stop style:position="16.999cm" style:type="right" style:leader-style="dotted" style:leader-text="."/>
        </style:tab-stops>
      </style:paragraph-properties>
    </style:style>
    <style:style style:name="P82" style:family="paragraph" style:parent-style-name="Contents_20_5">
      <style:paragraph-properties fo:line-height="200%">
        <style:tab-stops>
          <style:tab-stop style:position="16.999cm" style:type="right" style:leader-style="dotted" style:leader-text="."/>
        </style:tab-stops>
      </style:paragraph-properties>
    </style:style>
    <style:style style:name="P83" style:family="paragraph" style:parent-style-name="Contents_20_Heading">
      <style:paragraph-properties fo:text-align="center" style:justify-single-word="false"/>
    </style:style>
    <style:style style:name="P84" style:family="paragraph" style:parent-style-name="Standard">
      <style:text-properties officeooo:paragraph-rsid="0084f6ff"/>
    </style:style>
    <style:style style:name="P85" style:family="paragraph" style:parent-style-name="Standard">
      <loext:graphic-properties draw:fill="solid" draw:fill-color="#ffffff" draw:opacity="100%"/>
      <style:paragraph-properties fo:margin-left="0.132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86" style:family="paragraph" style:parent-style-name="Standard">
      <loext:graphic-properties draw:fill="solid" draw:fill-color="#ffffff" draw:opacity="100%"/>
      <style:paragraph-properties fo:margin-left="0cm" fo:margin-right="0.115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87" style:family="paragraph" style:parent-style-name="Standard">
      <loext:graphic-properties draw:fill="solid" draw:fill-color="#ffffff" draw:opacity="100%"/>
      <style:paragraph-properties fo:margin-left="0.155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88" style:family="paragraph" style:parent-style-name="Standard">
      <loext:graphic-properties draw:fill="solid" draw:fill-color="#ffffff" draw:opacity="100%"/>
      <style:paragraph-properties fo:margin-left="0.131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89" style:family="paragraph" style:parent-style-name="Standard">
      <loext:graphic-properties draw:fill="solid" draw:fill-color="#ffffff" draw:opacity="100%"/>
      <style:paragraph-properties fo:margin-left="0.159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0" style:family="paragraph" style:parent-style-name="Standard">
      <loext:graphic-properties draw:fill="solid" draw:fill-color="#ffffff" draw:opacity="100%"/>
      <style:paragraph-properties fo:margin-left="0.148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1"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2"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rsid="008c0166" officeooo:paragraph-rsid="008c0166"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3" style:family="paragraph" style:parent-style-name="Standard">
      <loext:graphic-properties draw:fill="solid" draw:fill-color="#ffffff" draw:opacity="100%"/>
      <style:paragraph-properties fo:margin-left="0.169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fo:background-color="#ffff00"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4" style:family="paragraph" style:parent-style-name="Standard">
      <loext:graphic-properties draw:fill="solid" draw:fill-color="#ffffff" draw:opacity="100%"/>
      <style:paragraph-properties fo:margin-left="0.157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fo:background-color="#ffff00"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5"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fo:background-color="#ffff00"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6" style:family="paragraph" style:parent-style-name="Standard">
      <loext:graphic-properties draw:fill="solid" draw:fill-color="#ffffff" draw:opacity="100%"/>
      <style:paragraph-properties fo:margin-left="0.139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fo:background-color="#00ff00"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7" style:family="paragraph" style:parent-style-name="Standard">
      <loext:graphic-properties draw:fill="solid" draw:fill-color="#ffffff" draw:opacity="100%"/>
      <style:paragraph-properties fo:margin-left="0.157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fo:background-color="#00ff00"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8"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normal" officeooo:paragraph-rsid="008c0166" fo:background-color="#00ff00" style:font-name-asian="Arial2" style:font-size-asian="12pt" style:font-style-asian="normal" style:font-weight-asian="normal" style:font-name-complex="Arial2" style:font-size-complex="12pt" style:font-style-complex="normal" style:font-weight-complex="normal" style:text-overline-style="none" style:text-overline-color="font-color"/>
    </style:style>
    <style:style style:name="P99"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12pt" fo:font-style="normal" fo:text-shadow="none" style:text-underline-style="none" fo:font-weight="bold" officeooo:paragraph-rsid="008c0166" style:font-name-asian="Arial2" style:font-size-asian="12pt" style:font-style-asian="normal" style:font-weight-asian="bold" style:font-name-complex="Arial2" style:font-size-complex="12pt" style:font-style-complex="normal" style:font-weight-complex="bold" style:text-overline-style="none" style:text-overline-color="font-color"/>
    </style:style>
    <style:style style:name="P100"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bold" style:font-name-asian="Arial2" style:font-size-asian="8pt" style:font-style-asian="normal" style:font-weight-asian="bold" style:font-name-complex="Arial2" style:font-size-complex="8pt" style:font-style-complex="normal" style:font-weight-complex="bold" style:text-overline-style="none" style:text-overline-color="font-color"/>
    </style:style>
    <style:style style:name="P101" style:family="paragraph" style:parent-style-name="Standard">
      <loext:graphic-properties draw:fill="solid" draw:fill-color="#ffffff" draw:opacity="100%"/>
      <style:paragraph-properties fo:margin-left="0.03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bold" style:font-name-asian="Arial2" style:font-size-asian="8pt" style:font-style-asian="normal" style:font-weight-asian="bold" style:font-name-complex="Arial2" style:font-size-complex="8pt" style:font-style-complex="normal" style:font-weight-complex="bold" style:text-overline-style="none" style:text-overline-color="font-color"/>
    </style:style>
    <style:style style:name="P102"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3"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4" style:family="paragraph" style:parent-style-name="Standard">
      <loext:graphic-properties draw:fill="solid" draw:fill-color="#ffffff" draw:opacity="100%"/>
      <style:paragraph-properties fo:margin-left="0.016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5" style:family="paragraph" style:parent-style-name="Standard">
      <loext:graphic-properties draw:fill="solid" draw:fill-color="#ffffff" draw:opacity="100%"/>
      <style:paragraph-properties fo:margin-left="0.021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6" style:family="paragraph" style:parent-style-name="Standard">
      <loext:graphic-properties draw:fill="solid" draw:fill-color="#ffffff" draw:opacity="100%"/>
      <style:paragraph-properties fo:margin-left="0.032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7" style:family="paragraph" style:parent-style-name="Standard">
      <loext:graphic-properties draw:fill="solid" draw:fill-color="#ffffff" draw:opacity="100%"/>
      <style:paragraph-properties fo:margin-left="0.028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8" style:family="paragraph" style:parent-style-name="Standard">
      <loext:graphic-properties draw:fill="solid" draw:fill-color="#ffffff" draw:opacity="100%"/>
      <style:paragraph-properties fo:margin-left="0.041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09" style:family="paragraph" style:parent-style-name="Standard">
      <loext:graphic-properties draw:fill="solid" draw:fill-color="#ffffff" draw:opacity="100%"/>
      <style:paragraph-properties fo:margin-left="0.03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0" style:family="paragraph" style:parent-style-name="Standard">
      <loext:graphic-properties draw:fill="solid" draw:fill-color="#ffffff" draw:opacity="100%"/>
      <style:paragraph-properties fo:margin-left="0.042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1" style:family="paragraph" style:parent-style-name="Standard">
      <loext:graphic-properties draw:fill="solid" draw:fill-color="#ffffff" draw:opacity="100%"/>
      <style:paragraph-properties fo:margin-left="0.016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2" style:family="paragraph" style:parent-style-name="Standard">
      <loext:graphic-properties draw:fill="solid" draw:fill-color="#ffffff" draw:opacity="100%"/>
      <style:paragraph-properties fo:margin-left="0.037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3" style:family="paragraph" style:parent-style-name="Standard">
      <loext:graphic-properties draw:fill="solid" draw:fill-color="#ffffff" draw:opacity="100%"/>
      <style:paragraph-properties fo:margin-left="0.035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4" style:family="paragraph" style:parent-style-name="Standard">
      <loext:graphic-properties draw:fill="solid" draw:fill-color="#ffffff" draw:opacity="100%"/>
      <style:paragraph-properties fo:margin-left="0.021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5" style:family="paragraph" style:parent-style-name="Standard">
      <loext:graphic-properties draw:fill="solid" draw:fill-color="#ffffff" draw:opacity="100%"/>
      <style:paragraph-properties fo:margin-left="0.026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6" style:family="paragraph" style:parent-style-name="Standard">
      <loext:graphic-properties draw:fill="solid" draw:fill-color="#ffffff" draw:opacity="100%"/>
      <style:paragraph-properties fo:margin-left="0.028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7" style:family="paragraph" style:parent-style-name="Standard">
      <loext:graphic-properties draw:fill="solid" draw:fill-color="#ffffff" draw:opacity="100%"/>
      <style:paragraph-properties fo:margin-left="0.039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8" style:family="paragraph" style:parent-style-name="Standard">
      <loext:graphic-properties draw:fill="solid" draw:fill-color="#ffffff" draw:opacity="100%"/>
      <style:paragraph-properties fo:margin-left="0.019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19" style:family="paragraph" style:parent-style-name="Standard">
      <loext:graphic-properties draw:fill="solid" draw:fill-color="#ffffff" draw:opacity="100%"/>
      <style:paragraph-properties fo:margin-left="0.046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0" style:family="paragraph" style:parent-style-name="Standard">
      <loext:graphic-properties draw:fill="solid" draw:fill-color="#ffffff" draw:opacity="100%"/>
      <style:paragraph-properties fo:margin-left="0.041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1" style:family="paragraph" style:parent-style-name="Standard">
      <loext:graphic-properties draw:fill="solid" draw:fill-color="#ffffff" draw:opacity="100%"/>
      <style:paragraph-properties fo:margin-left="0.042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paragraph-rsid="0085f9c9"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2" style:family="paragraph" style:parent-style-name="Standard">
      <loext:graphic-properties draw:fill="solid" draw:fill-color="#ffffff" draw:opacity="100%"/>
      <style:paragraph-properties fo:margin-left="0.028cm" fo:margin-right="0.009cm" fo:margin-top="0cm" fo:margin-bottom="0cm" style:contextual-spacing="false" fo:line-height="95%" fo:text-align="start" style:justify-single-word="false" fo:keep-together="auto" fo:orphans="0" fo:widows="0" fo:text-indent="0.002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3"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63c3f" officeooo:paragraph-rsid="00863c3f"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4"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752ff" officeooo:paragraph-rsid="008752ff"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5"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orphans="0" fo:widows="0" fo:text-indent="0cm" style:auto-text-indent="false" fo:background-color="#ffffff" fo:padding="0cm" fo:border="none"/>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752ff" officeooo:paragraph-rsid="008752ff"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6"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9b0d3" officeooo:paragraph-rsid="0089b0d3"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7"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a4113" officeooo:paragraph-rsid="008a4113"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8" style:family="paragraph" style:parent-style-name="Standard">
      <style:paragraph-properties fo:text-align="start" style:justify-single-word="false" fo:orphans="0" fo:widows="0"/>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a4113" officeooo:paragraph-rsid="008a4113"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29"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bccbb" officeooo:paragraph-rsid="008bccbb"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30" style:family="paragraph" style:parent-style-name="Standard">
      <loext:graphic-properties draw:fill="solid" draw:fill-color="#ffffff" draw:opacity="100%"/>
      <style:paragraph-properties fo:margin-left="0cm" fo:margin-right="0cm" fo:margin-top="0cm" fo:margin-bottom="0cm" style: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Liberation Serif" fo:font-size="8pt" fo:font-style="normal" fo:text-shadow="none" style:text-underline-style="none" fo:font-weight="normal" officeooo:rsid="008c0166" officeooo:paragraph-rsid="008c0166" style:font-name-asian="Arial2" style:font-size-asian="8pt" style:font-style-asian="normal" style:font-weight-asian="normal" style:font-name-complex="Arial2" style:font-size-complex="8pt" style:font-style-complex="normal" style:font-weight-complex="normal" style:text-overline-style="none" style:text-overline-color="font-color"/>
    </style:style>
    <style:style style:name="P131" style:family="paragraph" style:parent-style-name="Standard">
      <loext:graphic-properties draw:fill="solid" draw:fill-color="#ffffff"/>
      <style:paragraph-properties fo:margin-left="0.037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style>
    <style:style style:name="P132" style:family="paragraph" style:parent-style-name="Standard">
      <loext:graphic-properties draw:fill="solid" draw:fill-color="#ffffff"/>
      <style:paragraph-properties fo:margin-left="0.016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style>
    <style:style style:name="P133" style:family="paragraph" style:parent-style-name="Standard">
      <loext:graphic-properties draw:fill="solid" draw:fill-color="#ffffff"/>
      <style:paragraph-properties fo:margin-left="0cm" fo:margin-right="0cm" fo:margin-top="0cm" fo:margin-bottom="0cm" style:contextual-spacing="false" fo:line-height="100%" fo:text-align="center" style:justify-single-word="false" fo:text-indent="0cm" style:auto-text-indent="false" fo:background-color="#ffffff" fo:padding="0cm" fo:border="none" style:shadow="none">
        <style:tab-stops/>
      </style:paragraph-properties>
    </style:style>
    <style:style style:name="P134" style:family="paragraph" style:parent-style-name="Standard">
      <loext:graphic-properties draw:fill="solid" draw:fill-color="#ffffff" draw:opacity="100%"/>
      <style:paragraph-properties fo:margin-left="0.042cm" fo:margin-right="0cm" fo:margin-top="0cm" fo:margin-bottom="0cm" style: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loext:opacity="100%" style:text-outline="false" style:text-line-through-style="none" style:text-line-through-type="none" style:text-position="0% 100%" style:font-name="Arial" fo:font-size="8pt" fo:font-style="italic" fo:text-shadow="none" style:text-underline-style="none" fo:font-weight="bold" officeooo:paragraph-rsid="008a4113" style:font-name-asian="Arial2" style:font-size-asian="8pt" style:font-style-asian="italic" style:font-weight-asian="bold" style:font-name-complex="Arial2" style:font-size-complex="8pt" style:font-style-complex="normal" style:font-weight-complex="normal" style:text-overline-style="none" style:text-overline-color="font-color"/>
    </style:style>
    <style:style style:name="P135" style:family="paragraph" style:parent-style-name="Standard">
      <loext:graphic-properties draw:fill="solid" draw:fill-color="#ffffff"/>
      <style:paragraph-properties fo:margin-left="0.032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36" style:family="paragraph" style:parent-style-name="Standard">
      <loext:graphic-properties draw:fill="solid" draw:fill-color="#ffffff"/>
      <style:paragraph-properties fo:margin-left="0.016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37" style:family="paragraph" style:parent-style-name="Standard">
      <loext:graphic-properties draw:fill="solid" draw:fill-color="#ffffff"/>
      <style:paragraph-properties fo:margin-left="0.039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38" style:family="paragraph" style:parent-style-name="Standard">
      <loext:graphic-properties draw:fill="solid" draw:fill-color="#ffffff"/>
      <style:paragraph-properties fo:margin-left="0cm" fo:margin-right="-0.198cm" fo:margin-top="0cm" fo:margin-bottom="0cm" style:contextual-spacing="false" fo:line-height="100%" fo:text-align="end"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39" style:family="paragraph" style:parent-style-name="Standard">
      <loext:graphic-properties draw:fill="solid" draw:fill-color="#ffffff"/>
      <style:paragraph-properties fo:margin-left="0cm" fo:margin-right="0cm" fo:margin-top="0cm" fo:margin-bottom="0cm" style:contextual-spacing="false" fo:line-height="100%" fo:text-align="center"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40" style:family="paragraph" style:parent-style-name="Standard">
      <loext:graphic-properties draw:fill="solid" draw:fill-color="#ffffff"/>
      <style:paragraph-properties fo:margin-left="0cm" fo:margin-right="0cm" fo:margin-top="0cm" fo:margin-bottom="0cm" style:contextual-spacing="false" fo:line-height="115%"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41" style:family="paragraph" style:parent-style-name="Standard">
      <loext:graphic-properties draw:fill="solid" draw:fill-color="#ffffff"/>
      <style:paragraph-properties fo:margin-left="0.025cm" fo:margin-right="-0.095cm" fo:margin-top="0cm" fo:margin-bottom="0cm" style:contextual-spacing="false" fo:line-height="95%" fo:text-align="start" style:justify-single-word="false" fo:text-indent="0.018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42" style:family="paragraph" style:parent-style-name="Standard">
      <loext:graphic-properties draw:fill="solid" draw:fill-color="#ffffff"/>
      <style:paragraph-properties fo:margin-left="0.042cm" fo:margin-right="-0.097cm" fo:margin-top="0cm" fo:margin-bottom="0cm" style:contextual-spacing="false" fo:line-height="95%"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P143" style:family="paragraph" style:parent-style-name="Standard">
      <loext:graphic-properties draw:fill="solid" draw:fill-color="#ffffff"/>
      <style:paragraph-properties fo:margin-left="0.023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44" style:family="paragraph" style:parent-style-name="Standard">
      <loext:graphic-properties draw:fill="solid" draw:fill-color="#ffffff"/>
      <style:paragraph-properties fo:margin-left="0.034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45" style:family="paragraph" style:parent-style-name="Standard">
      <loext:graphic-properties draw:fill="solid" draw:fill-color="#ffffff"/>
      <style:paragraph-properties fo:margin-left="0.048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46" style:family="paragraph" style:parent-style-name="Standard">
      <loext:graphic-properties draw:fill="solid" draw:fill-color="#ffffff"/>
      <style:paragraph-properties fo:margin-left="0.044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47" style:family="paragraph" style:parent-style-name="Standard">
      <loext:graphic-properties draw:fill="solid" draw:fill-color="#ffffff"/>
      <style:paragraph-properties fo:margin-left="0.016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48" style:family="paragraph" style:parent-style-name="Standard">
      <loext:graphic-properties draw:fill="solid" draw:fill-color="#ffffff"/>
      <style:paragraph-properties fo:margin-left="0.032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49" style:family="paragraph" style:parent-style-name="Standard">
      <loext:graphic-properties draw:fill="solid" draw:fill-color="#ffffff"/>
      <style:paragraph-properties fo:margin-left="0.021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50" style:family="paragraph" style:parent-style-name="Standard">
      <loext:graphic-properties draw:fill="solid" draw:fill-color="#ffffff"/>
      <style:paragraph-properties fo:margin-left="0.046cm" fo:margin-right="0cm" fo:margin-top="0cm" fo:margin-bottom="0cm" style:contextual-spacing="false" fo:line-height="100%"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51" style:family="paragraph" style:parent-style-name="Standard">
      <loext:graphic-properties draw:fill="solid" draw:fill-color="#ffffff"/>
      <style:paragraph-properties fo:margin-left="0cm" fo:margin-right="0cm" fo:margin-top="0cm" fo:margin-bottom="0cm" style:contextual-spacing="false" fo:line-height="115%"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P152" style:family="paragraph" style:parent-style-name="Standard">
      <loext:graphic-properties draw:fill="solid" draw:fill-color="#ffffff"/>
      <style:paragraph-properties fo:margin-left="0cm" fo:margin-right="0cm" fo:margin-top="0cm" fo:margin-bottom="0cm" style:contextual-spacing="false" fo:line-height="115%"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0.5pt" fo:font-style="normal" style:text-underline-style="none" fo:font-weight="bold" style:font-size-asian="10.5pt" style:font-style-asian="normal" style:font-weight-asian="bold" style:font-size-complex="10.5pt"/>
    </style:style>
    <style:style style:name="P153" style:family="paragraph" style:parent-style-name="Standard">
      <loext:graphic-properties draw:fill="solid" draw:fill-color="#ffffff"/>
      <style:paragraph-properties fo:margin-left="0cm" fo:margin-right="0cm" fo:margin-top="0cm" fo:margin-bottom="0cm" style:contextual-spacing="false" fo:line-height="115%" fo:text-align="start" style:justify-single-word="false" fo:text-indent="0cm" style:auto-text-indent="false" fo:background-color="#ffffff" fo:padding="0cm" fo:border="none" style:shadow="none">
        <style:tab-stops/>
      </style:paragraph-properties>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size-complex="12pt"/>
    </style:style>
    <style:style style:name="P154" style:family="paragraph" style:parent-style-name="Standard">
      <style:text-properties fo:font-variant="normal" fo:text-transform="none" fo:color="#000000" loext:opacity="100%" style:text-line-through-style="none" style:text-line-through-type="none" fo:font-style="normal" style:text-underline-style="none" fo:font-weight="normal" style:font-style-asian="normal" style:font-weight-asian="normal"/>
    </style:style>
    <style:style style:name="P155"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156" style:family="paragraph" style:parent-style-name="Contents_20_1">
      <style:paragraph-properties fo:line-height="200%">
        <style:tab-stops>
          <style:tab-stop style:position="16.999cm" style:type="right" style:leader-style="dotted" style:leader-text="."/>
        </style:tab-stops>
      </style:paragraph-properties>
    </style:style>
    <style:style style:name="P157" style:family="paragraph" style:parent-style-name="Contents_20_2">
      <style:paragraph-properties fo:line-height="200%">
        <style:tab-stops>
          <style:tab-stop style:position="16.999cm" style:type="right" style:leader-style="dotted" style:leader-text="."/>
        </style:tab-stops>
      </style:paragraph-properties>
    </style:style>
    <style:style style:name="P158" style:family="paragraph" style:parent-style-name="Contents_20_3">
      <style:paragraph-properties fo:line-height="200%">
        <style:tab-stops>
          <style:tab-stop style:position="16.999cm" style:type="right" style:leader-style="dotted" style:leader-text="."/>
        </style:tab-stops>
      </style:paragraph-properties>
    </style:style>
    <style:style style:name="P159" style:family="paragraph" style:parent-style-name="Contents_20_4">
      <style:paragraph-properties fo:line-height="200%">
        <style:tab-stops>
          <style:tab-stop style:position="16.999cm" style:type="right" style:leader-style="dotted" style:leader-text="."/>
        </style:tab-stops>
      </style:paragraph-properties>
    </style:style>
    <style:style style:name="P160" style:family="paragraph" style:parent-style-name="Contents_20_5">
      <style:paragraph-properties fo:line-height="200%">
        <style:tab-stops>
          <style:tab-stop style:position="16.999cm" style:type="right" style:leader-style="dotted" style:leader-text="."/>
        </style:tab-stops>
      </style:paragraph-properties>
    </style:style>
    <style:style style:name="P161" style:family="paragraph" style:parent-style-name="Contents_20_Heading">
      <style:paragraph-properties fo:line-height="200%" fo:text-align="center" style:justify-single-word="false"/>
    </style:style>
    <style:style style:name="P162" style:family="paragraph" style:parent-style-name="Footer">
      <style:paragraph-properties fo:text-align="end" style:justify-single-word="false"/>
    </style:style>
    <style:style style:name="P163" style:family="paragraph" style:parent-style-name="Footer">
      <style:paragraph-properties fo:text-align="justify" style:justify-single-word="false"/>
    </style:style>
    <style:style style:name="P164" style:family="paragraph" style:parent-style-name="Heading_20_1" style:master-page-name="Standard">
      <style:paragraph-properties style:page-number="1"/>
    </style:style>
    <style:style style:name="P165" style:family="paragraph" style:parent-style-name="Heading_20_1">
      <style:paragraph-properties fo:break-before="page"/>
    </style:style>
    <style:style style:name="P166" style:family="paragraph" style:parent-style-name="Heading_20_1" style:list-style-name="" style:master-page-name="">
      <style:paragraph-properties fo:margin-top="0cm" fo:margin-bottom="0cm" style:contextual-spacing="false" style:page-number="auto">
        <style:tab-stops/>
      </style:paragraph-properties>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67" style:family="paragraph" style:parent-style-name="Heading_20_1">
      <style:paragraph-properties fo:break-before="page"/>
      <style:text-properties officeooo:paragraph-rsid="007ca011"/>
    </style:style>
    <style:style style:name="P168" style:family="paragraph" style:parent-style-name="Heading_20_1">
      <style:text-properties officeooo:paragraph-rsid="006a6304"/>
    </style:style>
    <style:style style:name="P169" style:family="paragraph" style:parent-style-name="Heading_20_1">
      <style:paragraph-properties fo:text-align="justify" style:justify-single-word="false" fo:break-before="page"/>
    </style:style>
    <style:style style:name="P170" style:family="paragraph" style:parent-style-name="Heading_20_1">
      <style:paragraph-properties fo:text-align="justify" style:justify-single-word="false"/>
    </style:style>
    <style:style style:name="P171" style:family="paragraph" style:parent-style-name="Heading_20_2">
      <style:paragraph-properties fo:text-align="justify" style:justify-single-word="false"/>
      <style:text-properties officeooo:paragraph-rsid="007ca011"/>
    </style:style>
    <style:style style:name="P172" style:family="paragraph" style:parent-style-name="Heading_20_2">
      <style:paragraph-properties fo:text-align="justify" style:justify-single-word="false"/>
    </style:style>
    <style:style style:name="P173" style:family="paragraph" style:parent-style-name="Heading_20_3">
      <style:paragraph-properties fo:text-align="justify" style:justify-single-word="false"/>
    </style:style>
    <style:style style:name="P174" style:family="paragraph" style:parent-style-name="Heading_20_3">
      <style:paragraph-properties fo:text-align="justify" style:justify-single-word="false"/>
      <style:text-properties officeooo:paragraph-rsid="007ca011"/>
    </style:style>
    <style:style style:name="P175" style:family="paragraph" style:parent-style-name="Heading_20_4">
      <style:paragraph-properties fo:text-align="justify" style:justify-single-word="false"/>
    </style:style>
    <style:style style:name="P176" style:family="paragraph" style:parent-style-name="Heading_20_5">
      <style:paragraph-properties fo:text-align="justify" style:justify-single-word="false"/>
      <style:text-properties style:text-underline-style="none"/>
    </style:style>
    <style:style style:name="P177" style:family="paragraph" style:parent-style-name="Heading_20_5">
      <style:paragraph-properties fo:text-align="justify" style:justify-single-word="false"/>
    </style:style>
    <style:style style:name="P178" style:family="paragraph" style:parent-style-name="Text_20_body" style:list-style-name="L3">
      <style:paragraph-properties fo:margin-top="0cm" fo:margin-bottom="0cm" style:contextual-spacing="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79" style:family="paragraph" style:parent-style-name="Text_20_body" style:list-style-name="L4">
      <style:paragraph-properties fo:margin-top="0cm" fo:margin-bottom="0cm" style:contextual-spacing="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80" style:family="paragraph" style:parent-style-name="Text_20_body" style:list-style-name="L5">
      <style:paragraph-properties fo:margin-top="0cm" fo:margin-bottom="0cm" style:contextual-spacing="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81" style:family="paragraph" style:parent-style-name="Text_20_body" style:list-style-name="L6">
      <style:paragraph-properties fo:margin-top="0cm" fo:margin-bottom="0cm" style:contextual-spacing="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82" style:family="paragraph" style:parent-style-name="Text_20_body">
      <style:paragraph-properties fo:margin-top="0cm" fo:margin-bottom="0cm" style:contextual-spacing="false" fo:text-align="justify" style:justify-single-word="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83" style:family="paragraph" style:parent-style-name="Text_20_body">
      <style:paragraph-properties fo:text-align="justify" style:justify-single-word="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84" style:family="paragraph" style:parent-style-name="Text_20_body">
      <style:paragraph-properties fo:margin-top="0cm" fo:margin-bottom="0cm" style:contextual-spacing="false" fo:text-align="justify" style:justify-single-word="false"/>
      <style:text-properties style:font-name="Liberation Serif" fo:font-size="12pt" fo:font-weight="normal" officeooo:rsid="006a6304" officeooo:paragraph-rsid="006acd49" style:font-name-asian="Microsoft YaHei" style:font-size-asian="12pt" style:font-weight-asian="normal" style:font-name-complex="Arial2" style:font-size-complex="12pt" style:font-weight-complex="normal"/>
    </style:style>
    <style:style style:name="P185" style:family="paragraph" style:parent-style-name="Text_20_body">
      <style:paragraph-properties fo:margin-top="0cm" fo:margin-bottom="0cm" style:contextual-spacing="false" fo:text-align="justify" style:justify-single-word="false"/>
      <style:text-properties style:font-name="Liberation Serif" fo:font-size="12pt" fo:font-weight="normal" officeooo:rsid="006a6304" officeooo:paragraph-rsid="0075562c" style:font-name-asian="Microsoft YaHei" style:font-size-asian="12pt" style:font-weight-asian="normal" style:font-name-complex="Arial2" style:font-size-complex="12pt" style:font-weight-complex="normal"/>
    </style:style>
    <style:style style:name="P186" style:family="paragraph" style:parent-style-name="Text_20_body">
      <style:paragraph-properties fo:margin-top="0cm" fo:margin-bottom="0cm" style:contextual-spacing="false" fo:text-align="justify" style:justify-single-word="false"/>
      <style:text-properties style:font-name="Liberation Serif" fo:font-size="12pt" fo:font-weight="normal" officeooo:rsid="006a6304" officeooo:paragraph-rsid="0075fdcd" style:font-name-asian="Microsoft YaHei" style:font-size-asian="12pt" style:font-weight-asian="normal" style:font-name-complex="Arial2" style:font-size-complex="12pt" style:font-weight-complex="normal"/>
    </style:style>
    <style:style style:name="P187" style:family="paragraph" style:parent-style-name="Text_20_body" style:list-style-name="L2">
      <style:paragraph-properties fo:margin-top="0cm" fo:margin-bottom="0cm" style:contextual-spacing="false" fo:text-align="justify" style:justify-single-word="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88" style:family="paragraph" style:parent-style-name="Text_20_body">
      <style:paragraph-properties fo:margin-top="0cm" fo:margin-bottom="0cm" style:contextual-spacing="false" fo:text-align="justify" style:justify-single-word="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89" style:family="paragraph" style:parent-style-name="Text_20_body" style:list-style-name="L7">
      <style:paragraph-properties fo:margin-top="0cm" fo:margin-bottom="0cm" style:contextual-spacing="false" fo:text-align="justify" style:justify-single-word="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90" style:family="paragraph" style:parent-style-name="Text_20_body" style:list-style-name="L8">
      <style:paragraph-properties fo:margin-top="0cm" fo:margin-bottom="0cm" style:contextual-spacing="false" fo:text-align="justify" style:justify-single-word="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91" style:family="paragraph" style:parent-style-name="Text_20_body" style:list-style-name="L9">
      <style:paragraph-properties fo:margin-top="0cm" fo:margin-bottom="0cm" style:contextual-spacing="false" fo:text-align="justify" style:justify-single-word="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92" style:family="paragraph" style:parent-style-name="Text_20_body" style:list-style-name="L10">
      <style:paragraph-properties fo:margin-top="0cm" fo:margin-bottom="0cm" style:contextual-spacing="false" fo:text-align="justify" style:justify-single-word="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93" style:family="paragraph" style:parent-style-name="Text_20_body" style:list-style-name="L11">
      <style:paragraph-properties fo:margin-top="0cm" fo:margin-bottom="0cm" style:contextual-spacing="false" fo:text-align="justify" style:justify-single-word="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94" style:family="paragraph" style:parent-style-name="Text_20_body" style:list-style-name="L12">
      <style:paragraph-properties fo:text-align="justify" style:justify-single-word="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95" style:family="paragraph" style:parent-style-name="Text_20_body" style:list-style-name="L13">
      <style:paragraph-properties fo:text-align="justify" style:justify-single-word="false"/>
      <style:text-properties style:font-name="Liberation Serif" fo:font-size="12pt" fo:font-weight="normal" officeooo:rsid="006a6304" officeooo:paragraph-rsid="006a6304" style:font-name-asian="Microsoft YaHei" style:font-size-asian="12pt" style:font-weight-asian="normal" style:font-name-complex="Arial2" style:font-size-complex="12pt" style:font-weight-complex="normal"/>
    </style:style>
    <style:style style:name="P196" style:family="paragraph" style:parent-style-name="Text_20_body">
      <style:paragraph-properties fo:text-align="justify" style:justify-single-word="false"/>
      <style:text-properties style:font-name="Liberation Serif" fo:font-size="12pt" fo:font-weight="normal" officeooo:rsid="006a6304" officeooo:paragraph-rsid="008df542" style:font-name-asian="Microsoft YaHei" style:font-size-asian="12pt" style:font-weight-asian="normal" style:font-name-complex="Arial2" style:font-size-complex="12pt" style:font-weight-complex="normal"/>
    </style:style>
    <style:style style:name="P197" style:family="paragraph" style:parent-style-name="Text_20_body">
      <style:paragraph-properties fo:margin-top="0cm" fo:margin-bottom="0cm" style:contextual-spacing="false"/>
      <style:text-properties style:font-name="Liberation Serif" fo:font-size="12pt" fo:font-weight="normal" officeooo:rsid="006a6304" officeooo:paragraph-rsid="006e9986" style:font-name-asian="Microsoft YaHei" style:font-size-asian="12pt" style:font-weight-asian="normal" style:font-name-complex="Arial2" style:font-size-complex="12pt" style:font-weight-complex="normal"/>
    </style:style>
    <style:style style:name="P198" style:family="paragraph" style:parent-style-name="Text_20_body" style:list-style-name="L1">
      <style:paragraph-properties fo:margin-top="0cm" fo:margin-bottom="0cm" style:contextual-spacing="false"/>
      <style:text-properties style:font-name="Liberation Serif" fo:font-size="10pt" fo:font-weight="normal" officeooo:rsid="006a6304" officeooo:paragraph-rsid="0075fdcd" style:font-name-asian="Microsoft YaHei" style:font-size-asian="10pt" style:font-weight-asian="normal" style:font-name-complex="Arial2" style:font-size-complex="10pt" style:font-weight-complex="normal"/>
    </style:style>
    <style:style style:name="P199" style:family="paragraph" style:parent-style-name="Text_20_body">
      <style:paragraph-properties fo:text-align="justify" style:justify-single-word="false"/>
      <style:text-properties officeooo:paragraph-rsid="006acd49"/>
    </style:style>
    <style:style style:name="P200" style:family="paragraph" style:parent-style-name="Text_20_body">
      <style:paragraph-properties fo:margin-top="0cm" fo:margin-bottom="0cm" style:contextual-spacing="false"/>
      <style:text-properties officeooo:paragraph-rsid="006e9986"/>
    </style:style>
    <style:style style:name="T1" style:family="text">
      <style:text-properties style:font-name="Liberation Sans" fo:font-weight="bold" style:font-name-asian="Microsoft YaHei" style:font-weight-asian="bold" style:font-name-complex="Arial2" style:font-weight-complex="bold"/>
    </style:style>
    <style:style style:name="T2" style:family="text">
      <style:text-properties officeooo:rsid="005a5807"/>
    </style:style>
    <style:style style:name="T3" style:family="text">
      <style:text-properties officeooo:rsid="00692e68"/>
    </style:style>
    <style:style style:name="T4" style:family="text">
      <style:text-properties officeooo:rsid="006a6304"/>
    </style:style>
    <style:style style:name="T5" style:family="text">
      <style:text-properties style:font-name="Liberation Serif" fo:font-size="12pt" fo:font-weight="normal" officeooo:rsid="006a6304" style:font-name-asian="Microsoft YaHei" style:font-size-asian="12pt" style:font-weight-asian="normal" style:font-name-complex="Arial2" style:font-size-complex="12pt" style:font-weight-complex="normal"/>
    </style:style>
    <style:style style:name="T6" style:family="text">
      <style:text-properties officeooo:rsid="007090e5"/>
    </style:style>
    <style:style style:name="T7" style:family="text">
      <style:text-properties officeooo:rsid="007095a6"/>
    </style:style>
    <style:style style:name="T8" style:family="text">
      <style:text-properties officeooo:rsid="00736c5a"/>
    </style:style>
    <style:style style:name="T9" style:family="text">
      <style:text-properties fo:font-variant="normal" fo:text-transform="none" fo:color="#000000" loext:opacity="100%" style:text-line-through-style="none" style:text-line-through-type="none" style:text-position="super 58%" fo:font-size="10.5pt" fo:font-style="normal" style:text-underline-style="none" fo:font-weight="bold" style:font-size-asian="10.5pt" style:font-style-asian="normal" style:font-weight-asian="bold" style:font-size-complex="10.5pt"/>
    </style:style>
    <style:style style:name="T10" style:family="text">
      <style:text-properties fo:font-variant="normal" fo:text-transform="none" fo:color="#000000" loext:opacity="100%" style:text-line-through-style="none" style:text-line-through-type="none" fo:font-size="10pt" fo:font-style="normal" style:text-underline-style="none" fo:font-weight="normal" style:font-size-asian="10pt" style:font-style-asian="normal" style:font-weight-asian="normal" style:font-size-complex="10pt"/>
    </style:style>
    <style:style style:name="T11" style:family="text">
      <style:text-properties fo:font-variant="normal" fo:text-transform="none" fo:color="#000000" loext:opacity="100%" style:text-line-through-style="none" style:text-line-through-type="none"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loext:opacity="100%" style:text-line-through-style="none" style:text-line-through-type="none" fo:font-size="6pt" fo:font-style="normal" style:text-underline-style="none" fo:font-weight="bold" style:font-size-asian="6pt" style:font-style-asian="normal" style:font-weight-asian="bold" style:font-size-complex="6pt"/>
    </style:style>
    <style:style style:name="T13" style:family="text">
      <style:text-properties fo:font-variant="normal" fo:text-transform="none" fo:color="#000000" loext:opacity="100%" style:text-line-through-style="none" style:text-line-through-type="none" fo:font-size="10.5pt" fo:font-style="normal" style:text-underline-style="none" fo:font-weight="bold" style:font-size-asian="10.5pt" style:font-style-asian="normal" style:font-weight-asian="bold" style:font-size-complex="10.5pt"/>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fo:font-style="normal" style:text-underline-style="none" fo:font-weight="normal" style:font-style-asian="normal" style:font-weight-asian="normal"/>
    </style:style>
    <style:style style:name="T16" style:family="text">
      <style:text-properties fo:font-variant="normal" fo:text-transform="none" style:text-position="0% 100%" style:font-name="Arial" fo:font-weight="bold" style:font-name-asian="Arial2" style:font-weight-asian="bold" style:font-name-complex="Arial2"/>
    </style:style>
    <style:style style:name="T17" style:family="text">
      <style:text-properties fo:font-variant="normal" fo:text-transform="none" style:text-position="0% 100%" style:font-name="Arial" fo:font-style="italic" fo:font-weight="bold" style:font-name-asian="Arial2" style:font-style-asian="italic" style:font-weight-asian="bold" style:font-name-complex="Arial2"/>
    </style:style>
    <style:style style:name="T18" style:family="text">
      <style:text-properties fo:font-variant="normal" fo:text-transform="none" style:text-position="0% 100%" style:font-name="Arial" style:font-name-asian="Arial2" style:font-name-complex="Arial2"/>
    </style:style>
    <style:style style:name="T19" style:family="text">
      <style:text-properties fo:font-variant="normal" fo:text-transform="none" style:text-position="0% 100%" style:font-name="Arial" fo:font-size="10pt" fo:font-weight="bold" fo:background-color="#ffff00" loext:char-shading-value="0" style:font-name-asian="Arial2" style:font-size-asian="10pt" style:font-weight-asian="bold" style:font-name-complex="Arial2" style:font-size-complex="10pt"/>
    </style:style>
    <style:style style:name="T20" style:family="text">
      <style:text-properties fo:font-variant="normal" fo:text-transform="none" style:text-position="0% 100%" style:font-name="Arial" fo:font-size="10pt" fo:font-weight="bold" style:font-name-asian="Arial2" style:font-size-asian="10pt" style:font-weight-asian="bold" style:font-name-complex="Arial2" style:font-size-complex="10pt"/>
    </style:style>
    <style:style style:name="T21" style:family="text">
      <style:text-properties fo:font-variant="normal" fo:text-transform="none" style:text-position="0% 100%" style:font-name="Arial" fo:font-size="10pt" fo:font-weight="bold" fo:background-color="#00ff00" loext:char-shading-value="0" style:font-name-asian="Arial2" style:font-size-asian="10pt" style:font-weight-asian="bold" style:font-name-complex="Arial2" style:font-size-complex="10pt"/>
    </style:style>
    <style:style style:name="T22" style:family="text">
      <style:text-properties fo:font-variant="normal" fo:text-transform="none" style:text-position="0% 100%" style:font-name="Arial" fo:font-size="10pt" fo:background-color="#ffff00" loext:char-shading-value="0" style:font-name-asian="Arial2" style:font-size-asian="10pt" style:font-name-complex="Arial2" style:font-size-complex="10pt"/>
    </style:style>
    <style:style style:name="T23" style:family="text">
      <style:text-properties fo:font-variant="normal" fo:text-transform="none" style:text-position="0% 100%" style:font-name="Arial" fo:font-size="10pt" style:font-name-asian="Arial2" style:font-size-asian="10pt" style:font-name-complex="Arial2"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 text:display-outline-level="0" text:name="Captura"/>
      </text:sequence-decls>
      <text:p text:style-name="P155">CIFP C<text:span text:style-name="T1">ésar Manrique.</text:span></text:p>
      <text:p text:style-name="P33">Desarrollo de aplicaciones web.</text:p>
      <text:p text:style-name="P33"><text:span text:style-name="T3">3</text:span>º semipresencial.</text:p>
      <text:p text:style-name="P33">Profesora: <text:span text:style-name="T3">María Soledad González Gómez</text:span></text:p>
      <text:p text:style-name="P33"><text:bookmark-start text:name="Materia"/>Empresa iniciativa emprendedora.<text:bookmark-end text:name="Materia"/></text:p>
      <text:p text:style-name="P10"/>
      <text:p text:style-name="P10"/>
      <text:p text:style-name="P10"/>
      <text:p text:style-name="P9"/>
      <text:p text:style-name="P17"/>
      <text:p text:style-name="P9"/>
      <text:p text:style-name="P35"><text:bookmark-start text:name="Nombre"/><text:span text:style-name="T4">Plan de Empresa</text:span><text:span text:style-name="T2">.</text:span><text:bookmark-end text:name="Nombre"/></text:p>
      <text:p text:style-name="P14"/>
      <text:p text:style-name="P14"/>
      <text:p text:style-name="P14"/>
      <text:p text:style-name="P9"/>
      <text:p text:style-name="P9"/>
      <text:p text:style-name="P9"/>
      <text:p text:style-name="P9"/>
      <text:p text:style-name="P9"/>
      <text:p text:style-name="P16"/>
      <text:p text:style-name="P34"/>
      <text:p text:style-name="P34"/>
      <text:p text:style-name="P34"/>
      <text:p text:style-name="P34"><text:bookmark-start text:name="autor Copia 2"/><text:reference-mark-start text:name="autor3"/><text:span text:style-name="T2">Ju</text:span>an Carlos Francisco Me<text:span text:style-name="T2">sa</text:span><text:bookmark-end text:name="autor Copia 2"/><text:reference-mark-end text:name="autor3"/></text:p>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n10" text:anchor-type="char" svg:width="2.328cm" svg:height="0.82cm" draw:z-index="0"><draw:image xlink:href="Pictures/10000001000000580000001F30971D94.png" xlink:type="simple" xlink:show="embed" xlink:actuate="onLoad" draw:mime-type="image/png"/></draw:frame></text:p>
      <text:p text:style-name="P12"/>
      <text:p text:style-name="P12"/>
      <text:p text:style-name="P12">Esta obra está licenciada bajo la Licencia Creative Commons Atribución 4.0 Internacional. Para ver una copia de esta licencia, visite http://creativecommons.org/licenses/by/4.0/ o envíe una carta a Creative Commons, PO Box 1866, Mountain View, CA 94042, USA.</text:p>
      <text:p text:style-name="P15"><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1">Índice</text:p>
          </text:index-title>
          <text:p text:style-name="P78"><text:a xlink:type="simple" xlink:href="#__RefHeading___Toc714_1243850695" text:style-name="Index_20_Link" text:visited-style-name="Index_20_Link">Introducción<text:tab/>1</text:a></text:p>
          <text:p text:style-name="P78"><text:a xlink:type="simple" xlink:href="#__RefHeading___Toc1451_4077216678" text:style-name="Index_20_Link" text:visited-style-name="Index_20_Link">Datos Profesionales del Promotor<text:tab/>2</text:a></text:p>
          <text:p text:style-name="P78"><text:a xlink:type="simple" xlink:href="#__RefHeading___Toc1453_4077216678" text:style-name="Index_20_Link" text:visited-style-name="Index_20_Link">Definición del Par Producto/Mercado<text:tab/>3</text:a></text:p>
          <text:p text:style-name="P78"><text:a xlink:type="simple" xlink:href="#__RefHeading___Toc1455_4077216678" text:style-name="Index_20_Link" text:visited-style-name="Index_20_Link">Producto<text:tab/>3</text:a></text:p>
          <text:p text:style-name="P80"><text:a xlink:type="simple" xlink:href="#__RefHeading___Toc1457_4077216678" text:style-name="Index_20_Link" text:visited-style-name="Index_20_Link">Software de gestión de pacientes para residencias de mayores<text:tab/>3</text:a></text:p>
          <text:p text:style-name="P80"><text:a xlink:type="simple" xlink:href="#__RefHeading___Toc1459_4077216678" text:style-name="Index_20_Link" text:visited-style-name="Index_20_Link">Características Principales<text:tab/>3</text:a></text:p>
          <text:p text:style-name="P81"><text:a xlink:type="simple" xlink:href="#__RefHeading___Toc1461_4077216678" text:style-name="Index_20_Link" text:visited-style-name="Index_20_Link">Interfaz optimizada para dispositivos móviles (PDA y tablets):<text:tab/>3</text:a></text:p>
          <text:p text:style-name="P81"><text:a xlink:type="simple" xlink:href="#__RefHeading___Toc1463_4077216678" text:style-name="Index_20_Link" text:visited-style-name="Index_20_Link">Gestión del historial clínico:<text:tab/>3</text:a></text:p>
          <text:p text:style-name="P81"><text:a xlink:type="simple" xlink:href="#__RefHeading___Toc1465_4077216678" text:style-name="Index_20_Link" text:visited-style-name="Index_20_Link">Módulo de estadísticas e informes:<text:tab/>3</text:a></text:p>
          <text:p text:style-name="P81"><text:a xlink:type="simple" xlink:href="#__RefHeading___Toc1467_4077216678" text:style-name="Index_20_Link" text:visited-style-name="Index_20_Link">Planificación y gestión de tareas:<text:tab/>3</text:a></text:p>
          <text:p text:style-name="P81"><text:a xlink:type="simple" xlink:href="#__RefHeading___Toc1469_4077216678" text:style-name="Index_20_Link" text:visited-style-name="Index_20_Link">Acceso escalonado y seguro:<text:tab/>3</text:a></text:p>
          <text:p text:style-name="P81"><text:a xlink:type="simple" xlink:href="#__RefHeading___Toc1471_4077216678" text:style-name="Index_20_Link" text:visited-style-name="Index_20_Link">Filosofía de Código Abierto:<text:tab/>4</text:a></text:p>
          <text:p text:style-name="P79"><text:a xlink:type="simple" xlink:href="#__RefHeading___Toc1473_4077216678" text:style-name="Index_20_Link" text:visited-style-name="Index_20_Link">Mercado Objetivo<text:tab/>4</text:a></text:p>
          <text:p text:style-name="P80"><text:a xlink:type="simple" xlink:href="#__RefHeading___Toc1475_4077216678" text:style-name="Index_20_Link" text:visited-style-name="Index_20_Link">Residencias de mayores.<text:tab/>4</text:a></text:p>
          <text:p text:style-name="P81"><text:a xlink:type="simple" xlink:href="#__RefHeading___Toc1477_4077216678" text:style-name="Index_20_Link" text:visited-style-name="Index_20_Link">Públicas o privadas.<text:tab/>4</text:a></text:p>
          <text:p text:style-name="P80"><text:a xlink:type="simple" xlink:href="#__RefHeading___Toc1479_4077216678" text:style-name="Index_20_Link" text:visited-style-name="Index_20_Link">Beneficios del Producto<text:tab/>4</text:a></text:p>
          <text:p text:style-name="P81"><text:a xlink:type="simple" xlink:href="#__RefHeading___Toc1481_4077216678" text:style-name="Index_20_Link" text:visited-style-name="Index_20_Link">Optimización del tiempo y recursos:<text:tab/>4</text:a></text:p>
          <text:p text:style-name="P81"><text:a xlink:type="simple" xlink:href="#__RefHeading___Toc1483_4077216678" text:style-name="Index_20_Link" text:visited-style-name="Index_20_Link">Mejora en la calidad del cuidado:<text:tab/>4</text:a></text:p>
          <text:p text:style-name="P81"><text:a xlink:type="simple" xlink:href="#__RefHeading___Toc1485_4077216678" text:style-name="Index_20_Link" text:visited-style-name="Index_20_Link">Cumplimiento normativo:<text:tab/>4</text:a></text:p>
          <text:p text:style-name="P81"><text:a xlink:type="simple" xlink:href="#__RefHeading___Toc1487_4077216678" text:style-name="Index_20_Link" text:visited-style-name="Index_20_Link">Reducción de costos a largo plazo:<text:tab/>5</text:a></text:p>
          <text:p text:style-name="P80"><text:a xlink:type="simple" xlink:href="#__RefHeading___Toc1489_4077216678" text:style-name="Index_20_Link" text:visited-style-name="Index_20_Link">Diferenciación en el Mercado<text:tab/>5</text:a></text:p>
          <text:p text:style-name="P81"><text:a xlink:type="simple" xlink:href="#__RefHeading___Toc1491_4077216678" text:style-name="Index_20_Link" text:visited-style-name="Index_20_Link">El software se destaca por ser:<text:tab/>5</text:a></text:p>
          <text:p text:style-name="P80"><text:a xlink:type="simple" xlink:href="#__RefHeading___Toc1493_4077216678" text:style-name="Index_20_Link" text:visited-style-name="Index_20_Link">Alineación con Tendencias del Sector<text:tab/>5</text:a></text:p>
          <text:p text:style-name="P78"><text:a xlink:type="simple" xlink:href="#__RefHeading___Toc1495_4077216678" text:style-name="Index_20_Link" text:visited-style-name="Index_20_Link"><text:soft-page-break/>Estudio de Mercado<text:tab/>6</text:a></text:p>
          <text:p text:style-name="P79"><text:a xlink:type="simple" xlink:href="#__RefHeading___Toc1497_4077216678" text:style-name="Index_20_Link" text:visited-style-name="Index_20_Link">Análisis Externo<text:tab/>6</text:a></text:p>
          <text:p text:style-name="P80"><text:a xlink:type="simple" xlink:href="#__RefHeading___Toc1499_4077216678" text:style-name="Index_20_Link" text:visited-style-name="Index_20_Link">Factores del Macroentorno:<text:tab/>6</text:a></text:p>
          <text:p text:style-name="P81"><text:a xlink:type="simple" xlink:href="#__RefHeading___Toc1501_4077216678" text:style-name="Index_20_Link" text:visited-style-name="Index_20_Link">Demográficos:<text:tab/>6</text:a></text:p>
          <text:p text:style-name="P81"><text:a xlink:type="simple" xlink:href="#__RefHeading___Toc1503_4077216678" text:style-name="Index_20_Link" text:visited-style-name="Index_20_Link">Tecnológicos:<text:tab/>6</text:a></text:p>
          <text:p text:style-name="P81"><text:a xlink:type="simple" xlink:href="#__RefHeading___Toc1505_4077216678" text:style-name="Index_20_Link" text:visited-style-name="Index_20_Link">Económicos:<text:tab/>6</text:a></text:p>
          <text:p text:style-name="P81"><text:a xlink:type="simple" xlink:href="#__RefHeading___Toc1507_4077216678" text:style-name="Index_20_Link" text:visited-style-name="Index_20_Link">Legales:<text:tab/>6</text:a></text:p>
          <text:p text:style-name="P80"><text:a xlink:type="simple" xlink:href="#__RefHeading___Toc1509_4077216678" text:style-name="Index_20_Link" text:visited-style-name="Index_20_Link">Factores del Microentorno:<text:tab/>6</text:a></text:p>
          <text:p text:style-name="P81"><text:a xlink:type="simple" xlink:href="#__RefHeading___Toc1511_4077216678" text:style-name="Index_20_Link" text:visited-style-name="Index_20_Link">Clientes:<text:tab/>6</text:a></text:p>
          <text:p text:style-name="P82"><text:a xlink:type="simple" xlink:href="#__RefHeading___Toc1513_4077216678" text:style-name="Index_20_Link" text:visited-style-name="Index_20_Link">Residencias de mayores:<text:tab/>6</text:a></text:p>
          <text:p text:style-name="P82"><text:a xlink:type="simple" xlink:href="#__RefHeading___Toc1515_4077216678" text:style-name="Index_20_Link" text:visited-style-name="Index_20_Link">Centros sociosanitarios:<text:tab/>7</text:a></text:p>
          <text:p text:style-name="P82"><text:a xlink:type="simple" xlink:href="#__RefHeading___Toc1517_4077216678" text:style-name="Index_20_Link" text:visited-style-name="Index_20_Link">Directores y administradores:<text:tab/>7</text:a></text:p>
          <text:p text:style-name="P81"><text:a xlink:type="simple" xlink:href="#__RefHeading___Toc1519_4077216678" text:style-name="Index_20_Link" text:visited-style-name="Index_20_Link">Proveedores:<text:tab/>7</text:a></text:p>
          <text:p text:style-name="P82"><text:a xlink:type="simple" xlink:href="#__RefHeading___Toc1521_4077216678" text:style-name="Index_20_Link" text:visited-style-name="Index_20_Link">Empresas de hardware:<text:tab/>7</text:a></text:p>
          <text:p text:style-name="P82"><text:a xlink:type="simple" xlink:href="#__RefHeading___Toc1523_4077216678" text:style-name="Index_20_Link" text:visited-style-name="Index_20_Link">Comunidades de desarrolladores open source:<text:tab/>7</text:a></text:p>
          <text:p text:style-name="P81"><text:a xlink:type="simple" xlink:href="#__RefHeading___Toc1525_4077216678" text:style-name="Index_20_Link" text:visited-style-name="Index_20_Link">Competidores:<text:tab/>7</text:a></text:p>
          <text:p text:style-name="P79"><text:a xlink:type="simple" xlink:href="#__RefHeading___Toc1531_4077216678" text:style-name="Index_20_Link" text:visited-style-name="Index_20_Link">Análisis Interno<text:tab/>8</text:a></text:p>
          <text:p text:style-name="P80"><text:a xlink:type="simple" xlink:href="#__RefHeading___Toc1537_4077216678" text:style-name="Index_20_Link" text:visited-style-name="Index_20_Link">Puntos fuertes y débiles del análisis interno:<text:tab/>8</text:a></text:p>
          <text:p text:style-name="P78"><text:a xlink:type="simple" xlink:href="#__RefHeading___Toc1673_4077216678" text:style-name="Index_20_Link" text:visited-style-name="Index_20_Link">Plan de Marketing<text:tab/>9</text:a></text:p>
          <text:p text:style-name="P79"><text:a xlink:type="simple" xlink:href="#__RefHeading___Toc1675_4077216678" text:style-name="Index_20_Link" text:visited-style-name="Index_20_Link">Producto o Servicio<text:tab/>9</text:a></text:p>
          <text:p text:style-name="P80"><text:a xlink:type="simple" xlink:href="#__RefHeading___Toc1677_4077216678" text:style-name="Index_20_Link" text:visited-style-name="Index_20_Link">Características:<text:tab/>9</text:a></text:p>
          <text:p text:style-name="P81"><text:a xlink:type="simple" xlink:href="#__RefHeading___Toc1679_4077216678" text:style-name="Index_20_Link" text:visited-style-name="Index_20_Link">Interfaz intuitiva:<text:tab/>9</text:a></text:p>
          <text:p text:style-name="P81"><text:a xlink:type="simple" xlink:href="#__RefHeading___Toc1681_4077216678" text:style-name="Index_20_Link" text:visited-style-name="Index_20_Link">Historial clínico consolidado:<text:tab/>9</text:a></text:p>
          <text:p text:style-name="P81"><text:a xlink:type="simple" xlink:href="#__RefHeading___Toc1683_4077216678" text:style-name="Index_20_Link" text:visited-style-name="Index_20_Link">Generación de informes automatizados:<text:tab/>9</text:a></text:p>
          <text:p text:style-name="P81"><text:a xlink:type="simple" xlink:href="#__RefHeading___Toc1685_4077216678" text:style-name="Index_20_Link" text:visited-style-name="Index_20_Link">Seguridad y cumplimiento legal:<text:tab/>9</text:a></text:p>
          <text:p text:style-name="P81"><text:a xlink:type="simple" xlink:href="#__RefHeading___Toc1687_4077216678" text:style-name="Index_20_Link" text:visited-style-name="Index_20_Link">Modularidad y personalización:<text:tab/>9</text:a></text:p>
          <text:p text:style-name="P81"><text:a xlink:type="simple" xlink:href="#__RefHeading___Toc1689_4077216678" text:style-name="Index_20_Link" text:visited-style-name="Index_20_Link"><text:soft-page-break/>Filosofía Open Source:<text:tab/>9</text:a></text:p>
          <text:p text:style-name="P80"><text:a xlink:type="simple" xlink:href="#__RefHeading___Toc1691_4077216678" text:style-name="Index_20_Link" text:visited-style-name="Index_20_Link">Nombre o marca:<text:tab/>9</text:a></text:p>
          <text:p text:style-name="P80"><text:a xlink:type="simple" xlink:href="#__RefHeading___Toc1693_4077216678" text:style-name="Index_20_Link" text:visited-style-name="Index_20_Link">Demanda:<text:tab/>10</text:a></text:p>
          <text:p text:style-name="P81"><text:a xlink:type="simple" xlink:href="#__RefHeading___Toc1695_4077216678" text:style-name="Index_20_Link" text:visited-style-name="Index_20_Link">Mercado potencial:<text:tab/>10</text:a></text:p>
          <text:p text:style-name="P81"><text:a xlink:type="simple" xlink:href="#__RefHeading___Toc1697_4077216678" text:style-name="Index_20_Link" text:visited-style-name="Index_20_Link">Tendencia creciente:<text:tab/>10</text:a></text:p>
          <text:p text:style-name="P81"><text:a xlink:type="simple" xlink:href="#__RefHeading___Toc1699_4077216678" text:style-name="Index_20_Link" text:visited-style-name="Index_20_Link">Demanda inicial:<text:tab/>10</text:a></text:p>
          <text:p text:style-name="P80"><text:a xlink:type="simple" xlink:href="#__RefHeading___Toc1701_4077216678" text:style-name="Index_20_Link" text:visited-style-name="Index_20_Link">Rentabilidad:<text:tab/>10</text:a></text:p>
          <text:p text:style-name="P81"><text:a xlink:type="simple" xlink:href="#__RefHeading___Toc1703_4077216678" text:style-name="Index_20_Link" text:visited-style-name="Index_20_Link">Modelo de ingresos:<text:tab/>10</text:a></text:p>
          <text:p text:style-name="P81"><text:a xlink:type="simple" xlink:href="#__RefHeading___Toc1705_4077216678" text:style-name="Index_20_Link" text:visited-style-name="Index_20_Link">Margen inicial:<text:tab/>10</text:a></text:p>
          <text:p text:style-name="P81"><text:a xlink:type="simple" xlink:href="#__RefHeading___Toc1707_4077216678" text:style-name="Index_20_Link" text:visited-style-name="Index_20_Link">Escalabilidad:<text:tab/>10</text:a></text:p>
          <text:p text:style-name="P80"><text:a xlink:type="simple" xlink:href="#__RefHeading___Toc1709_4077216678" text:style-name="Index_20_Link" text:visited-style-name="Index_20_Link">Protección legal:<text:tab/>10</text:a></text:p>
          <text:p text:style-name="P81"><text:a xlink:type="simple" xlink:href="#__RefHeading___Toc1711_4077216678" text:style-name="Index_20_Link" text:visited-style-name="Index_20_Link">Propiedad intelectual:<text:tab/>10</text:a></text:p>
          <text:p text:style-name="P81"><text:a xlink:type="simple" xlink:href="#__RefHeading___Toc1713_4077216678" text:style-name="Index_20_Link" text:visited-style-name="Index_20_Link">Cumplimiento normativo:<text:tab/>10</text:a></text:p>
          <text:p text:style-name="P79"><text:a xlink:type="simple" xlink:href="#__RefHeading___Toc1715_4077216678" text:style-name="Index_20_Link" text:visited-style-name="Index_20_Link">Precio<text:tab/>11</text:a></text:p>
          <text:p text:style-name="P80"><text:a xlink:type="simple" xlink:href="#__RefHeading___Toc1717_4077216678" text:style-name="Index_20_Link" text:visited-style-name="Index_20_Link">Estrategia de precios:<text:tab/>11</text:a></text:p>
          <text:p text:style-name="P81"><text:a xlink:type="simple" xlink:href="#__RefHeading___Toc1719_4077216678" text:style-name="Index_20_Link" text:visited-style-name="Index_20_Link">Implantación inicial:<text:tab/>11</text:a></text:p>
          <text:p text:style-name="P81"><text:a xlink:type="simple" xlink:href="#__RefHeading___Toc1721_4077216678" text:style-name="Index_20_Link" text:visited-style-name="Index_20_Link">Soporte técnico:<text:tab/>11</text:a></text:p>
          <text:p text:style-name="P81"><text:a xlink:type="simple" xlink:href="#__RefHeading___Toc1723_4077216678" text:style-name="Index_20_Link" text:visited-style-name="Index_20_Link">Hospedaje en servidores:<text:tab/>11</text:a></text:p>
          <text:p text:style-name="P81"><text:a xlink:type="simple" xlink:href="#__RefHeading___Toc1725_4077216678" text:style-name="Index_20_Link" text:visited-style-name="Index_20_Link">Formación:<text:tab/>11</text:a></text:p>
          <text:p text:style-name="P81"><text:a xlink:type="simple" xlink:href="#__RefHeading___Toc1727_4077216678" text:style-name="Index_20_Link" text:visited-style-name="Index_20_Link">Justificación del precio:<text:tab/>11</text:a></text:p>
          <text:p text:style-name="P79"><text:a xlink:type="simple" xlink:href="#__RefHeading___Toc1729_4077216678" text:style-name="Index_20_Link" text:visited-style-name="Index_20_Link">Distribución<text:tab/>11</text:a></text:p>
          <text:p text:style-name="P80"><text:a xlink:type="simple" xlink:href="#__RefHeading___Toc1731_4077216678" text:style-name="Index_20_Link" text:visited-style-name="Index_20_Link">Modelo de distribución:<text:tab/>11</text:a></text:p>
          <text:p text:style-name="P81"><text:a xlink:type="simple" xlink:href="#__RefHeading___Toc1733_4077216678" text:style-name="Index_20_Link" text:visited-style-name="Index_20_Link">Canales directos:<text:tab/>11</text:a></text:p>
          <text:p text:style-name="P81"><text:a xlink:type="simple" xlink:href="#__RefHeading___Toc1735_4077216678" text:style-name="Index_20_Link" text:visited-style-name="Index_20_Link">Canales indirectos:<text:tab/>11</text:a></text:p>
          <text:p text:style-name="P80"><text:a xlink:type="simple" xlink:href="#__RefHeading___Toc1737_4077216678" text:style-name="Index_20_Link" text:visited-style-name="Index_20_Link">Entrega del producto:<text:tab/>11</text:a></text:p>
          <text:p text:style-name="P81"><text:a xlink:type="simple" xlink:href="#__RefHeading___Toc1739_4077216678" text:style-name="Index_20_Link" text:visited-style-name="Index_20_Link">Versión online:<text:tab/>11</text:a></text:p>
          <text:p text:style-name="P81"><text:a xlink:type="simple" xlink:href="#__RefHeading___Toc1741_4077216678" text:style-name="Index_20_Link" text:visited-style-name="Index_20_Link"><text:soft-page-break/>Versión local:<text:tab/>12</text:a></text:p>
          <text:p text:style-name="P79"><text:a xlink:type="simple" xlink:href="#__RefHeading___Toc1743_4077216678" text:style-name="Index_20_Link" text:visited-style-name="Index_20_Link">Comunicación<text:tab/>12</text:a></text:p>
          <text:p text:style-name="P80"><text:a xlink:type="simple" xlink:href="#__RefHeading___Toc1745_4077216678" text:style-name="Index_20_Link" text:visited-style-name="Index_20_Link">Publicidad:<text:tab/>12</text:a></text:p>
          <text:p text:style-name="P81"><text:a xlink:type="simple" xlink:href="#__RefHeading___Toc1747_4077216678" text:style-name="Index_20_Link" text:visited-style-name="Index_20_Link">Campañas digitales:<text:tab/>12</text:a></text:p>
          <text:p text:style-name="P81"><text:a xlink:type="simple" xlink:href="#__RefHeading___Toc1749_4077216678" text:style-name="Index_20_Link" text:visited-style-name="Index_20_Link">Redes sociales:<text:tab/>12</text:a></text:p>
          <text:p text:style-name="P81"><text:a xlink:type="simple" xlink:href="#__RefHeading___Toc1751_4077216678" text:style-name="Index_20_Link" text:visited-style-name="Index_20_Link">Material promocional:<text:tab/>12</text:a></text:p>
          <text:p text:style-name="P80"><text:a xlink:type="simple" xlink:href="#__RefHeading___Toc1753_4077216678" text:style-name="Index_20_Link" text:visited-style-name="Index_20_Link">Promoción:<text:tab/>12</text:a></text:p>
          <text:p text:style-name="P81"><text:a xlink:type="simple" xlink:href="#__RefHeading___Toc1755_4077216678" text:style-name="Index_20_Link" text:visited-style-name="Index_20_Link">Ferias y eventos del sector:<text:tab/>12</text:a></text:p>
          <text:p text:style-name="P81"><text:a xlink:type="simple" xlink:href="#__RefHeading___Toc1757_4077216678" text:style-name="Index_20_Link" text:visited-style-name="Index_20_Link">Demostraciones gratuitas:<text:tab/>12</text:a></text:p>
          <text:p text:style-name="P81"><text:a xlink:type="simple" xlink:href="#__RefHeading___Toc1759_4077216678" text:style-name="Index_20_Link" text:visited-style-name="Index_20_Link">Alianzas estratégicas:<text:tab/>12</text:a></text:p>
          <text:p text:style-name="P81"><text:a xlink:type="simple" xlink:href="#__RefHeading___Toc1761_4077216678" text:style-name="Index_20_Link" text:visited-style-name="Index_20_Link">Descuentos iniciales:<text:tab/>12</text:a></text:p>
          <text:p text:style-name="P79"><text:a xlink:type="simple" xlink:href="#__RefHeading___Toc1763_4077216678" text:style-name="Index_20_Link" text:visited-style-name="Index_20_Link">Infraestructuras<text:tab/>13</text:a></text:p>
          <text:p text:style-name="P80"><text:a xlink:type="simple" xlink:href="#__RefHeading___Toc1765_4077216678" text:style-name="Index_20_Link" text:visited-style-name="Index_20_Link">Local<text:tab/>13</text:a></text:p>
          <text:p text:style-name="P81"><text:a xlink:type="simple" xlink:href="#__RefHeading___Toc1767_4077216678" text:style-name="Index_20_Link" text:visited-style-name="Index_20_Link">Descripción:<text:tab/>13</text:a></text:p>
          <text:p text:style-name="P81"><text:a xlink:type="simple" xlink:href="#__RefHeading___Toc1769_4077216678" text:style-name="Index_20_Link" text:visited-style-name="Index_20_Link">Coste estimado:<text:tab/>13</text:a></text:p>
          <text:p text:style-name="P82"><text:a xlink:type="simple" xlink:href="#__RefHeading___Toc1771_4077216678" text:style-name="Index_20_Link" text:visited-style-name="Index_20_Link">Alquiler mensual:<text:tab/>13</text:a></text:p>
          <text:p text:style-name="P82"><text:a xlink:type="simple" xlink:href="#__RefHeading___Toc1773_4077216678" text:style-name="Index_20_Link" text:visited-style-name="Index_20_Link">Gastos de acondicionamiento inicial:<text:tab/>13</text:a></text:p>
          <text:p text:style-name="P82"><text:a xlink:type="simple" xlink:href="#__RefHeading___Toc1775_4077216678" text:style-name="Index_20_Link" text:visited-style-name="Index_20_Link">Servicios públicos:<text:tab/>13</text:a></text:p>
          <text:p text:style-name="P79"><text:a xlink:type="simple" xlink:href="#__RefHeading___Toc1777_4077216678" text:style-name="Index_20_Link" text:visited-style-name="Index_20_Link">Maquinaria, Mobiliario y Herramientas<text:tab/>13</text:a></text:p>
          <text:p text:style-name="P80"><text:a xlink:type="simple" xlink:href="#__RefHeading___Toc1779_4077216678" text:style-name="Index_20_Link" text:visited-style-name="Index_20_Link">Descripción:<text:tab/>13</text:a></text:p>
          <text:p text:style-name="P81"><text:a xlink:type="simple" xlink:href="#__RefHeading___Toc1781_4077216678" text:style-name="Index_20_Link" text:visited-style-name="Index_20_Link">Maquinaria y herramientas técnicas:<text:tab/>13</text:a></text:p>
          <text:p text:style-name="P81"><text:a xlink:type="simple" xlink:href="#__RefHeading___Toc1783_4077216678" text:style-name="Index_20_Link" text:visited-style-name="Index_20_Link">Mobiliario:<text:tab/>14</text:a></text:p>
          <text:p text:style-name="P80"><text:a xlink:type="simple" xlink:href="#__RefHeading___Toc7609_3318506719" text:style-name="Index_20_Link" text:visited-style-name="Index_20_Link">Coste total estimado:<text:tab/>14</text:a></text:p>
          <text:p text:style-name="P79"><text:a xlink:type="simple" xlink:href="#__RefHeading___Toc7611_3318506719" text:style-name="Index_20_Link" text:visited-style-name="Index_20_Link">Resumen de costes de infraestructura inicial:<text:tab/>14</text:a></text:p>
          <text:p text:style-name="P78"><text:a xlink:type="simple" xlink:href="#__RefHeading___Toc7613_3318506719" text:style-name="Index_20_Link" text:visited-style-name="Index_20_Link">Organización y Recursos Humanos<text:tab/>15</text:a></text:p>
          <text:p text:style-name="P79"><text:a xlink:type="simple" xlink:href="#__RefHeading___Toc7615_3318506719" text:style-name="Index_20_Link" text:visited-style-name="Index_20_Link">Funciones y Tareas Necesarias para el Desarrollo de la Actividad<text:tab/>15</text:a></text:p>
          <text:p text:style-name="P80"><text:a xlink:type="simple" xlink:href="#__RefHeading___Toc7617_3318506719" text:style-name="Index_20_Link" text:visited-style-name="Index_20_Link"><text:soft-page-break/>Desarrollo del Software:<text:tab/>15</text:a></text:p>
          <text:p text:style-name="P80"><text:a xlink:type="simple" xlink:href="#__RefHeading___Toc7619_3318506719" text:style-name="Index_20_Link" text:visited-style-name="Index_20_Link">Comercialización y Atención al Cliente:<text:tab/>15</text:a></text:p>
          <text:p text:style-name="P80"><text:a xlink:type="simple" xlink:href="#__RefHeading___Toc7621_3318506719" text:style-name="Index_20_Link" text:visited-style-name="Index_20_Link">Soporte Técnico y Mantenimiento:<text:tab/>15</text:a></text:p>
          <text:p text:style-name="P79"><text:a xlink:type="simple" xlink:href="#__RefHeading___Toc7623_3318506719" text:style-name="Index_20_Link" text:visited-style-name="Index_20_Link">Número de Trabajadores Necesario<text:tab/>15</text:a></text:p>
          <text:p text:style-name="P80"><text:a xlink:type="simple" xlink:href="#__RefHeading___Toc7625_3318506719" text:style-name="Index_20_Link" text:visited-style-name="Index_20_Link">Fase inicial:<text:tab/>15</text:a></text:p>
          <text:p text:style-name="P80"><text:a xlink:type="simple" xlink:href="#__RefHeading___Toc7627_3318506719" text:style-name="Index_20_Link" text:visited-style-name="Index_20_Link">Fase de crecimiento (a partir del segundo año):<text:tab/>15</text:a></text:p>
          <text:p text:style-name="P79"><text:a xlink:type="simple" xlink:href="#__RefHeading___Toc7629_3318506719" text:style-name="Index_20_Link" text:visited-style-name="Index_20_Link">Perfiles Profesionales<text:tab/>16</text:a></text:p>
          <text:p text:style-name="P80"><text:a xlink:type="simple" xlink:href="#__RefHeading___Toc7631_3318506719" text:style-name="Index_20_Link" text:visited-style-name="Index_20_Link">Desarrollador de Software (2):<text:tab/>16</text:a></text:p>
          <text:p text:style-name="P80"><text:a xlink:type="simple" xlink:href="#__RefHeading___Toc7633_3318506719" text:style-name="Index_20_Link" text:visited-style-name="Index_20_Link">Ejecutivo de Ventas (1):<text:tab/>16</text:a></text:p>
          <text:p text:style-name="P80"><text:a xlink:type="simple" xlink:href="#__RefHeading___Toc7635_3318506719" text:style-name="Index_20_Link" text:visited-style-name="Index_20_Link">Técnico de Soporte (1):<text:tab/>16</text:a></text:p>
          <text:p text:style-name="P79"><text:a xlink:type="simple" xlink:href="#__RefHeading___Toc7637_3318506719" text:style-name="Index_20_Link" text:visited-style-name="Index_20_Link">Modalidades de Contratación<text:tab/>16</text:a></text:p>
          <text:p text:style-name="P79"><text:a xlink:type="simple" xlink:href="#__RefHeading___Toc7639_3318506719" text:style-name="Index_20_Link" text:visited-style-name="Index_20_Link">Tabla de Costes de Personal<text:tab/>17</text:a></text:p>
          <text:p text:style-name="P79"><text:a xlink:type="simple" xlink:href="#__RefHeading___Toc7641_3318506719" text:style-name="Index_20_Link" text:visited-style-name="Index_20_Link">Resumen<text:tab/>17</text:a></text:p>
          <text:p text:style-name="P78"><text:a xlink:type="simple" xlink:href="#__RefHeading___Toc8340_3318506719" text:style-name="Index_20_Link" text:visited-style-name="Index_20_Link">Plan Económico Financiero<text:tab/>18</text:a></text:p>
          <text:p text:style-name="P80"><text:a xlink:type="simple" xlink:href="#__RefHeading___Toc8342_3318506719" text:style-name="Index_20_Link" text:visited-style-name="Index_20_Link">A) Plan de Inversiones y Gastos<text:tab/>18</text:a></text:p>
          <text:p text:style-name="P80"><text:a xlink:type="simple" xlink:href="#__RefHeading___Toc8344_3318506719" text:style-name="Index_20_Link" text:visited-style-name="Index_20_Link">B) Plan de Financiación<text:tab/>18</text:a></text:p>
          <text:p text:style-name="P80"><text:a xlink:type="simple" xlink:href="#__RefHeading___Toc8346_3318506719" text:style-name="Index_20_Link" text:visited-style-name="Index_20_Link">C) Plan de Tesorería<text:tab/>19</text:a></text:p>
          <text:p text:style-name="P80"><text:a xlink:type="simple" xlink:href="#__RefHeading___Toc8348_3318506719" text:style-name="Index_20_Link" text:visited-style-name="Index_20_Link">D) Cuenta de Resultados<text:tab/>20</text:a></text:p>
          <text:p text:style-name="P80"><text:a xlink:type="simple" xlink:href="#__RefHeading___Toc8350_3318506719" text:style-name="Index_20_Link" text:visited-style-name="Index_20_Link">E) Balance<text:tab/>21</text:a></text:p>
          <text:p text:style-name="P78"><text:a xlink:type="simple" xlink:href="#__RefHeading___Toc8352_3318506719" text:style-name="Index_20_Link" text:visited-style-name="Index_20_Link">Forma Jurídica y Trámites<text:tab/>22</text:a></text:p>
          <text:p text:style-name="P79"><text:a xlink:type="simple" xlink:href="#__RefHeading___Toc8354_3318506719" text:style-name="Index_20_Link" text:visited-style-name="Index_20_Link">Formas Jurídicas Aconsejadas<text:tab/>22</text:a></text:p>
          <text:p text:style-name="P80"><text:a xlink:type="simple" xlink:href="#__RefHeading___Toc8356_3318506719" text:style-name="Index_20_Link" text:visited-style-name="Index_20_Link">Sociedad Limitada (S.L.)<text:tab/>22</text:a></text:p>
          <text:p text:style-name="P80"><text:a xlink:type="simple" xlink:href="#__RefHeading___Toc8358_3318506719" text:style-name="Index_20_Link" text:visited-style-name="Index_20_Link">Sociedad Anónima (S.A.)<text:tab/>22</text:a></text:p>
          <text:p text:style-name="P81"><text:a xlink:type="simple" xlink:href="#__RefHeading___Toc8360_3318506719" text:style-name="Index_20_Link" text:visited-style-name="Index_20_Link">Recomendación:<text:tab/>23</text:a></text:p>
        </text:index-body>
      </text:table-of-content>
      <text:p text:style-name="P13"/>
      <text:p text:style-name="P9"><text:soft-page-break/></text:p>
      <text:p text:style-name="P9"/>
      <text:h text:style-name="P164" text:outline-level="1" text:is-list-header="true"><text:bookmark-start text:name="__RefHeading___Toc714_1243850695"/>Introducción<text:bookmark-end text:name="__RefHeading___Toc714_1243850695"/></text:h>
      <text:p text:style-name="P20">Nuestro objetivo es transformar la manera en que las residencias de mayores gestionan su operativa diaria y la atención a sus pacientes, utilizando tecnología innovadora y accesible.</text:p>
      <text:p text:style-name="P20">Este proyecto nace de una observación cercana y personal: el proceso de gestión en muchas residencias todavía se realiza de manera manual o mediante sistemas informáticos obsoletos que no cubren las necesidades reales del sector. Como equipo, estamos convencidos de que una solución digital moderna puede marcar la diferencia, no solo en términos de eficiencia operativa, sino también en la calidad del cuidado que reciben las personas mayores.</text:p>
      <text:p text:style-name="P20">Somos un grupo multidisciplinar con experiencia en desarrollo tecnológico, gestión empresarial y conocimientos prácticos del sector sociosanitario. Conocemos de primera mano los desafíos que enfrentan los profesionales en este ámbito y queremos ofrecerles una herramienta poderosa que les facilite su labor: un software de gestión de pacientes diseñado específicamente para residencias de mayores, basado en una filosofía de código abierto.</text:p>
      <text:p text:style-name="P20">Nuestro sistema será más que un simple software. Queremos crear una solución integral que permita a los sociosanitarios recolectar datos en tiempo real desde dispositivos móviles, centralizar la información de cada paciente, y generar reportes útiles para supervisores y administradores. Creemos firmemente que la tecnología no solo puede optimizar procesos, sino también mejorar la vida de las personas, y eso es lo que nos mueve a desarrollar este proyecto.</text:p>
      <text:p text:style-name="P20">Estamos comprometidos a construir un sistema que sea accesible, adaptable y escalable, con una visión inicial enfocada en el mercado español, pero con ambiciones de crecimiento internacional. Cada paso que hemos dado hasta ahora está enfocado en resolver una necesidad real, con un modelo de negocio sostenible y un compromiso ético de ayudar al sector sociosanitario a avanzar hacia el futuro.</text:p>
      <text:p text:style-name="P20">¡Gracias por interesarte en nuestra propuesta! Nos emociona trabajar en algo que puede generar un impacto significativo, y esperamos que este documento te ayude a entender no solo el proyecto, sino también la pasión y el esfuerzo detrás de él. </text:p>
      <text:p text:style-name="P37"/>
      <text:p text:style-name="P7"><text:a xlink:type="simple" xlink:href="#Índice" text:style-name="Internet_20_link" text:visited-style-name="Visited_20_Internet_20_Link"/></text:p>
      <text:p text:style-name="P7"><text:a xlink:type="simple" xlink:href="#Índice" text:style-name="Internet_20_link" text:visited-style-name="Visited_20_Internet_20_Link"/></text:p>
      <text:p text:style-name="P7"><text:a xlink:type="simple" xlink:href="#Índice" text:style-name="Internet_20_link" text:visited-style-name="Visited_20_Internet_20_Link">Volver al índice</text:a></text:p>
      <text:h text:style-name="P165" text:outline-level="1"><text:bookmark-start text:name="__RefHeading___Toc1451_4077216678"/>Datos Profesionales del Promotor<text:bookmark-end text:name="__RefHeading___Toc1451_4077216678"/></text:h>
      <text:p text:style-name="P20">Nuestro equipo cuenta con una sólida experiencia multidisciplinar, que combina habilidades en desarrollo tecnológico, gestión empresarial y un profundo conocimiento del sector sociosanitario. Uno de nuestros fundadores lideró durante más de una década un negocio familiar en el sector de la hostelería, para luego especializarse en desarrollo web y participar en la creación y comercialización de sistemas ERP durante los últimos tres años. La idea de este proyecto surge de la observación directa de una necesidad crítica en la digitalización de los procesos sociosanitarios, identificada de manera personal por otro miembro de nuestro equipo, profesional del sector en España. Esta combinación de habilidades técnicas, gerenciales y una comprensión cercana del cliente objetivo son pilares clave para el éxito de nuestra iniciativa.</text:p>
      <text:p text:style-name="P36"/>
      <text:p text:style-name="P3"><text:a xlink:type="simple" xlink:href="#Índice" text:style-name="Internet_20_link" text:visited-style-name="Visited_20_Internet_20_Link"/></text:p>
      <text:p text:style-name="P3"><text:a xlink:type="simple" xlink:href="#Índice" text:style-name="Internet_20_link" text:visited-style-name="Visited_20_Internet_20_Link"/></text:p>
      <text:p text:style-name="P3"><text:a xlink:type="simple" xlink:href="#Índice" text:style-name="Internet_20_link" text:visited-style-name="Visited_20_Internet_20_Link">Volver al índice</text:a></text:p>
      <text:h text:style-name="P166" text:outline-level="1"/>
      <text:h text:style-name="P167" text:outline-level="1"><text:bookmark-start text:name="__RefHeading___Toc1453_4077216678"/>Definición del Par Producto/Mercado<text:bookmark-end text:name="__RefHeading___Toc1453_4077216678"/></text:h>
      <text:h text:style-name="P171" text:outline-level="1"><text:bookmark-start text:name="__RefHeading___Toc1455_4077216678"/>Producto<text:bookmark-end text:name="__RefHeading___Toc1455_4077216678"/></text:h>
      <text:h text:style-name="P173" text:outline-level="3" text:is-list-header="true"><text:bookmark-start text:name="__RefHeading___Toc1457_4077216678"/>Software de gestión de pacientes para residencias de mayores<text:bookmark-end text:name="__RefHeading___Toc1457_4077216678"/></text:h>
      <text:p text:style-name="P184">El sistema se diseñará para resolver las carencias de digitalización en el sector sociosanitario, permitiendo una gestión más eficiente, precisa y escalable de la información de los pacientes en residencias de mayores. Será un producto flexible que podrá ser adaptado a las necesidades específicas de cada cliente, lo que lo convierte en una herramienta imprescindible para instituciones que buscan optimizar procesos y mejorar la calidad del cuidado.</text:p>
      <text:h text:style-name="P174" text:outline-level="3" text:is-list-header="true"><text:bookmark-start text:name="__RefHeading___Toc1459_4077216678"/>Características Principales<text:bookmark-end text:name="__RefHeading___Toc1459_4077216678"/></text:h>
      <text:h text:style-name="P175" text:outline-level="4"><text:bookmark-start text:name="__RefHeading___Toc1461_4077216678"/>Interfaz optimizada para dispositivos móviles (PDA y tablets):<text:bookmark-end text:name="__RefHeading___Toc1461_4077216678"/></text:h>
      <text:p text:style-name="P184">Los sociosanitarios podrán registrar datos directamente durante sus rondas, reduciendo errores y evitando la duplicación de tareas.</text:p>
      <text:p text:style-name="P184">Sincronización en tiempo real con el sistema central, permitiendo que supervisores y directivos accedan a información actualizada en cualquier momento.</text:p>
      <text:h text:style-name="P175" text:outline-level="4"><text:bookmark-start text:name="__RefHeading___Toc1463_4077216678"/>Gestión del historial clínico:<text:bookmark-end text:name="__RefHeading___Toc1463_4077216678"/></text:h>
      <text:p text:style-name="P184">Repositorio único de información médica, terapias, evolución de los residentes y notas del personal sociosanitario.</text:p>
      <text:p text:style-name="P184">Funciones avanzadas de búsqueda para acceder rápidamente a antecedentes relevantes, como alergias o tratamientos anteriores.</text:p>
      <text:h text:style-name="P175" text:outline-level="4"><text:bookmark-start text:name="__RefHeading___Toc1465_4077216678"/>Módulo de estadísticas e informes:<text:bookmark-end text:name="__RefHeading___Toc1465_4077216678"/></text:h>
      <text:p text:style-name="P184">Análisis de datos que permite a los administradores medir indicadores clave de rendimiento (KPI), como ocupación, rotación, incidencias, y costos asociados al cuidado.</text:p>
      <text:p text:style-name="P184">Informes automatizados para cumplir con normativas o justificar la calidad del servicio ante inspecciones y auditores.</text:p>
      <text:h text:style-name="P175" text:outline-level="4"><text:bookmark-start text:name="__RefHeading___Toc1467_4077216678"/>Planificación y gestión de tareas:<text:bookmark-end text:name="__RefHeading___Toc1467_4077216678"/></text:h>
      <text:p text:style-name="P184">Calendarios dinámicos que asignan automáticamente actividades a los cuidadores basados en las necesidades de los residentes.</text:p>
      <text:p text:style-name="P184">Alertas programadas para recordar actividades críticas como administración de medicamentos.</text:p>
      <text:h text:style-name="P175" text:outline-level="4"><text:bookmark-start text:name="__RefHeading___Toc1469_4077216678"/>Acceso escalonado y seguro:<text:bookmark-end text:name="__RefHeading___Toc1469_4077216678"/></text:h>
      <text:p text:style-name="P184">Perfiles de usuario que controlan el acceso según el rol: sociosanitarios, supervisores, médicos y directivos.</text:p>
      <text:p text:style-name="P184">Cumplimiento con normativas de protección de datos (RGPD en España).</text:p>
      <text:h text:style-name="P175" text:outline-level="4"><text:bookmark-start text:name="__RefHeading___Toc1471_4077216678"/><text:soft-page-break/>Filosofía de Código Abierto:<text:bookmark-end text:name="__RefHeading___Toc1471_4077216678"/></text:h>
      <text:p text:style-name="P184">Transparencia en el código fuente para garantizar la confianza de los usuarios.</text:p>
      <text:p text:style-name="P184">Comunidad de desarrolladores que podrá contribuir a mejoras continuas del sistema, manteniendo la calidad y relevancia tecnológica.</text:p>
      <text:h text:style-name="P172" text:outline-level="2"><text:bookmark-start text:name="__RefHeading___Toc1473_4077216678"/>Mercado Objetivo<text:bookmark-end text:name="__RefHeading___Toc1473_4077216678"/></text:h>
      <text:p text:style-name="P184">El software está diseñado principalmente para atender las necesidades de:</text:p>
      <text:h text:style-name="P173" text:outline-level="3" text:is-list-header="true"><text:bookmark-start text:name="__RefHeading___Toc1475_4077216678"/>Residencias de mayores.<text:bookmark-end text:name="__RefHeading___Toc1475_4077216678"/></text:h>
      <text:h text:style-name="P175" text:outline-level="4"><text:bookmark-start text:name="__RefHeading___Toc1477_4077216678"/><text:span text:style-name="T8">P</text:span>úblicas <text:span text:style-name="T8">o</text:span> privadas.<text:bookmark-end text:name="__RefHeading___Toc1477_4077216678"/></text:h>
      <text:p text:style-name="P184">Centros sociosanitarios: que gestionan la atención integral a pacientes con necesidades específicas.</text:p>
      <text:p text:style-name="P184">Pequeñas y medianas instituciones sanitarias: interesadas en mejorar la gestión operativa de sus instalaciones.</text:p>
      <text:p text:style-name="P184">El mercado nacional será el enfoque inicial, dado el rápido envejecimiento de la población en España y las crecientes necesidades de profesionalización en el cuidado de personas mayores. España cuenta con más de 5.000 residencias de mayores, de las cuales un gran porcentaje aún opera con procesos manuales o con sistemas informáticos limitados, lo que representa una gran oportunidad para la digitalización.</text:p>
      <text:p text:style-name="P184">En el mediano plazo, el software tendrá la posibilidad de expandirse internacionalmente, especialmente a países de la Unión Europea donde las regulaciones y necesidades son similares a las del mercado español.</text:p>
      <text:h text:style-name="P173" text:outline-level="3" text:is-list-header="true"><text:bookmark-start text:name="__RefHeading___Toc1479_4077216678"/>Beneficios del Producto<text:bookmark-end text:name="__RefHeading___Toc1479_4077216678"/></text:h>
      <text:h text:style-name="P175" text:outline-level="4"><text:bookmark-start text:name="__RefHeading___Toc1481_4077216678"/>Optimización del tiempo y recursos:<text:bookmark-end text:name="__RefHeading___Toc1481_4077216678"/></text:h>
      <text:p text:style-name="P184">Los datos ingresados en el sistema en tiempo real reducen significativamente el tiempo perdido en transcripciones manuales.</text:p>
      <text:p text:style-name="P184">Mejora en la asignación de recursos al contar con información consolidada y procesable.</text:p>
      <text:h text:style-name="P175" text:outline-level="4"><text:bookmark-start text:name="__RefHeading___Toc1483_4077216678"/>Mejora en la calidad del cuidado:<text:bookmark-end text:name="__RefHeading___Toc1483_4077216678"/></text:h>
      <text:p text:style-name="P184">Acceso inmediato a datos históricos y actuales de los pacientes que permite a los cuidadores ofrecer atención personalizada.</text:p>
      <text:p text:style-name="P184">Facilita la toma de decisiones basadas en datos y tendencias históricas.</text:p>
      <text:h text:style-name="P175" text:outline-level="4"><text:bookmark-start text:name="__RefHeading___Toc1485_4077216678"/>Cumplimiento normativo:<text:bookmark-end text:name="__RefHeading___Toc1485_4077216678"/></text:h>
      <text:p text:style-name="P184">Generación automática de documentos para auditorías o informes requeridos por normativas sanitarias.</text:p>
      <text:h text:style-name="P175" text:outline-level="4"><text:bookmark-start text:name="__RefHeading___Toc1487_4077216678"/><text:soft-page-break/>Reducción de costos a largo plazo:<text:bookmark-end text:name="__RefHeading___Toc1487_4077216678"/></text:h>
      <text:p text:style-name="P184">La implementación inicial puede ser amortizada rápidamente gracias al ahorro en procesos manuales y reducción de errores.</text:p>
      <text:p text:style-name="P184">La naturaleza open source del software disminuye los costos de licencias y permite que los clientes realicen personalizaciones con desarrolladores externos si lo desean.</text:p>
      <text:h text:style-name="P173" text:outline-level="3" text:is-list-header="true"><text:bookmark-start text:name="__RefHeading___Toc1489_4077216678"/>Diferenciación en el Mercado<text:bookmark-end text:name="__RefHeading___Toc1489_4077216678"/></text:h>
      <text:h text:style-name="P175" text:outline-level="4"><text:bookmark-start text:name="__RefHeading___Toc1491_4077216678"/>El software se destaca por ser:<text:bookmark-end text:name="__RefHeading___Toc1491_4077216678"/></text:h>
      <text:p text:style-name="P184">Especializado y centrado en el cliente: diseñado exclusivamente para satisfacer las necesidades del sector sociosanitario.</text:p>
      <text:p text:style-name="P184">Flexible: adaptable a residencias pequeñas y grandes, con opciones de integración con sistemas existentes.</text:p>
      <text:p text:style-name="P184">Económico: al ser open source, el cliente paga únicamente por los servicios que necesita, como soporte, mantenimiento o formación.</text:p>
      <text:p text:style-name="P184">Modular: permite implementar funcionalidades adicionales según las necesidades del cliente (e.g., integración con sistemas de facturación, gestión de recursos humanos, etc.).</text:p>
      <text:h text:style-name="P173" text:outline-level="3" text:is-list-header="true"><text:bookmark-start text:name="__RefHeading___Toc1493_4077216678"/>Alineación con Tendencias del Sector<text:bookmark-end text:name="__RefHeading___Toc1493_4077216678"/></text:h>
      <text:p text:style-name="P184">El envejecimiento demográfico en España y en otros países desarrollados genera una creciente presión sobre las instituciones sociosanitarias para ofrecer mejores servicios a un número mayor de pacientes. Paralelamente, las iniciativas de transformación digital en el sector salud promueven la incorporación de soluciones tecnológicas para aumentar la eficiencia y la calidad del cuidado. El software propuesto responde a ambas tendencias, posicionándose como un aliado clave para el futuro del cuidado de personas mayores.</text:p>
      <text:p text:style-name="P199"><text:a xlink:type="simple" xlink:href="#Índice" text:style-name="Internet_20_link" text:visited-style-name="Visited_20_Internet_20_Link"/></text:p>
      <text:p text:style-name="P4"><text:a xlink:type="simple" xlink:href="#Índice" text:style-name="Internet_20_link" text:visited-style-name="Visited_20_Internet_20_Link"><text:span text:style-name="T5">Volver al índice</text:span></text:a></text:p>
      <text:p text:style-name="P19"/>
      <text:h text:style-name="P169" text:outline-level="1"><text:bookmark-start text:name="__RefHeading___Toc1495_4077216678"/>Estudio de Mercado<text:bookmark-end text:name="__RefHeading___Toc1495_4077216678"/></text:h>
      <text:p text:style-name="P20">El análisis de mercado es esencial para entender el contexto en el que se desarrollará y comercializará el software de gestión de pacientes. Este análisis aborda los factores externos e internos que afectan al sector sociosanitario, identificando las oportunidades y desafíos del entorno.</text:p>
      <text:h text:style-name="P172" text:outline-level="2"><text:bookmark-start text:name="__RefHeading___Toc1497_4077216678"/>Análisis Externo<text:bookmark-end text:name="__RefHeading___Toc1497_4077216678"/></text:h>
      <text:h text:style-name="P173" text:outline-level="3" text:is-list-header="true"><text:bookmark-start text:name="__RefHeading___Toc1499_4077216678"/>Factores del Macroentorno:<text:bookmark-end text:name="__RefHeading___Toc1499_4077216678"/></text:h>
      <text:h text:style-name="P175" text:outline-level="4"><text:bookmark-start text:name="__RefHeading___Toc1501_4077216678"/>Demográficos:<text:bookmark-end text:name="__RefHeading___Toc1501_4077216678"/></text:h>
      <text:p text:style-name="P20"><text:span text:style-name="T6">E</text:span>nvejecimiento poblacional en España: Se espera que para 2050 más del 30% de la población española tenga 65 años o más. Esto genera una creciente demanda de residencias de mayores y servicios sociosanitarios.</text:p>
      <text:p text:style-name="P20">Mayor sensibilización social hacia la calidad del cuidado de las personas mayores.</text:p>
      <text:h text:style-name="P175" text:outline-level="4"><text:bookmark-start text:name="__RefHeading___Toc1503_4077216678"/>Tecnológicos:<text:bookmark-end text:name="__RefHeading___Toc1503_4077216678"/></text:h>
      <text:p text:style-name="P20">Incremento de la digitalización en todos los sectores, incluido el sanitario.</text:p>
      <text:p text:style-name="P20">Creciente adopción de dispositivos móviles y sistemas cloud para mejorar la gestión de datos y procesos en tiempo real.</text:p>
      <text:h text:style-name="P175" text:outline-level="4"><text:bookmark-start text:name="__RefHeading___Toc1505_4077216678"/>Económicos:<text:bookmark-end text:name="__RefHeading___Toc1505_4077216678"/></text:h>
      <text:p text:style-name="P20">Aunque las residencias privadas enfrentan restricciones presupuestarias, buscan soluciones rentables para mejorar la eficiencia y cumplir con normativas.</text:p>
      <text:p text:style-name="P20">Disponibilidad de incentivos públicos en algunas comunidades autónomas para la innovación tecnológica en salud.</text:p>
      <text:h text:style-name="P175" text:outline-level="4"><text:bookmark-start text:name="__RefHeading___Toc1507_4077216678"/>Legales:<text:bookmark-end text:name="__RefHeading___Toc1507_4077216678"/></text:h>
      <text:p text:style-name="P20">Reglamentos como el RGPD (Reglamento General de Protección de Datos) imponen estándares estrictos para la protección de la información personal, lo que obliga a las residencias a adoptar sistemas seguros.</text:p>
      <text:p text:style-name="P20">Normativas específicas del sector sanitario que promueven la transparencia y la mejora continua.</text:p>
      <text:h text:style-name="P173" text:outline-level="3" text:is-list-header="true"><text:bookmark-start text:name="__RefHeading___Toc1509_4077216678"/>Factores del Microentorno:<text:bookmark-end text:name="__RefHeading___Toc1509_4077216678"/></text:h>
      <text:h text:style-name="P175" text:outline-level="4" text:is-list-header="true"><text:bookmark-start text:name="__RefHeading___Toc1511_4077216678"/>Clientes:<text:bookmark-end text:name="__RefHeading___Toc1511_4077216678"/></text:h>
      <text:h text:style-name="P177" text:outline-level="5"><text:bookmark-start text:name="__RefHeading___Toc1513_4077216678"/>Residencias de mayores: <text:bookmark-end text:name="__RefHeading___Toc1513_4077216678"/></text:h>
      <text:p text:style-name="P185">Tanto privadas como públicas, buscando optimizar la gestión interna y mejorar la calidad del servicio.</text:p>
      <text:h text:style-name="P176" text:outline-level="5"><text:bookmark-start text:name="__RefHeading___Toc1515_4077216678"/><text:soft-page-break/>Centros sociosanitarios: <text:bookmark-end text:name="__RefHeading___Toc1515_4077216678"/></text:h>
      <text:p text:style-name="P185">Instituciones que gestionan pacientes con necesidades específicas, como personas con discapacidad o enfermedades crónicas.</text:p>
      <text:h text:style-name="P177" text:outline-level="5"><text:bookmark-start text:name="__RefHeading___Toc1517_4077216678"/>Directores y administradores: <text:bookmark-end text:name="__RefHeading___Toc1517_4077216678"/></text:h>
      <text:p text:style-name="P186">Interesados en herramientas que ofrezcan datos estratégicos y simplifiquen procesos operativos.</text:p>
      <text:h text:style-name="P175" text:outline-level="4"><text:bookmark-start text:name="__RefHeading___Toc1519_4077216678"/>Proveedores:<text:bookmark-end text:name="__RefHeading___Toc1519_4077216678"/></text:h>
      <text:h text:style-name="P177" text:outline-level="5"><text:bookmark-start text:name="__RefHeading___Toc1521_4077216678"/>Empresas de hardware: <text:bookmark-end text:name="__RefHeading___Toc1521_4077216678"/></text:h>
      <text:p text:style-name="P186">PDA, tablets, y servidores para clientes que opten por infraestructura local.</text:p>
      <text:p text:style-name="P20">Servicios de hospedaje en la nube: Para clientes que prefieran soluciones externas.</text:p>
      <text:h text:style-name="P177" text:outline-level="5"><text:bookmark-start text:name="__RefHeading___Toc1523_4077216678"/>Comunidades de desarrolladores open source: <text:bookmark-end text:name="__RefHeading___Toc1523_4077216678"/></text:h>
      <text:p text:style-name="P186">Potencial de colaboración para enriquecer el software.</text:p>
      <text:h text:style-name="P175" text:outline-level="4"><text:bookmark-start text:name="__RefHeading___Toc1525_4077216678"/>Competidores: <text:bookmark-end text:name="__RefHeading___Toc1525_4077216678"/></text:h>
      <text:p text:style-name="P186">Aunque el mercado está poco explorado, existen competidores indirectos, como:</text:p>
      <text:list text:style-name="L2">
        <text:list-item>
          <text:p text:style-name="P187">Grandes ERPs genéricos adaptados al sector sociosanitario.</text:p>
        </text:list-item>
        <text:list-item>
          <text:p text:style-name="P187">Pequeñas empresas que ofrecen soluciones locales o personalizadas, pero no necesariamente open source ni con el mismo enfoque modular y especializado.</text:p>
        </text:list-item>
        <text:list-item>
          <text:p text:style-name="P187">Alternativas manuales o sistemas obsoletos, todavía muy comunes en el sector, que representan la principal barrera para la adopción tecnológica.</text:p>
        </text:list-item>
      </text:list>
      <text:h text:style-name="P172" text:outline-level="2"/>
      <text:h text:style-name="P38" text:outline-level="2"><text:bookmark-start text:name="__RefHeading___Toc1531_4077216678"/>Análisis Interno<text:bookmark-end text:name="__RefHeading___Toc1531_4077216678"/></text:h>
      <text:h text:style-name="Heading_20_3" text:outline-level="3" text:is-list-header="true"><text:bookmark-start text:name="__RefHeading___Toc1537_4077216678"/>Puntos fuertes y débiles del análisis interno:<text:bookmark-end text:name="__RefHeading___Toc1537_4077216678"/></text:h>
      <table:table table:name="Tabla1" table:style-name="Tabla1">
        <table:table-column table:style-name="Tabla1.A"/>
        <table:table-column table:style-name="Tabla1.B"/>
        <table:table-row>
          <table:table-cell table:style-name="Tabla1.A1" office:value-type="string">
            <text:p text:style-name="P32">Fortalezas</text:p>
            <text:list text:style-name="L1">
              <text:list-item>
                <text:p text:style-name="P198">Experiencia técnica en desarrollo y comercialización de software ERP.</text:p>
              </text:list-item>
              <text:list-item>
                <text:p text:style-name="P198">Modelo de negocio escalable basado en servicios adicionales.</text:p>
              </text:list-item>
              <text:list-item>
                <text:p text:style-name="P198">Filosofía de código abierto, que reduce barreras de entrada.</text:p>
              </text:list-item>
              <text:list-item>
                <text:p text:style-name="P198">Potencial para crear comunidad de usuarios y desarrolladores.</text:p>
              </text:list-item>
            </text:list>
          </table:table-cell>
          <table:table-cell table:style-name="Tabla1.B1" office:value-type="string">
            <text:p text:style-name="P32">Oportunidades:</text:p>
            <text:list text:continue-numbering="true" text:style-name="L1">
              <text:list-item>
                <text:p text:style-name="P198">Gran número de clientes potenciales con procesos manuales o tecnologías obsoletas.</text:p>
              </text:list-item>
              <text:list-item>
                <text:p text:style-name="P198">Creciente interés en soluciones que mejoren la eficiencia operativa y cumplan con normativas.</text:p>
              </text:list-item>
              <text:list-item>
                <text:p text:style-name="P198">Oportunidad de liderar la digitalización del sector sociosanitario en España y, a futuro, en mercados internacionales.</text:p>
              </text:list-item>
            </text:list>
          </table:table-cell>
        </table:table-row>
        <table:table-row>
          <table:table-cell table:style-name="Tabla1.A2" office:value-type="string">
            <text:p text:style-name="P32">Debilidades:</text:p>
            <text:list text:continue-numbering="true" text:style-name="L1">
              <text:list-item>
                <text:p text:style-name="P198">Limitados recursos iniciales para grandes campañas de marketing o infraestructura robusta.</text:p>
              </text:list-item>
              <text:list-item>
                <text:p text:style-name="P198">Producto desconocido en un mercado que a menudo es reacio a innovar.</text:p>
              </text:list-item>
            </text:list>
            <text:p text:style-name="P25"/>
          </table:table-cell>
          <table:table-cell table:style-name="Tabla1.B2" office:value-type="string">
            <text:p text:style-name="P32">Amenazas:</text:p>
            <text:list text:continue-numbering="true" text:style-name="L1">
              <text:list-item>
                <text:p text:style-name="P198">Resistencia cultural al cambio tecnológico en el sector sociosanitario.</text:p>
              </text:list-item>
              <text:list-item>
                <text:p text:style-name="P198">Competencia con empresas de software ya establecidas que puedan adaptar rápidamente sus productos.</text:p>
              </text:list-item>
              <text:list-item>
                <text:p text:style-name="P198">Desafíos para ganar confianza en un mercado que valora la seguridad y estabilidad.</text:p>
              </text:list-item>
            </text:list>
          </table:table-cell>
        </table:table-row>
      </table:table>
      <text:p text:style-name="P26">Análisis DAFO (FODA)</text:p>
      <text:p text:style-name="P19"/>
      <text:p text:style-name="P19"><text:tab/></text:p>
      <text:p text:style-name="P19"><text:tab/></text:p>
      <text:p text:style-name="P19"><text:tab/></text:p>
      <text:p text:style-name="P19"><text:tab/></text:p>
      <text:p text:style-name="P19"/>
      <text:p text:style-name="P19"/>
      <text:p text:style-name="P19"/>
      <text:p text:style-name="P19"/>
      <text:p text:style-name="P19"/>
      <text:p text:style-name="P19"/>
      <text:p text:style-name="P5"><text:a xlink:type="simple" xlink:href="#Índice" text:style-name="Internet_20_link" text:visited-style-name="Visited_20_Internet_20_Link"/></text:p>
      <text:p text:style-name="P5"><text:a xlink:type="simple" xlink:href="#Índice" text:style-name="Internet_20_link" text:visited-style-name="Visited_20_Internet_20_Link"><text:span text:style-name="T5">Volver al índice</text:span></text:a></text:p>
      <text:p text:style-name="P21"/>
      <text:h text:style-name="P165" text:outline-level="1" text:is-list-header="true"><text:bookmark-start text:name="__RefHeading___Toc1673_4077216678"/>Plan de Marketing<text:bookmark-end text:name="__RefHeading___Toc1673_4077216678"/></text:h>
      <text:h text:style-name="Heading_20_2" text:outline-level="2"><text:bookmark-start text:name="__RefHeading___Toc1675_4077216678"/>Producto o Servicio<text:bookmark-end text:name="__RefHeading___Toc1675_4077216678"/></text:h>
      <text:h text:style-name="Heading_20_3" text:outline-level="3" text:is-list-header="true"><text:bookmark-start text:name="__RefHeading___Toc1677_4077216678"/>Características:<text:bookmark-end text:name="__RefHeading___Toc1677_4077216678"/></text:h>
      <text:p text:style-name="P21">El software de gestión de pacientes se caracteriza por:</text:p>
      <text:p text:style-name="P27">Gestión en tiempo real: </text:p>
      <text:p text:style-name="P27">Recolección de datos directamente desde dispositivos móviles (PDA o tablets) por parte del personal sociosanitario.</text:p>
      <text:h text:style-name="Heading_20_4" text:outline-level="4"><text:bookmark-start text:name="__RefHeading___Toc1679_4077216678"/>Interfaz intuitiva: <text:bookmark-end text:name="__RefHeading___Toc1679_4077216678"/></text:h>
      <text:p text:style-name="P27">Diseñada para usuarios con distintos niveles de familiaridad tecnológica.</text:p>
      <text:h text:style-name="Heading_20_4" text:outline-level="4"><text:bookmark-start text:name="__RefHeading___Toc1681_4077216678"/>Historial clínico consolidado: <text:bookmark-end text:name="__RefHeading___Toc1681_4077216678"/></text:h>
      <text:p text:style-name="P27">Base de datos centralizada que facilita el acceso a información actualizada y a reportes históricos.</text:p>
      <text:h text:style-name="Heading_20_4" text:outline-level="4"><text:bookmark-start text:name="__RefHeading___Toc1683_4077216678"/>Generación de informes automatizados: <text:bookmark-end text:name="__RefHeading___Toc1683_4077216678"/></text:h>
      <text:p text:style-name="P27">Estadísticas, gráficos y reportes para la administración y cumplimiento normativo.</text:p>
      <text:h text:style-name="Heading_20_4" text:outline-level="4"><text:bookmark-start text:name="__RefHeading___Toc1685_4077216678"/>Seguridad y cumplimiento legal: <text:bookmark-end text:name="__RefHeading___Toc1685_4077216678"/></text:h>
      <text:p text:style-name="P27">Almacenamiento de datos conforme al RGPD, con opciones de encriptación y auditoría.</text:p>
      <text:h text:style-name="Heading_20_4" text:outline-level="4"><text:bookmark-start text:name="__RefHeading___Toc1687_4077216678"/>Modularidad y personalización: <text:bookmark-end text:name="__RefHeading___Toc1687_4077216678"/></text:h>
      <text:p text:style-name="P27">Se puede ampliar con módulos adicionales según las necesidades del cliente, como facturación o recursos humanos.</text:p>
      <text:h text:style-name="Heading_20_4" text:outline-level="4"><text:bookmark-start text:name="__RefHeading___Toc1689_4077216678"/>Filosofía Open Source: <text:bookmark-end text:name="__RefHeading___Toc1689_4077216678"/></text:h>
      <text:p text:style-name="P27">Transparencia en el código, con la opción para los usuarios de personalizar el sistema con su propio equipo técnico.</text:p>
      <text:p text:style-name="P27"/>
      <text:h text:style-name="Heading_20_3" text:outline-level="3" text:is-list-header="true"><text:bookmark-start text:name="__RefHeading___Toc1691_4077216678"/>Nombre o marca:<text:bookmark-end text:name="__RefHeading___Toc1691_4077216678"/></text:h>
      <text:p text:style-name="P21">Sugerencia inicial: "GeriGest"</text:p>
      <text:p text:style-name="P21"/>
      <text:p text:style-name="P21">Combina las ideas de "geriatric" (gerontología) y "gestión".</text:p>
      <text:p text:style-name="P21">Otras opciones a considerar: "CareSoft", "SeniorManage", "ResiTech".</text:p>
      <text:p text:style-name="P21"/>
      <text:h text:style-name="Heading_20_3" text:outline-level="3" text:is-list-header="true"><text:bookmark-start text:name="__RefHeading___Toc1693_4077216678"/><text:soft-page-break/>Demanda:<text:bookmark-end text:name="__RefHeading___Toc1693_4077216678"/></text:h>
      <text:h text:style-name="Heading_20_4" text:outline-level="4"><text:bookmark-start text:name="__RefHeading___Toc1695_4077216678"/>Mercado potencial: <text:bookmark-end text:name="__RefHeading___Toc1695_4077216678"/></text:h>
      <text:p text:style-name="P28">Más de 5.000 residencias en España, muchas de ellas aún operando con procesos manuales.</text:p>
      <text:h text:style-name="Heading_20_4" text:outline-level="4"><text:bookmark-start text:name="__RefHeading___Toc1697_4077216678"/>Tendencia creciente: <text:bookmark-end text:name="__RefHeading___Toc1697_4077216678"/></text:h>
      <text:p text:style-name="P28">La transformación digital en el sector sociosanitario está incentivada por normativas, necesidades de eficiencia y presión competitiva.</text:p>
      <text:h text:style-name="Heading_20_4" text:outline-level="4"><text:bookmark-start text:name="__RefHeading___Toc1699_4077216678"/>Demanda inicial: <text:bookmark-end text:name="__RefHeading___Toc1699_4077216678"/></text:h>
      <text:p text:style-name="P28">Se espera interés inicial de pequeñas y medianas residencias privadas que busquen soluciones económicas y personalizables.</text:p>
      <text:p text:style-name="P28"/>
      <text:h text:style-name="Heading_20_3" text:outline-level="3" text:is-list-header="true"><text:bookmark-start text:name="__RefHeading___Toc1701_4077216678"/>Rentabilidad:<text:bookmark-end text:name="__RefHeading___Toc1701_4077216678"/></text:h>
      <text:p text:style-name="P21"/>
      <text:h text:style-name="Heading_20_4" text:outline-level="4"><text:bookmark-start text:name="__RefHeading___Toc1703_4077216678"/>Modelo de ingresos: <text:bookmark-end text:name="__RefHeading___Toc1703_4077216678"/></text:h>
      <text:p text:style-name="P28">Basado en servicios complementarios como la implantación, soporte técnico, formación y hospedaje en servidores externos.</text:p>
      <text:h text:style-name="Heading_20_4" text:outline-level="4"><text:bookmark-start text:name="__RefHeading___Toc1705_4077216678"/>Margen inicial: <text:bookmark-end text:name="__RefHeading___Toc1705_4077216678"/></text:h>
      <text:p text:style-name="P28">Alto margen en servicios como soporte y formación debido a bajos costos recurrentes.</text:p>
      <text:h text:style-name="Heading_20_4" text:outline-level="4"><text:bookmark-start text:name="__RefHeading___Toc1707_4077216678"/>Escalabilidad: <text:bookmark-end text:name="__RefHeading___Toc1707_4077216678"/></text:h>
      <text:p text:style-name="P28">Potencial para capturar más mercado con el tiempo, especialmente mediante referencias y la comunidad open source.</text:p>
      <text:p text:style-name="P21"/>
      <text:h text:style-name="Heading_20_3" text:outline-level="3" text:is-list-header="true"><text:bookmark-start text:name="__RefHeading___Toc1709_4077216678"/>Protección legal:<text:bookmark-end text:name="__RefHeading___Toc1709_4077216678"/></text:h>
      <text:h text:style-name="Heading_20_4" text:outline-level="4"><text:bookmark-start text:name="__RefHeading___Toc1711_4077216678"/>Propiedad intelectual: <text:bookmark-end text:name="__RefHeading___Toc1711_4077216678"/></text:h>
      <text:p text:style-name="P28">Aunque el software será open source, se registrará la marca y se protegerán las implementaciones específicas realizadas para clientes.</text:p>
      <text:h text:style-name="Heading_20_4" text:outline-level="4"><text:bookmark-start text:name="__RefHeading___Toc1713_4077216678"/>Cumplimiento normativo: <text:bookmark-end text:name="__RefHeading___Toc1713_4077216678"/></text:h>
      <text:p text:style-name="P28">El diseño del software garantizará el cumplimiento del RGPD para proteger datos personales y evitar sanciones.</text:p>
      <text:p text:style-name="P28"/>
      <text:h text:style-name="Heading_20_2" text:outline-level="2"><text:bookmark-start text:name="__RefHeading___Toc1715_4077216678"/><text:soft-page-break/>Precio<text:bookmark-end text:name="__RefHeading___Toc1715_4077216678"/></text:h>
      <text:h text:style-name="Heading_20_3" text:outline-level="3" text:is-list-header="true"><text:bookmark-start text:name="__RefHeading___Toc1717_4077216678"/>Estrategia de precios:<text:bookmark-end text:name="__RefHeading___Toc1717_4077216678"/></text:h>
      <text:h text:style-name="Heading_20_4" text:outline-level="4"><text:bookmark-start text:name="__RefHeading___Toc1719_4077216678"/>Implantación inicial:<text:bookmark-end text:name="__RefHeading___Toc1719_4077216678"/></text:h>
      <text:p text:style-name="P28"><text:s/>Tarifa única basada en la complejidad y tamaño de la residencia (desde 2.000 € hasta 10.000 €).</text:p>
      <text:h text:style-name="Heading_20_4" text:outline-level="4"><text:bookmark-start text:name="__RefHeading___Toc1721_4077216678"/>Soporte técnico: <text:bookmark-end text:name="__RefHeading___Toc1721_4077216678"/></text:h>
      <text:p text:style-name="P28">Planes mensuales escalonados, desde 150 €/mes para soporte básico hasta 500 €/mes para soporte integral.</text:p>
      <text:h text:style-name="Heading_20_4" text:outline-level="4"><text:bookmark-start text:name="__RefHeading___Toc1723_4077216678"/>Hospedaje en servidores: <text:bookmark-end text:name="__RefHeading___Toc1723_4077216678"/></text:h>
      <text:p text:style-name="P28">Planes desde 50 €/mes por residencia pequeña, dependiendo del número de usuarios y almacenamiento requerido.</text:p>
      <text:h text:style-name="Heading_20_4" text:outline-level="4"><text:bookmark-start text:name="__RefHeading___Toc1725_4077216678"/>Formación: <text:bookmark-end text:name="__RefHeading___Toc1725_4077216678"/></text:h>
      <text:p text:style-name="P28">Paquetes personalizados desde 500 € según el tamaño del equipo.</text:p>
      <text:h text:style-name="Heading_20_4" text:outline-level="4"><text:bookmark-start text:name="__RefHeading___Toc1727_4077216678"/>Justificación del precio:<text:bookmark-end text:name="__RefHeading___Toc1727_4077216678"/></text:h>
      <text:p text:style-name="P21">Competitivo frente a sistemas ERP genéricos o soluciones personalizadas, especialmente por ser open source.</text:p>
      <text:p text:style-name="P21">Adaptado a las limitaciones presupuestarias del sector sociosanitario.</text:p>
      <text:p text:style-name="P21"/>
      <text:h text:style-name="Heading_20_2" text:outline-level="2"><text:bookmark-start text:name="__RefHeading___Toc1729_4077216678"/>Distribución<text:bookmark-end text:name="__RefHeading___Toc1729_4077216678"/></text:h>
      <text:h text:style-name="Heading_20_3" text:outline-level="3" text:is-list-header="true"><text:bookmark-start text:name="__RefHeading___Toc1731_4077216678"/>Modelo de distribución:<text:bookmark-end text:name="__RefHeading___Toc1731_4077216678"/></text:h>
      <text:h text:style-name="Heading_20_4" text:outline-level="4"><text:bookmark-start text:name="__RefHeading___Toc1733_4077216678"/>Canales directos: <text:bookmark-end text:name="__RefHeading___Toc1733_4077216678"/></text:h>
      <text:p text:style-name="P28">Venta e implantación directa a residencias mediante visitas comerciales y demostraciones personalizadas.</text:p>
      <text:h text:style-name="Heading_20_4" text:outline-level="4"><text:bookmark-start text:name="__RefHeading___Toc1735_4077216678"/>Canales indirectos:<text:bookmark-end text:name="__RefHeading___Toc1735_4077216678"/></text:h>
      <text:p text:style-name="P21">Colaboración con asociaciones de residencias y proveedores de tecnología sociosanitaria.</text:p>
      <text:p text:style-name="P21">Implementación por integradores o socios técnicos interesados en expandir el alcance del software open source.</text:p>
      <text:p text:style-name="P21"/>
      <text:h text:style-name="Heading_20_3" text:outline-level="3" text:is-list-header="true"><text:bookmark-start text:name="__RefHeading___Toc1737_4077216678"/>Entrega del producto:<text:bookmark-end text:name="__RefHeading___Toc1737_4077216678"/></text:h>
      <text:h text:style-name="Heading_20_4" text:outline-level="4"><text:bookmark-start text:name="__RefHeading___Toc1739_4077216678"/>Versión online: <text:bookmark-end text:name="__RefHeading___Toc1739_4077216678"/></text:h>
      <text:p text:style-name="P28">Hospedaje en la nube para facilitar el acceso inmediato.</text:p>
      <text:h text:style-name="Heading_20_4" text:outline-level="4"><text:bookmark-start text:name="__RefHeading___Toc1741_4077216678"/><text:soft-page-break/>Versión local: <text:bookmark-end text:name="__RefHeading___Toc1741_4077216678"/></text:h>
      <text:p text:style-name="P28">Instalación en servidores propios de las residencias para quienes prefieran mantener los datos en sus instalaciones.</text:p>
      <text:p text:style-name="P28"/>
      <text:h text:style-name="Heading_20_2" text:outline-level="2"><text:bookmark-start text:name="__RefHeading___Toc1743_4077216678"/>Comunicación<text:bookmark-end text:name="__RefHeading___Toc1743_4077216678"/></text:h>
      <text:h text:style-name="Heading_20_3" text:outline-level="3" text:is-list-header="true"><text:bookmark-start text:name="__RefHeading___Toc1745_4077216678"/>Publicidad:<text:bookmark-end text:name="__RefHeading___Toc1745_4077216678"/></text:h>
      <text:h text:style-name="Heading_20_4" text:outline-level="4"><text:bookmark-start text:name="__RefHeading___Toc1747_4077216678"/>Campañas digitales:<text:bookmark-end text:name="__RefHeading___Toc1747_4077216678"/></text:h>
      <text:p text:style-name="P21">SEO (posicionamiento web) para términos como “software para residencias de mayores”.</text:p>
      <text:p text:style-name="P21">Anuncios en plataformas relevantes (Google Ads, LinkedIn).</text:p>
      <text:h text:style-name="Heading_20_4" text:outline-level="4"><text:bookmark-start text:name="__RefHeading___Toc1749_4077216678"/>Redes sociales:<text:bookmark-end text:name="__RefHeading___Toc1749_4077216678"/></text:h>
      <text:p text:style-name="P21">Publicaciones en LinkedIn y Twitter para conectar con profesionales y asociaciones del sector.</text:p>
      <text:h text:style-name="Heading_20_4" text:outline-level="4"><text:bookmark-start text:name="__RefHeading___Toc1751_4077216678"/>Material promocional:<text:bookmark-end text:name="__RefHeading___Toc1751_4077216678"/></text:h>
      <text:p text:style-name="P21">Blog corporativo con artículos sobre digitalización en el sector sociosanitario.</text:p>
      <text:p text:style-name="P21">Casos de estudio que demuestren los beneficios del software en residencias piloto.</text:p>
      <text:p text:style-name="P21"/>
      <text:h text:style-name="Heading_20_3" text:outline-level="3" text:is-list-header="true"><text:bookmark-start text:name="__RefHeading___Toc1753_4077216678"/>Promoción:<text:bookmark-end text:name="__RefHeading___Toc1753_4077216678"/></text:h>
      <text:h text:style-name="Heading_20_4" text:outline-level="4"><text:bookmark-start text:name="__RefHeading___Toc1755_4077216678"/>Ferias y eventos del sector: <text:bookmark-end text:name="__RefHeading___Toc1755_4077216678"/></text:h>
      <text:p text:style-name="P28">Participación en exposiciones relacionadas con tecnología sanitaria y gestión de residencias.</text:p>
      <text:h text:style-name="Heading_20_4" text:outline-level="4"><text:bookmark-start text:name="__RefHeading___Toc1757_4077216678"/>Demostraciones gratuitas: <text:bookmark-end text:name="__RefHeading___Toc1757_4077216678"/></text:h>
      <text:p text:style-name="P28">Presentaciones personalizadas para residencias interesadas, destacando la facilidad de uso y el impacto positivo en la operativa diaria.</text:p>
      <text:h text:style-name="Heading_20_4" text:outline-level="4"><text:bookmark-start text:name="__RefHeading___Toc1759_4077216678"/>Alianzas estratégicas: <text:bookmark-end text:name="__RefHeading___Toc1759_4077216678"/></text:h>
      <text:p text:style-name="P28">Acuerdos con asociaciones de residencias y proveedores de hardware para recomendar el software como parte de sus soluciones tecnológicas.</text:p>
      <text:h text:style-name="Heading_20_4" text:outline-level="4"><text:bookmark-start text:name="__RefHeading___Toc1761_4077216678"/>Descuentos iniciales: <text:bookmark-end text:name="__RefHeading___Toc1761_4077216678"/></text:h>
      <text:p text:style-name="P28">Ofertas promocionales para las primeras residencias que adopten el software, con la intención de generar referencias y casos de éxito.</text:p>
      <text:p text:style-name="P5"><text:a xlink:type="simple" xlink:href="#Índice" text:style-name="Internet_20_link" text:visited-style-name="Visited_20_Internet_20_Link"/></text:p>
      <text:p text:style-name="P5"><text:a xlink:type="simple" xlink:href="#Índice" text:style-name="Internet_20_link" text:visited-style-name="Visited_20_Internet_20_Link">Volver al índice</text:a></text:p>
      <text:p text:style-name="P21"/>
      <text:h text:style-name="P38" text:outline-level="2"><text:bookmark-start text:name="__RefHeading___Toc1763_4077216678"/>Infraestructuras<text:bookmark-end text:name="__RefHeading___Toc1763_4077216678"/></text:h>
      <text:h text:style-name="Heading_20_3" text:outline-level="3" text:is-list-header="true"><text:bookmark-start text:name="__RefHeading___Toc1765_4077216678"/>Local<text:bookmark-end text:name="__RefHeading___Toc1765_4077216678"/></text:h>
      <text:h text:style-name="Heading_20_4" text:outline-level="4"><text:bookmark-start text:name="__RefHeading___Toc1767_4077216678"/>Descripción:<text:bookmark-end text:name="__RefHeading___Toc1767_4077216678"/></text:h>
      <text:p text:style-name="P21">La sede de la empresa será un local comercial adaptado como oficina, ubicado preferentemente en un área urbana de fácil acceso para clientes, socios y empleados. La oficina tendrá los siguientes espacios:</text:p>
      <text:list text:style-name="L3">
        <text:list-item>
          <text:p text:style-name="P178">Recepción y área de atención al cliente: Para recibir visitas de potenciales clientes y ofrecer demostraciones en persona.</text:p>
        </text:list-item>
        <text:list-item>
          <text:p text:style-name="P178">Zona de trabajo: Con puestos para desarrolladores y personal técnico.</text:p>
        </text:list-item>
        <text:list-item>
          <text:p text:style-name="P178">Sala de reuniones: Para realizar presentaciones y reuniones con clientes o socios estratégicos.</text:p>
        </text:list-item>
        <text:list-item>
          <text:p text:style-name="P178">Espacio de servidores: Pequeña área para alojar infraestructura básica y garantizar la operatividad del sistema en las primeras fases.</text:p>
        </text:list-item>
      </text:list>
      <text:h text:style-name="Heading_20_4" text:outline-level="4"><text:bookmark-start text:name="__RefHeading___Toc1769_4077216678"/>Coste estimado:<text:bookmark-end text:name="__RefHeading___Toc1769_4077216678"/></text:h>
      <text:h text:style-name="Heading_20_5" text:outline-level="5"><text:bookmark-start text:name="__RefHeading___Toc1771_4077216678"/>Alquiler mensual: <text:bookmark-end text:name="__RefHeading___Toc1771_4077216678"/></text:h>
      <text:p text:style-name="P28">1.000 € (local de 50-80 m² en una ciudad mediana).</text:p>
      <text:h text:style-name="Heading_20_5" text:outline-level="5"><text:bookmark-start text:name="__RefHeading___Toc1773_4077216678"/>Gastos de acondicionamiento inicial: <text:bookmark-end text:name="__RefHeading___Toc1773_4077216678"/></text:h>
      <text:p text:style-name="P28">5.000 € (adecuación del espacio, instalación eléctrica, y mobiliario básico).</text:p>
      <text:h text:style-name="Heading_20_5" text:outline-level="5"><text:bookmark-start text:name="__RefHeading___Toc1775_4077216678"/>Servicios públicos: <text:bookmark-end text:name="__RefHeading___Toc1775_4077216678"/></text:h>
      <text:p text:style-name="P28">Electricidad, agua e internet estimados en 250 € mensuales.</text:p>
      <text:p text:style-name="P21"/>
      <text:h text:style-name="Heading_20_2" text:outline-level="2"><text:bookmark-start text:name="__RefHeading___Toc1777_4077216678"/>Maquinaria, Mobiliario y Herramientas<text:bookmark-end text:name="__RefHeading___Toc1777_4077216678"/></text:h>
      <text:h text:style-name="Heading_20_3" text:outline-level="3" text:is-list-header="true"><text:bookmark-start text:name="__RefHeading___Toc1779_4077216678"/>Descripción:<text:bookmark-end text:name="__RefHeading___Toc1779_4077216678"/></text:h>
      <text:p text:style-name="P21">El equipamiento necesario para las operaciones iniciales se dividirá en dos categorías:</text:p>
      <text:p text:style-name="P21"/>
      <text:h text:style-name="Heading_20_4" text:outline-level="4" text:is-list-header="true"><text:bookmark-start text:name="__RefHeading___Toc1781_4077216678"/>Maquinaria y herramientas técnicas:<text:bookmark-end text:name="__RefHeading___Toc1781_4077216678"/></text:h>
      <text:list text:style-name="L4">
        <text:list-item>
          <text:p text:style-name="P179">Servidores básicos para desarrollo y pruebas: 2.000 €.</text:p>
        </text:list-item>
        <text:list-item>
          <text:p text:style-name="P179">Dispositivos de prueba (PDA, tablets, móviles): 1.500 €.</text:p>
        </text:list-item>
        <text:list-item>
          <text:p text:style-name="P179">Computadoras de trabajo para el equipo inicial: 3 unidades a 1.200 € cada una, total: 3.600 €.</text:p>
        </text:list-item>
        <text:list-item>
          <text:p text:style-name="P179">Licencias de software auxiliar (herramientas de desarrollo, diseño y comunicación): 1.000 €.</text:p>
        </text:list-item>
      </text:list>
      <text:p text:style-name="P21"><text:soft-page-break/></text:p>
      <text:h text:style-name="Heading_20_4" text:outline-level="4"><text:bookmark-start text:name="__RefHeading___Toc1783_4077216678"/>Mobiliario:<text:bookmark-end text:name="__RefHeading___Toc1783_4077216678"/></text:h>
      <text:list text:style-name="L5">
        <text:list-item>
          <text:p text:style-name="P180">Escritorios y sillas ergonómicas para 5 puestos: 1.500 €.</text:p>
        </text:list-item>
        <text:list-item>
          <text:p text:style-name="P180">Mesas y sillas para sala de reuniones: 1.000 €.</text:p>
        </text:list-item>
        <text:list-item>
          <text:p text:style-name="P180">Estanterías, archivadores y otros accesorios de oficina: 500 €.</text:p>
        </text:list-item>
      </text:list>
      <text:p text:style-name="P21"/>
      <text:h text:style-name="Heading_20_3" text:outline-level="3" text:is-list-header="true"><text:bookmark-start text:name="__RefHeading___Toc7609_3318506719"/>Coste total estimado:<text:bookmark-end text:name="__RefHeading___Toc7609_3318506719"/></text:h>
      <text:list text:style-name="L6">
        <text:list-item>
          <text:p text:style-name="P181">Maquinaria y herramientas técnicas: 8.100 €.</text:p>
        </text:list-item>
        <text:list-item>
          <text:p text:style-name="P181">Mobiliario: 3.000 €.</text:p>
        </text:list-item>
      </text:list>
      <text:p text:style-name="P21"/>
      <text:h text:style-name="Heading_20_2" text:outline-level="2"><text:bookmark-start text:name="__RefHeading___Toc7611_3318506719"/>Resumen de costes de infraestructura inicial:<text:bookmark-end text:name="__RefHeading___Toc7611_3318506719"/></text:h>
      <table:table table:name="Tabla2" table:style-name="Tabla2" table:template-name="Financial">
        <table:table-column table:style-name="Tabla2.A"/>
        <table:table-column table:style-name="Tabla2.B"/>
        <table:table-row table:style-name="Tabla2.1">
          <table:table-cell table:style-name="Tabla2.A1" office:value-type="string">
            <text:p text:style-name="P39">Concepto</text:p>
          </table:table-cell>
          <table:table-cell table:style-name="Tabla2.B1" office:value-type="string">
            <text:p text:style-name="P47">Coste (€)</text:p>
          </table:table-cell>
        </table:table-row>
        <table:table-row table:style-name="Tabla2.1">
          <table:table-cell table:style-name="Tabla2.A2" office:value-type="string">
            <text:p text:style-name="P39">Alquiler (3 meses)</text:p>
          </table:table-cell>
          <table:table-cell table:style-name="Tabla2.B2" office:value-type="currency" office:currency="EUR" office:value="3000">
            <text:p text:style-name="P43">3.000,00 €</text:p>
          </table:table-cell>
        </table:table-row>
        <table:table-row table:style-name="Tabla2.1">
          <table:table-cell table:style-name="Tabla2.A2" office:value-type="string">
            <text:p text:style-name="P39">Acondicionamiento</text:p>
          </table:table-cell>
          <table:table-cell table:style-name="Tabla2.B2" office:value-type="currency" office:currency="EUR" office:value="5000">
            <text:p text:style-name="P43">5.000,00 €</text:p>
          </table:table-cell>
        </table:table-row>
        <table:table-row table:style-name="Tabla2.1">
          <table:table-cell table:style-name="Tabla2.A2" office:value-type="string">
            <text:p text:style-name="P39">Maquinaria técnica<text:tab/></text:p>
          </table:table-cell>
          <table:table-cell table:style-name="Tabla2.B2" office:value-type="currency" office:currency="EUR" office:value="8100">
            <text:p text:style-name="P43">8.100,00 €</text:p>
          </table:table-cell>
        </table:table-row>
        <table:table-row table:style-name="Tabla2.1">
          <table:table-cell table:style-name="Tabla2.A2" office:value-type="string">
            <text:p text:style-name="P39">Mobiliario<text:tab/></text:p>
          </table:table-cell>
          <table:table-cell table:style-name="Tabla2.B2" office:value-type="currency" office:currency="EUR" office:value="3000">
            <text:p text:style-name="P43">3.000,00 €</text:p>
          </table:table-cell>
        </table:table-row>
        <table:table-row table:style-name="Tabla2.1">
          <table:table-cell table:style-name="Tabla2.A6" office:value-type="string">
            <text:p text:style-name="P54">Total inicial<text:tab/></text:p>
          </table:table-cell>
          <table:table-cell table:style-name="Tabla2.B6" office:value-type="currency" office:currency="EUR" office:value="19100">
            <text:p text:style-name="P57">19.100,00 €</text:p>
          </table:table-cell>
        </table:table-row>
      </table:table>
      <text:p text:style-name="Text_20_body"/>
      <text:p text:style-name="Text_20_body"/>
      <text:p text:style-name="Text_20_body"/>
      <text:p text:style-name="P21"><text:tab/></text:p>
      <text:p text:style-name="P21"><text:tab/></text:p>
      <text:p text:style-name="P21"><text:tab/></text:p>
      <text:p text:style-name="P21"/>
      <text:p text:style-name="P21"/>
      <text:p text:style-name="P21"/>
      <text:p text:style-name="P5"><text:a xlink:type="simple" xlink:href="#Índice" text:style-name="Internet_20_link" text:visited-style-name="Visited_20_Internet_20_Link"/></text:p>
      <text:p text:style-name="P5"><text:a xlink:type="simple" xlink:href="#Índice" text:style-name="Internet_20_link" text:visited-style-name="Visited_20_Internet_20_Link">Volver al índice</text:a></text:p>
      <text:p text:style-name="P22"/>
      <text:p text:style-name="P21"/>
      <text:h text:style-name="P165" text:outline-level="1"><text:bookmark-start text:name="__RefHeading___Toc7613_3318506719"/>Organización y Recursos Humanos<text:bookmark-end text:name="__RefHeading___Toc7613_3318506719"/></text:h>
      <text:h text:style-name="P172" text:outline-level="2"><text:bookmark-start text:name="__RefHeading___Toc7615_3318506719"/>Funciones y Tareas Necesarias para el Desarrollo de la Actividad<text:bookmark-end text:name="__RefHeading___Toc7615_3318506719"/></text:h>
      <text:p text:style-name="P188">Las actividades esenciales se dividen en tres áreas principales:</text:p>
      <text:h text:style-name="P173" text:outline-level="3" text:is-list-header="true"><text:bookmark-start text:name="__RefHeading___Toc7617_3318506719"/>Desarrollo del Software:<text:bookmark-end text:name="__RefHeading___Toc7617_3318506719"/></text:h>
      <text:p text:style-name="P188">Diseño, programación y pruebas del sistema.</text:p>
      <text:p text:style-name="P188">Implementación de actualizaciones y correcciones de errores.</text:p>
      <text:h text:style-name="P173" text:outline-level="3" text:is-list-header="true"><text:bookmark-start text:name="__RefHeading___Toc7619_3318506719"/>Comercialización y Atención al Cliente:<text:bookmark-end text:name="__RefHeading___Toc7619_3318506719"/></text:h>
      <text:p text:style-name="P188">Identificación de clientes potenciales.</text:p>
      <text:p text:style-name="P188">Realización de demostraciones personalizadas del software.</text:p>
      <text:p text:style-name="P188">Negociación y cierre de contratos de implantación y soporte.</text:p>
      <text:p text:style-name="P188">Formación del personal de los clientes en el uso del sistema.</text:p>
      <text:h text:style-name="P173" text:outline-level="3" text:is-list-header="true"><text:bookmark-start text:name="__RefHeading___Toc7621_3318506719"/>Soporte Técnico y Mantenimiento:<text:bookmark-end text:name="__RefHeading___Toc7621_3318506719"/></text:h>
      <text:p text:style-name="P188">Resolución de incidencias técnicas.</text:p>
      <text:p text:style-name="P188">Supervisión del hospedaje en servidores externos.</text:p>
      <text:p text:style-name="P188">Asistencia en la personalización del software según los requisitos de los clientes.</text:p>
      <text:p text:style-name="P188"/>
      <text:h text:style-name="P172" text:outline-level="2"><text:bookmark-start text:name="__RefHeading___Toc7623_3318506719"/>Número de Trabajadores Necesario<text:bookmark-end text:name="__RefHeading___Toc7623_3318506719"/></text:h>
      <text:h text:style-name="P173" text:outline-level="3" text:is-list-header="true"><text:bookmark-start text:name="__RefHeading___Toc7625_3318506719"/>Fase inicial:<text:bookmark-end text:name="__RefHeading___Toc7625_3318506719"/></text:h>
      <text:p text:style-name="P188">En los primeros meses, el promotor desarrollará un producto mínimo viable (PMV) y asumirá la mayoría de las funciones técnicas y comerciales.</text:p>
      <text:h text:style-name="P173" text:outline-level="3" text:is-list-header="true"><text:bookmark-start text:name="__RefHeading___Toc7627_3318506719"/>Fas<text:span text:style-name="T7">e</text:span> de crecimiento (a partir del segundo año):<text:bookmark-end text:name="__RefHeading___Toc7627_3318506719"/></text:h>
      <text:p text:style-name="P188">Será necesario contratar personal en las siguientes áreas:</text:p>
      <text:list text:style-name="L7">
        <text:list-item>
          <text:p text:style-name="P189">Desarrollo y programación: 2 desarrolladores para mantener y mejorar el software.</text:p>
        </text:list-item>
        <text:list-item>
          <text:p text:style-name="P189">Comercialización: 1 ejecutivo de ventas para captar nuevos clientes.</text:p>
        </text:list-item>
        <text:list-item>
          <text:p text:style-name="P189">Soporte técnico: 1 técnico especializado para atender incidencias y gestionar implantaciones.</text:p>
        </text:list-item>
      </text:list>
      <text:p text:style-name="P188"/>
      <text:h text:style-name="P172" text:outline-level="2"><text:bookmark-start text:name="__RefHeading___Toc7629_3318506719"/><text:soft-page-break/>Perfiles Profesionales<text:bookmark-end text:name="__RefHeading___Toc7629_3318506719"/></text:h>
      <text:h text:style-name="P173" text:outline-level="3" text:is-list-header="true"><text:bookmark-start text:name="__RefHeading___Toc7631_3318506719"/>Desarrollador de Software (2):<text:bookmark-end text:name="__RefHeading___Toc7631_3318506719"/></text:h>
      <text:list text:style-name="L8">
        <text:list-item>
          <text:p text:style-name="P190">Formación: Grado en Ingeniería Informática o similar.</text:p>
        </text:list-item>
        <text:list-item>
          <text:p text:style-name="P190">Experiencia: Desarrollo en lenguajes como Python, JavaScript o PHP.</text:p>
        </text:list-item>
        <text:list-item>
          <text:p text:style-name="P190">Habilidades: Conocimiento en arquitectura open source y gestión de bases de datos.</text:p>
        </text:list-item>
      </text:list>
      <text:h text:style-name="P173" text:outline-level="3" text:is-list-header="true"><text:bookmark-start text:name="__RefHeading___Toc7633_3318506719"/>Ejecutivo de Ventas (1):<text:bookmark-end text:name="__RefHeading___Toc7633_3318506719"/></text:h>
      <text:list text:style-name="L9">
        <text:list-item>
          <text:p text:style-name="P191">Formación: Grado en Administración de Empresas o Marketing.</text:p>
        </text:list-item>
        <text:list-item>
          <text:p text:style-name="P191">Experiencia: Ventas B2B, preferiblemente en el sector tecnológico o sociosanitario.</text:p>
        </text:list-item>
        <text:list-item>
          <text:p text:style-name="P191">Habilidades: Excelentes habilidades de comunicación y negociación.</text:p>
        </text:list-item>
      </text:list>
      <text:h text:style-name="P173" text:outline-level="3" text:is-list-header="true"><text:bookmark-start text:name="__RefHeading___Toc7635_3318506719"/>Técnico de Soporte (1):<text:bookmark-end text:name="__RefHeading___Toc7635_3318506719"/></text:h>
      <text:list text:style-name="L10">
        <text:list-item>
          <text:p text:style-name="P192">Formación: Técnico Superior en Sistemas o Informática.</text:p>
        </text:list-item>
        <text:list-item>
          <text:p text:style-name="P192">Experiencia: Soporte técnico y formación de usuarios finales.</text:p>
        </text:list-item>
        <text:list-item>
          <text:p text:style-name="P192">Habilidades: Resolución de problemas y capacidad para trabajar bajo presión.</text:p>
        </text:list-item>
      </text:list>
      <text:p text:style-name="P188"/>
      <text:h text:style-name="P172" text:outline-level="2"><text:bookmark-start text:name="__RefHeading___Toc7637_3318506719"/>Modalidades de Contratación<text:bookmark-end text:name="__RefHeading___Toc7637_3318506719"/></text:h>
      <text:p text:style-name="P188">Si bien el trabajo autónomo es una opción para la fase inicial, las siguientes modalidades pueden considerarse:</text:p>
      <text:list text:style-name="L11">
        <text:list-item>
          <text:p text:style-name="P193">Contrato por obra o servicio: Ideal para proyectos específicos, como la personalización de módulos.</text:p>
        </text:list-item>
        <text:list-item>
          <text:p text:style-name="P193">Contrato indefinido: Para personal clave en desarrollo y soporte técnico a partir del segundo año.</text:p>
        </text:list-item>
        <text:list-item>
          <text:p text:style-name="P193">Freelancers: Profesionales externos para tareas puntuales (diseño de UI/UX o campañas de marketing).</text:p>
        </text:list-item>
      </text:list>
      <text:p text:style-name="P188"/>
      <text:h text:style-name="Heading_20_2" text:outline-level="2"><text:bookmark-start text:name="__RefHeading___Toc7639_3318506719"/><text:soft-page-break/>Tabla de Costes de Personal<text:bookmark-end text:name="__RefHeading___Toc7639_3318506719"/></text:h>
      <table:table table:name="Tabla3" table:style-name="Tabla3" table:template-name="Financial">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65">Categoría Profesional</text:p>
          </table:table-cell>
          <table:table-cell table:style-name="Tabla3.B1" office:value-type="string">
            <text:p text:style-name="P65">Salario Base Mensual (€)</text:p>
          </table:table-cell>
          <table:table-cell table:style-name="Tabla3.B1" office:value-type="string">
            <text:p text:style-name="P65">Seguridad Social (30%) (€)</text:p>
          </table:table-cell>
          <table:table-cell table:style-name="Tabla3.B1" office:value-type="string">
            <text:p text:style-name="P65">Coste Mensual (€)</text:p>
          </table:table-cell>
          <table:table-cell table:style-name="Tabla3.B1" office:value-type="string">
            <text:p text:style-name="P65">Número de Trabajadores</text:p>
          </table:table-cell>
          <table:table-cell table:style-name="Tabla3.B1" office:value-type="string">
            <text:p text:style-name="P65">Total Mensual (€)</text:p>
          </table:table-cell>
          <table:table-cell table:style-name="Tabla3.G1" office:value-type="string">
            <text:p text:style-name="P65">Total Anual (€)</text:p>
          </table:table-cell>
        </table:table-row>
        <table:table-row table:style-name="Tabla3.1">
          <table:table-cell table:style-name="Tabla3.A2" office:value-type="string">
            <text:p text:style-name="P64">Fundador/Desarrollador Principal<text:tab/></text:p>
          </table:table-cell>
          <table:table-cell table:style-name="Tabla3.B2" office:value-type="currency" office:currency="EUR" office:value="2500">
            <text:p text:style-name="P63">2.500,00 €</text:p>
          </table:table-cell>
          <table:table-cell table:style-name="Tabla3.B2" office:value-type="currency" office:currency="EUR" office:value="750">
            <text:p text:style-name="P63">750,00 €</text:p>
          </table:table-cell>
          <table:table-cell table:style-name="Tabla3.B2" office:value-type="currency" office:currency="EUR" office:value="3250">
            <text:p text:style-name="P63">3.250,00 €</text:p>
          </table:table-cell>
          <table:table-cell table:style-name="Tabla3.E2" office:value-type="float" office:value="1">
            <text:p text:style-name="P66">1</text:p>
          </table:table-cell>
          <table:table-cell table:style-name="Tabla3.B2" office:value-type="currency" office:currency="EUR" office:value="3250">
            <text:p text:style-name="P63">3.250,00 €</text:p>
          </table:table-cell>
          <table:table-cell table:style-name="Tabla3.G2" office:value-type="currency" office:currency="EUR" office:value="39000">
            <text:p text:style-name="P63">39.000,00 €</text:p>
          </table:table-cell>
        </table:table-row>
        <table:table-row table:style-name="Tabla3.3">
          <table:table-cell table:style-name="Tabla3.A2" office:value-type="string">
            <text:p text:style-name="P64">Desarrollador de Software</text:p>
          </table:table-cell>
          <table:table-cell table:style-name="Tabla3.B2" office:value-type="currency" office:currency="EUR" office:value="2200">
            <text:p text:style-name="P63">2.200,00 €</text:p>
          </table:table-cell>
          <table:table-cell table:style-name="Tabla3.B2" office:value-type="currency" office:currency="EUR" office:value="660">
            <text:p text:style-name="P63">660,00 €</text:p>
          </table:table-cell>
          <table:table-cell table:style-name="Tabla3.B2" office:value-type="currency" office:currency="EUR" office:value="2860">
            <text:p text:style-name="P63">2.860,00 €</text:p>
          </table:table-cell>
          <table:table-cell table:style-name="Tabla3.E2" office:value-type="float" office:value="2">
            <text:p text:style-name="P63">2</text:p>
          </table:table-cell>
          <table:table-cell table:style-name="Tabla3.B2" office:value-type="currency" office:currency="EUR" office:value="5720">
            <text:p text:style-name="P63">5.720,00 €</text:p>
          </table:table-cell>
          <table:table-cell table:style-name="Tabla3.G2" office:value-type="currency" office:currency="EUR" office:value="68640">
            <text:p text:style-name="P63">68.640,00 €</text:p>
          </table:table-cell>
        </table:table-row>
        <table:table-row table:style-name="Tabla3.1">
          <table:table-cell table:style-name="Tabla3.A2" office:value-type="string">
            <text:p text:style-name="P64">Ejecutivo de Ventas<text:tab/></text:p>
          </table:table-cell>
          <table:table-cell table:style-name="Tabla3.B2" office:value-type="currency" office:currency="EUR" office:value="1800">
            <text:p text:style-name="P63">1.800,00 €</text:p>
          </table:table-cell>
          <table:table-cell table:style-name="Tabla3.B2" office:value-type="currency" office:currency="EUR" office:value="540">
            <text:p text:style-name="P63">540,00 €</text:p>
          </table:table-cell>
          <table:table-cell table:style-name="Tabla3.B2" office:value-type="currency" office:currency="EUR" office:value="2340">
            <text:p text:style-name="P63">2.340,00 €</text:p>
          </table:table-cell>
          <table:table-cell table:style-name="Tabla3.E2" office:value-type="float" office:value="1">
            <text:p text:style-name="P63">1</text:p>
          </table:table-cell>
          <table:table-cell table:style-name="Tabla3.B2" office:value-type="currency" office:currency="EUR" office:value="2340">
            <text:p text:style-name="P63">2.340,00 €</text:p>
          </table:table-cell>
          <table:table-cell table:style-name="Tabla3.G2" office:value-type="currency" office:currency="EUR" office:value="28080">
            <text:p text:style-name="P63">28.080,00 €</text:p>
          </table:table-cell>
        </table:table-row>
        <table:table-row table:style-name="Tabla3.1">
          <table:table-cell table:style-name="Tabla3.A2" office:value-type="string">
            <text:p text:style-name="P64">Técnico de Soporte<text:tab/></text:p>
          </table:table-cell>
          <table:table-cell table:style-name="Tabla3.B2" office:value-type="currency" office:currency="EUR" office:value="1600">
            <text:p text:style-name="P62">1.600,00 €</text:p>
          </table:table-cell>
          <table:table-cell table:style-name="Tabla3.B2" office:value-type="currency" office:currency="EUR" office:value="480">
            <text:p text:style-name="P62">480,00 €</text:p>
          </table:table-cell>
          <table:table-cell table:style-name="Tabla3.B2" office:value-type="currency" office:currency="EUR" office:value="2080">
            <text:p text:style-name="P62">2.080,00 €</text:p>
          </table:table-cell>
          <table:table-cell table:style-name="Tabla3.E2" office:value-type="float" office:value="1">
            <text:p text:style-name="P62">1</text:p>
          </table:table-cell>
          <table:table-cell table:style-name="Tabla3.B2" office:value-type="currency" office:currency="EUR" office:value="2080">
            <text:p text:style-name="P62">2.080,00 €</text:p>
          </table:table-cell>
          <table:table-cell table:style-name="Tabla3.G2" office:value-type="currency" office:currency="EUR" office:value="24960">
            <text:p text:style-name="P62">24.960,00 €</text:p>
          </table:table-cell>
        </table:table-row>
        <table:table-row table:style-name="Tabla3.6">
          <table:table-cell table:style-name="Tabla3.A6" table:number-columns-spanned="5" office:value-type="string">
            <text:p text:style-name="P67"><text:s/>Total Coste Salarial Mensual: </text:p>
          </table:table-cell>
          <table:covered-table-cell/>
          <table:covered-table-cell/>
          <table:covered-table-cell/>
          <table:covered-table-cell/>
          <table:table-cell table:style-name="Tabla3.F6" office:value-type="currency" office:currency="EUR" office:value="13390">
            <text:p text:style-name="P68">13.390,00 €</text:p>
          </table:table-cell>
          <table:table-cell table:style-name="Tabla3.G6">
            <text:p text:style-name="P68"/>
          </table:table-cell>
        </table:table-row>
        <table:table-row table:style-name="Tabla3.1">
          <table:table-cell table:style-name="Tabla3.A7" table:number-columns-spanned="6" office:value-type="string">
            <text:p text:style-name="P67">Total Coste Salarial Anual:</text:p>
          </table:table-cell>
          <table:covered-table-cell/>
          <table:covered-table-cell/>
          <table:covered-table-cell/>
          <table:covered-table-cell/>
          <table:covered-table-cell/>
          <table:table-cell table:style-name="Tabla3.G7" office:value-type="currency" office:currency="EUR" office:value="160680">
            <text:p text:style-name="P68">160.680,00 €</text:p>
          </table:table-cell>
        </table:table-row>
      </table:table>
      <text:p text:style-name="P31"/>
      <text:p text:style-name="P21"/>
      <text:h text:style-name="Heading_20_2" text:outline-level="2"><text:bookmark-start text:name="__RefHeading___Toc7641_3318506719"/>Resumen<text:bookmark-end text:name="__RefHeading___Toc7641_3318506719"/></text:h>
      <text:p text:style-name="P21">En la fase inicial, asumiremos las funciones principales como equipo fundador, concentrándonos en el desarrollo del producto y la gestión operativa. En la fase de crecimiento, planeamos expandir el equipo con hasta cuatro empleados, cubriendo áreas clave como desarrollo, ventas y soporte técnico. Este modelo es flexible y está diseñado para adaptarse a las necesidades cambiantes del mercado.</text:p>
      <text:p text:style-name="P5"><text:a xlink:type="simple" xlink:href="#Índice" text:style-name="Internet_20_link" text:visited-style-name="Visited_20_Internet_20_Link"/></text:p>
      <text:p text:style-name="P5"><text:a xlink:type="simple" xlink:href="#Índice" text:style-name="Internet_20_link" text:visited-style-name="Visited_20_Internet_20_Link">Volver al índice</text:a></text:p>
      <text:p text:style-name="P22"/>
      <text:p text:style-name="P21"/>
      <text:h text:style-name="P165" text:outline-level="1"><text:bookmark-start text:name="__RefHeading___Toc8340_3318506719"/>Plan Económico Financiero<text:bookmark-end text:name="__RefHeading___Toc8340_3318506719"/></text:h>
      <text:h text:style-name="Heading_20_3" text:outline-level="3" text:is-list-header="true"><text:bookmark-start text:name="__RefHeading___Toc8342_3318506719"/>A) Plan de Inversiones y Gastos<text:bookmark-end text:name="__RefHeading___Toc8342_3318506719"/></text:h>
      <table:table table:name="Tabla4" table:style-name="Tabla4" table:template-name="Financial">
        <table:table-column table:style-name="Tabla4.A"/>
        <table:table-column table:style-name="Tabla4.B"/>
        <table:table-row table:style-name="Tabla4.1">
          <table:table-cell table:style-name="Tabla4.A1" office:value-type="string">
            <text:p text:style-name="P40">Concepto</text:p>
          </table:table-cell>
          <table:table-cell table:style-name="Tabla4.B1" office:value-type="string">
            <text:p text:style-name="P48">Coste (€)</text:p>
          </table:table-cell>
        </table:table-row>
        <table:table-row table:style-name="Tabla4.1">
          <table:table-cell table:style-name="Tabla4.A2" office:value-type="string">
            <text:p text:style-name="P40">Inversiones materiales:</text:p>
          </table:table-cell>
          <table:table-cell table:style-name="Tabla4.B2">
            <text:p text:style-name="P53"/>
          </table:table-cell>
        </table:table-row>
        <table:table-row table:style-name="Tabla4.1">
          <table:table-cell table:style-name="Tabla4.A2" office:value-type="string">
            <text:p text:style-name="P40">Alquiler inicial (3 meses)<text:tab/><text:tab/></text:p>
          </table:table-cell>
          <table:table-cell table:style-name="Tabla4.B2" office:value-type="currency" office:currency="EUR" office:value="3000">
            <text:p text:style-name="P45">3.000,00 €</text:p>
          </table:table-cell>
        </table:table-row>
        <table:table-row table:style-name="Tabla4.1">
          <table:table-cell table:style-name="Tabla4.A2" office:value-type="string">
            <text:p text:style-name="P40">Acondicionamiento del local<text:tab/></text:p>
          </table:table-cell>
          <table:table-cell table:style-name="Tabla4.B2" office:value-type="currency" office:currency="EUR" office:value="5000">
            <text:p text:style-name="P45">5.000,00 €</text:p>
          </table:table-cell>
        </table:table-row>
        <table:table-row table:style-name="Tabla4.1">
          <table:table-cell table:style-name="Tabla4.A2" office:value-type="string">
            <text:p text:style-name="P40">Maquinaria (servidores, PDA, tablets)<text:tab/></text:p>
          </table:table-cell>
          <table:table-cell table:style-name="Tabla4.B2" office:value-type="currency" office:currency="EUR" office:value="3500">
            <text:p text:style-name="P45">3.500,00 €</text:p>
          </table:table-cell>
        </table:table-row>
        <table:table-row table:style-name="Tabla4.1">
          <table:table-cell table:style-name="Tabla4.A2" office:value-type="string">
            <text:p text:style-name="P40">Mobiliario y herramientas</text:p>
          </table:table-cell>
          <table:table-cell table:style-name="Tabla4.B2" office:value-type="currency" office:currency="EUR" office:value="3000">
            <text:p text:style-name="P45">3.000,00 €</text:p>
          </table:table-cell>
        </table:table-row>
        <table:table-row table:style-name="Tabla4.1">
          <table:table-cell table:style-name="Tabla4.A2" office:value-type="string">
            <text:p text:style-name="P40">Inversiones inmateriales:</text:p>
          </table:table-cell>
          <table:table-cell table:style-name="Tabla4.B2">
            <text:p text:style-name="P53"/>
          </table:table-cell>
        </table:table-row>
        <table:table-row table:style-name="Tabla4.1">
          <table:table-cell table:style-name="Tabla4.A2" office:value-type="string">
            <text:p text:style-name="P40">Uso de aplicaciones informáticas<text:tab/></text:p>
          </table:table-cell>
          <table:table-cell table:style-name="Tabla4.B2" office:value-type="currency" office:currency="EUR" office:value="1000">
            <text:p text:style-name="P45">1.000,00 €</text:p>
          </table:table-cell>
        </table:table-row>
        <table:table-row table:style-name="Tabla4.1">
          <table:table-cell table:style-name="Tabla4.A2" office:value-type="string">
            <text:p text:style-name="P40">Campaña de lanzamiento y promoción</text:p>
          </table:table-cell>
          <table:table-cell table:style-name="Tabla4.B2" office:value-type="currency" office:currency="EUR" office:value="3000">
            <text:p text:style-name="P45">3.000,00 €</text:p>
          </table:table-cell>
        </table:table-row>
        <table:table-row table:style-name="Tabla4.1">
          <table:table-cell table:style-name="Tabla4.A2" office:value-type="string">
            <text:p text:style-name="P41">Gastos necesarios para constituir y poner en marcha la empresa :</text:p>
          </table:table-cell>
          <table:table-cell table:style-name="Tabla4.B2">
            <text:p text:style-name="P53"/>
          </table:table-cell>
        </table:table-row>
        <table:table-row table:style-name="Tabla4.1">
          <table:table-cell table:style-name="Tabla4.A2" office:value-type="string">
            <text:p text:style-name="P41">Costes legales (abogado, notario, etc.)<text:tab/></text:p>
          </table:table-cell>
          <table:table-cell table:style-name="Tabla4.B2" office:value-type="currency" office:currency="EUR" office:value="2000">
            <text:p text:style-name="P44">2.000,00 €</text:p>
          </table:table-cell>
        </table:table-row>
        <table:table-row table:style-name="Tabla4.1">
          <table:table-cell table:style-name="Tabla4.A2" office:value-type="string">
            <text:p text:style-name="P52">El stock mínimo de existencias iniciales :</text:p>
          </table:table-cell>
          <table:table-cell table:style-name="Tabla4.B2">
            <text:p text:style-name="P53"/>
          </table:table-cell>
        </table:table-row>
        <table:table-row table:style-name="Tabla4.1">
          <table:table-cell table:style-name="Tabla4.A2" office:value-type="string">
            <text:p text:style-name="P41">Stock mínimo de materiales auxiliares<text:tab/></text:p>
          </table:table-cell>
          <table:table-cell table:style-name="Tabla4.B2" office:value-type="currency" office:currency="EUR" office:value="1000">
            <text:p text:style-name="P44">1.000,00 €</text:p>
          </table:table-cell>
        </table:table-row>
        <table:table-row table:style-name="Tabla4.1">
          <table:table-cell table:style-name="Tabla4.A2" office:value-type="string">
            <text:p text:style-name="P52"/>
          </table:table-cell>
          <table:table-cell table:style-name="Tabla4.B2">
            <text:p text:style-name="P53"/>
          </table:table-cell>
        </table:table-row>
        <table:table-row table:style-name="Tabla4.1">
          <table:table-cell table:style-name="Tabla4.A15" office:value-type="string">
            <text:p text:style-name="P55">Total:</text:p>
          </table:table-cell>
          <table:table-cell table:style-name="Tabla4.B15" office:value-type="currency" office:currency="EUR" office:value="21500">
            <text:p text:style-name="P58">21.500,00 €</text:p>
          </table:table-cell>
        </table:table-row>
      </table:table>
      <text:p text:style-name="P31"/>
      <text:p text:style-name="P21"><text:tab/></text:p>
      <text:h text:style-name="Heading_20_3" text:outline-level="3" text:is-list-header="true"><text:bookmark-start text:name="__RefHeading___Toc8344_3318506719"/>B) Plan de Financiación<text:bookmark-end text:name="__RefHeading___Toc8344_3318506719"/></text:h>
      <table:table table:name="Tabla5" table:style-name="Tabla5" table:template-name="Financial">
        <table:table-column table:style-name="Tabla5.A"/>
        <table:table-column table:style-name="Tabla5.B"/>
        <table:table-row table:style-name="Tabla5.1">
          <table:table-cell table:style-name="Tabla5.A1" office:value-type="string">
            <text:p text:style-name="P41">Concepto</text:p>
          </table:table-cell>
          <table:table-cell table:style-name="Tabla5.B1" office:value-type="string">
            <text:p text:style-name="P42">Aporte (€)</text:p>
          </table:table-cell>
        </table:table-row>
        <table:table-row table:style-name="Tabla5.1">
          <table:table-cell table:style-name="Tabla5.A2" office:value-type="string">
            <text:p text:style-name="P42">Aportación del empresario (propia)<text:tab/></text:p>
          </table:table-cell>
          <table:table-cell table:style-name="Tabla5.B2" office:value-type="currency" office:currency="EUR" office:value="10000">
            <text:p text:style-name="P46">10.000,00 €</text:p>
          </table:table-cell>
        </table:table-row>
        <table:table-row table:style-name="Tabla5.1">
          <table:table-cell table:style-name="Tabla5.A2" office:value-type="string">
            <text:p text:style-name="P42">Aportación de familiares o amigos<text:tab/></text:p>
          </table:table-cell>
          <table:table-cell table:style-name="Tabla5.B2" office:value-type="currency" office:currency="EUR" office:value="5000">
            <text:p text:style-name="P46">5.000,00 €</text:p>
          </table:table-cell>
        </table:table-row>
        <table:table-row table:style-name="Tabla5.1">
          <table:table-cell table:style-name="Tabla5.A2" office:value-type="string">
            <text:p text:style-name="P42">Inversión privada (Business Angels)</text:p>
          </table:table-cell>
          <table:table-cell table:style-name="Tabla5.B2" office:value-type="currency" office:currency="EUR" office:value="6500">
            <text:p text:style-name="P46">6.500,00 €</text:p>
          </table:table-cell>
        </table:table-row>
        <table:table-row table:style-name="Tabla5.1">
          <table:table-cell table:style-name="Tabla5.A5" office:value-type="string">
            <text:p text:style-name="P56">Total:<text:tab/></text:p>
          </table:table-cell>
          <table:table-cell table:style-name="Tabla5.B5" office:value-type="currency" office:currency="EUR" office:value="21500">
            <text:p text:style-name="P59">21.500,00 €</text:p>
          </table:table-cell>
        </table:table-row>
      </table:table>
      <text:p text:style-name="P84"/>
      <text:p text:style-name="P21"/>
      <text:p text:style-name="P21"><text:tab/></text:p>
      <text:p text:style-name="P21"><text:soft-page-break/></text:p>
      <text:h text:style-name="Heading_20_3" text:outline-level="3" text:is-list-header="true"><text:bookmark-start text:name="__RefHeading___Toc8346_3318506719"/>C) Plan de Tesorería<text:bookmark-end text:name="__RefHeading___Toc8346_3318506719"/></text:h>
      <table:table table:name="Tabla6" table:style-name="Tabla6" table:template-name="Financial">
        <table:table-column table:style-name="Tabla6.A"/>
        <table:table-column table:style-name="Tabla6.B"/>
        <table:table-column table:style-name="Tabla6.C" table:number-columns-repeated="3"/>
        <table:table-column table:style-name="Tabla6.F"/>
        <table:table-column table:style-name="Tabla6.G" table:number-columns-repeated="2"/>
        <table:table-column table:style-name="Tabla6.I"/>
        <table:table-column table:style-name="Tabla6.C"/>
        <table:table-column table:style-name="Tabla6.K" table:number-columns-repeated="2"/>
        <table:table-column table:style-name="Tabla6.C"/>
        <table:table-column table:style-name="Tabla6.N"/>
        <table:table-row table:style-name="Tabla6.1">
          <table:table-cell table:style-name="Tabla6.A1" table:number-columns-spanned="14" office:value-type="string">
            <text:p text:style-name="P121">Plan de tesorería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2">
          <table:table-cell table:style-name="Tabla6.A2" office:value-type="string">
            <text:p text:style-name="P111"><text:s/></text:p>
          </table:table-cell>
          <table:table-cell table:style-name="Tabla6.B2" office:value-type="currency" office:currency="EUR" office:value="0">
            <text:p text:style-name="P112">0,00 €</text:p>
          </table:table-cell>
          <table:table-cell table:style-name="Tabla6.B2" office:value-type="currency" office:currency="EUR" office:value="0">
            <text:p text:style-name="P112">0,00 €</text:p>
          </table:table-cell>
          <table:table-cell table:style-name="Tabla6.B2" office:value-type="currency" office:currency="EUR" office:value="0">
            <text:p text:style-name="P113">0,00 €</text:p>
          </table:table-cell>
          <table:table-cell table:style-name="Tabla6.B2" office:value-type="currency" office:currency="EUR" office:value="0">
            <text:p text:style-name="P114">0,00 €</text:p>
          </table:table-cell>
          <table:table-cell table:style-name="Tabla6.B2" office:value-type="currency" office:currency="EUR" office:value="0">
            <text:p text:style-name="P113">0,00 €</text:p>
          </table:table-cell>
          <table:table-cell table:style-name="Tabla6.B2" office:value-type="currency" office:currency="EUR" office:value="0">
            <text:p text:style-name="P114">0,00 €</text:p>
          </table:table-cell>
          <table:table-cell table:style-name="Tabla6.B2" office:value-type="currency" office:currency="EUR" office:value="0">
            <text:p text:style-name="P114">0,00 €</text:p>
          </table:table-cell>
          <table:table-cell table:style-name="Tabla6.B2" office:value-type="currency" office:currency="EUR" office:value="0">
            <text:p text:style-name="P114">0,00 €</text:p>
          </table:table-cell>
          <table:table-cell table:style-name="Tabla6.B2" office:value-type="currency" office:currency="EUR" office:value="0">
            <text:p text:style-name="P115">0,00 €</text:p>
          </table:table-cell>
          <table:table-cell table:style-name="Tabla6.B2" office:value-type="currency" office:currency="EUR" office:value="0">
            <text:p text:style-name="P116">0,00 €</text:p>
          </table:table-cell>
          <table:table-cell table:style-name="Tabla6.B2" office:value-type="currency" office:currency="EUR" office:value="0">
            <text:p text:style-name="P113">0,00 €</text:p>
          </table:table-cell>
          <table:table-cell table:style-name="Tabla6.B2" office:value-type="currency" office:currency="EUR" office:value="0">
            <text:p text:style-name="P117">0,00 €</text:p>
          </table:table-cell>
          <table:table-cell table:style-name="Tabla6.N2" office:value-type="currency" office:currency="EUR" office:value="0">
            <text:p text:style-name="P118">0,00 €</text:p>
          </table:table-cell>
        </table:table-row>
        <table:table-row table:style-name="Tabla6.3">
          <table:table-cell table:style-name="Tabla6.A2" office:value-type="string">
            <text:p text:style-name="P119">Entradas de dinero </text:p>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N2">
            <text:p text:style-name="P103"/>
          </table:table-cell>
        </table:table-row>
        <table:table-row table:style-name="Tabla6.4">
          <table:table-cell table:style-name="Tabla6.A2" office:value-type="string">
            <text:p text:style-name="P118">Aportaciones de los socios </text:p>
          </table:table-cell>
          <table:table-cell table:style-name="Tabla6.B2" office:value-type="currency" office:currency="EUR" office:value="10000">
            <text:p text:style-name="P123">10.00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B2" office:value-type="currency" office:currency="EUR" office:value="0">
            <text:p text:style-name="P77">0,00 €</text:p>
          </table:table-cell>
          <table:table-cell table:style-name="Tabla6.N2" office:value-type="currency" office:currency="EUR" office:value="0">
            <text:p text:style-name="P124">10000</text:p>
            <text:p text:style-name="P125"/>
          </table:table-cell>
        </table:table-row>
        <table:table-row table:style-name="Tabla6.2">
          <table:table-cell table:style-name="Tabla6.A2" office:value-type="string">
            <text:p text:style-name="P120">Préstamos </text:p>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office:value-type="currency" office:currency="EUR" office:value="5000">
            <text:p text:style-name="P124">5.000,00 €</text:p>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N2" office:value-type="currency" office:currency="EUR" office:value="5000">
            <text:p text:style-name="P124">5.000,00 €</text:p>
          </table:table-cell>
        </table:table-row>
        <table:table-row table:style-name="Tabla6.2">
          <table:table-cell table:style-name="Tabla6.A2" office:value-type="string">
            <text:p text:style-name="P114">Ventas </text:p>
          </table:table-cell>
          <table:table-cell table:style-name="Tabla6.B2">
            <text:p text:style-name="P73"/>
          </table:table-cell>
          <table:table-cell table:style-name="Tabla6.B2">
            <text:p text:style-name="P103"/>
          </table:table-cell>
          <table:table-cell table:style-name="Tabla6.B2" office:value-type="currency" office:currency="EUR" office:value="5000">
            <text:p text:style-name="P124">5.000,00 €</text:p>
          </table:table-cell>
          <table:table-cell table:style-name="Tabla6.B2" office:value-type="currency" office:currency="EUR" office:value="10000">
            <text:p text:style-name="P124">10.000,00 €</text:p>
          </table:table-cell>
          <table:table-cell table:style-name="Tabla6.B2" office:value-type="currency" office:currency="EUR" office:value="15000">
            <text:p text:style-name="P124">15.000,00 €</text:p>
          </table:table-cell>
          <table:table-cell table:style-name="Tabla6.B2" office:value-type="currency" office:currency="EUR" office:value="15000">
            <text:p text:style-name="P124">15.000,00 €</text:p>
          </table:table-cell>
          <table:table-cell table:style-name="Tabla6.B2" office:value-type="currency" office:currency="EUR" office:value="20000">
            <text:p text:style-name="P124">20.000,00 €</text:p>
          </table:table-cell>
          <table:table-cell table:style-name="Tabla6.B2" office:value-type="currency" office:currency="EUR" office:value="25000">
            <text:p text:style-name="P124">25.000,00 €</text:p>
          </table:table-cell>
          <table:table-cell table:style-name="Tabla6.B2" office:value-type="currency" office:currency="EUR" office:value="30000">
            <text:p text:style-name="P124">30.000,00 €</text:p>
          </table:table-cell>
          <table:table-cell table:style-name="Tabla6.B2" office:value-type="currency" office:currency="EUR" office:value="0">
            <text:p text:style-name="P124">35000</text:p>
            <text:p text:style-name="P125"/>
          </table:table-cell>
          <table:table-cell table:style-name="Tabla6.B2" office:value-type="currency" office:currency="EUR" office:value="40000">
            <text:p text:style-name="P124">40.000,00 €</text:p>
          </table:table-cell>
          <table:table-cell table:style-name="Tabla6.B2" office:value-type="currency" office:currency="EUR" office:value="45000">
            <text:p text:style-name="P124">45.000,00 €</text:p>
          </table:table-cell>
          <table:table-cell table:style-name="Tabla6.N2" office:value-type="currency" office:currency="EUR" office:value="240000">
            <text:p text:style-name="P124">240.000,00 €</text:p>
          </table:table-cell>
        </table:table-row>
        <table:table-row table:style-name="Tabla6.4">
          <table:table-cell table:style-name="Tabla6.A2" office:value-type="string">
            <text:p text:style-name="P72"><text:span text:style-name="T18">Subvenciones</text:span>:</text:p>
            <text:p text:style-name="P72"/>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B2">
            <text:p text:style-name="P103"/>
          </table:table-cell>
          <table:table-cell table:style-name="Tabla6.N2">
            <text:p text:style-name="P103"/>
          </table:table-cell>
        </table:table-row>
        <table:table-row table:style-name="Tabla6.3">
          <table:table-cell table:style-name="Tabla6.A2" office:value-type="string">
            <text:p text:style-name="P114">Total entradas </text:p>
          </table:table-cell>
          <table:table-cell table:style-name="Tabla6.B2" office:value-type="currency" office:currency="EUR" office:value="10000">
            <text:p text:style-name="P124">10.000,00 €</text:p>
          </table:table-cell>
          <table:table-cell table:style-name="Tabla6.B2" office:value-type="currency" office:currency="EUR" office:value="0">
            <text:p text:style-name="P75">0,00 €</text:p>
          </table:table-cell>
          <table:table-cell table:style-name="Tabla6.B2" office:value-type="currency" office:currency="EUR" office:value="5000">
            <text:p text:style-name="P75">5.000,00 €</text:p>
          </table:table-cell>
          <table:table-cell table:style-name="Tabla6.B2" office:value-type="currency" office:currency="EUR" office:value="15000">
            <text:p text:style-name="P75">15.000,00 €</text:p>
          </table:table-cell>
          <table:table-cell table:style-name="Tabla6.B2" office:value-type="currency" office:currency="EUR" office:value="15000">
            <text:p text:style-name="P75">15.000,00 €</text:p>
          </table:table-cell>
          <table:table-cell table:style-name="Tabla6.B2" office:value-type="currency" office:currency="EUR" office:value="15000">
            <text:p text:style-name="P75">15.000,00 €</text:p>
          </table:table-cell>
          <table:table-cell table:style-name="Tabla6.B2" office:value-type="currency" office:currency="EUR" office:value="20000">
            <text:p text:style-name="P75">20.000,00 €</text:p>
          </table:table-cell>
          <table:table-cell table:style-name="Tabla6.B2" office:value-type="currency" office:currency="EUR" office:value="25000">
            <text:p text:style-name="P75">25.000,00 €</text:p>
          </table:table-cell>
          <table:table-cell table:style-name="Tabla6.B2" office:value-type="currency" office:currency="EUR" office:value="30000">
            <text:p text:style-name="P75">30.000,00 €</text:p>
          </table:table-cell>
          <table:table-cell table:style-name="Tabla6.B2" office:value-type="currency" office:currency="EUR" office:value="35000">
            <text:p text:style-name="P75">35.000,00 €</text:p>
          </table:table-cell>
          <table:table-cell table:style-name="Tabla6.B2" office:value-type="currency" office:currency="EUR" office:value="40000">
            <text:p text:style-name="P75">40.000,00 €</text:p>
          </table:table-cell>
          <table:table-cell table:style-name="Tabla6.B2" office:value-type="currency" office:currency="EUR" office:value="45000">
            <text:p text:style-name="P75">45.000,00 €</text:p>
          </table:table-cell>
          <table:table-cell table:style-name="Tabla6.N2" office:value-type="currency" office:currency="EUR" office:value="255000">
            <text:p text:style-name="P75">255.000,00 €</text:p>
          </table:table-cell>
        </table:table-row>
        <table:table-row table:style-name="Tabla6.3">
          <table:table-cell table:style-name="Tabla6.A2" office:value-type="string">
            <text:p text:style-name="P114"/>
          </table:table-cell>
          <table:table-cell table:style-name="Tabla6.B2">
            <text:p text:style-name="P124"/>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B2">
            <text:p text:style-name="P75"/>
          </table:table-cell>
          <table:table-cell table:style-name="Tabla6.N2">
            <text:p text:style-name="P75"/>
          </table:table-cell>
        </table:table-row>
        <table:table-row table:style-name="Tabla6.3">
          <table:table-cell table:style-name="Tabla6.A2" office:value-type="string">
            <text:p text:style-name="P106">Salidas de dinero </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07">Compras de activos fijos </text:p>
          </table:table-cell>
          <table:table-cell table:style-name="Tabla6.B2" office:value-type="currency" office:currency="EUR" office:value="10000">
            <text:p text:style-name="P126">10.000,00 €</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07">Compras de mercaderías </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07">Compras de materia prima </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08">Fianza del alquiler </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09">Seguros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B2" office:value-type="currency" office:currency="EUR" office:value="500">
            <text:p text:style-name="P127">500,00 €</text:p>
          </table:table-cell>
          <table:table-cell table:style-name="Tabla6.N2" office:value-type="currency" office:currency="EUR" office:value="6000">
            <text:p text:style-name="P127">6.000,00 €</text:p>
          </table:table-cell>
        </table:table-row>
        <table:table-row table:style-name="Tabla6.3">
          <table:table-cell table:style-name="Tabla6.A2" office:value-type="string">
            <text:p text:style-name="P109">Seguridad Social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B2" office:value-type="currency" office:currency="EUR" office:value="750">
            <text:p text:style-name="P127">750,00 €</text:p>
          </table:table-cell>
          <table:table-cell table:style-name="Tabla6.N2" office:value-type="currency" office:currency="EUR" office:value="9000">
            <text:p text:style-name="P127">9.000,00 €</text:p>
          </table:table-cell>
        </table:table-row>
        <table:table-row table:style-name="Tabla6.3">
          <table:table-cell table:style-name="Tabla6.A2" office:value-type="string">
            <text:p text:style-name="P108">Publicidad </text:p>
          </table:table-cell>
          <table:table-cell table:style-name="Tabla6.B2" office:value-type="currency" office:currency="EUR" office:value="3000">
            <text:p text:style-name="P127">3.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B2" office:value-type="currency" office:currency="EUR" office:value="1000">
            <text:p text:style-name="P127">1.000,00 €</text:p>
          </table:table-cell>
          <table:table-cell table:style-name="Tabla6.N2" office:value-type="currency" office:currency="EUR" office:value="14000">
            <text:p text:style-name="P127">14.000,00 €</text:p>
          </table:table-cell>
        </table:table-row>
        <table:table-row table:style-name="Tabla6.3">
          <table:table-cell table:style-name="Tabla6.A2" office:value-type="string">
            <text:p text:style-name="P70">Herramientas y utillaje </text:p>
          </table:table-cell>
          <table:table-cell table:style-name="Tabla6.B2">
            <text:p text:style-name="P76"/>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B2">
            <text:p text:style-name="P74"/>
          </table:table-cell>
          <table:table-cell table:style-name="Tabla6.N2">
            <text:p text:style-name="P74"/>
          </table:table-cell>
        </table:table-row>
        <table:table-row table:style-name="Tabla6.3">
          <table:table-cell table:style-name="Tabla6.A2" office:value-type="string">
            <text:p text:style-name="P110">Impuestos </text:p>
          </table:table-cell>
          <table:table-cell table:style-name="Tabla6.B2">
            <text:p text:style-name="P102"/>
          </table:table-cell>
          <table:table-cell table:style-name="Tabla6.B2">
            <text:p text:style-name="P74"/>
          </table:table-cell>
          <table:table-cell table:style-name="Tabla6.B2" office:value-type="currency" office:currency="EUR" office:value="500">
            <text:p text:style-name="P127">500,00 €</text:p>
          </table:table-cell>
          <table:table-cell table:style-name="Tabla6.B2" office:value-type="currency" office:currency="EUR" office:value="1500">
            <text:p text:style-name="P127">1.500,00 €</text:p>
          </table:table-cell>
          <table:table-cell table:style-name="Tabla6.B2" office:value-type="currency" office:currency="EUR" office:value="1500">
            <text:p text:style-name="P127">1.500,00 €</text:p>
          </table:table-cell>
          <table:table-cell table:style-name="Tabla6.B2" office:value-type="currency" office:currency="EUR" office:value="1500">
            <text:p text:style-name="P127">1.500,00 €</text:p>
          </table:table-cell>
          <table:table-cell table:style-name="Tabla6.B2" office:value-type="currency" office:currency="EUR" office:value="2000">
            <text:p text:style-name="P128">2.000,00 €</text:p>
          </table:table-cell>
          <table:table-cell table:style-name="Tabla6.B2" office:value-type="currency" office:currency="EUR" office:value="2500">
            <text:p text:style-name="P127">2.500,00 €</text:p>
          </table:table-cell>
          <table:table-cell table:style-name="Tabla6.B2" office:value-type="currency" office:currency="EUR" office:value="3000">
            <text:p text:style-name="P127">3.000,00 €</text:p>
          </table:table-cell>
          <table:table-cell table:style-name="Tabla6.B2" office:value-type="currency" office:currency="EUR" office:value="3500">
            <text:p text:style-name="P128">3.500,00 €</text:p>
          </table:table-cell>
          <table:table-cell table:style-name="Tabla6.B2" office:value-type="currency" office:currency="EUR" office:value="4000">
            <text:p text:style-name="P127">4.000,00 €</text:p>
          </table:table-cell>
          <table:table-cell table:style-name="Tabla6.B2" office:value-type="currency" office:currency="EUR" office:value="4500">
            <text:p text:style-name="P127">4.500,00 €</text:p>
          </table:table-cell>
          <table:table-cell table:style-name="Tabla6.N2">
            <text:p text:style-name="P102"/>
          </table:table-cell>
        </table:table-row>
        <table:table-row table:style-name="Tabla6.3">
          <table:table-cell table:style-name="Tabla6.A2" office:value-type="string">
            <text:p text:style-name="P71"><text:span text:style-name="T18"><text:s/></text:span>S<text:span text:style-name="T18">ueldos </text:span>y salarios</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B2" office:value-type="currency" office:currency="EUR" office:value="3250">
            <text:p text:style-name="P126">3.250,00 €</text:p>
          </table:table-cell>
          <table:table-cell table:style-name="Tabla6.N2" office:value-type="currency" office:currency="EUR" office:value="39000">
            <text:p text:style-name="P126">39.000,00 €</text:p>
          </table:table-cell>
        </table:table-row>
        <table:table-row table:style-name="Tabla6.3">
          <table:table-cell table:style-name="Tabla6.A2" office:value-type="string">
            <text:p text:style-name="P105">Total salidas </text:p>
          </table:table-cell>
          <table:table-cell table:style-name="Tabla6.B2" office:value-type="currency" office:currency="EUR" office:value="17500">
            <text:p text:style-name="P129">17.500,00 €</text:p>
          </table:table-cell>
          <table:table-cell table:style-name="Tabla6.B2" office:value-type="currency" office:currency="EUR" office:value="5500">
            <text:p text:style-name="P129">5.500,00 €</text:p>
          </table:table-cell>
          <table:table-cell table:style-name="Tabla6.B2" office:value-type="currency" office:currency="EUR" office:value="6000">
            <text:p text:style-name="P129">6.000,00 €</text:p>
          </table:table-cell>
          <table:table-cell table:style-name="Tabla6.B2" office:value-type="currency" office:currency="EUR" office:value="7000">
            <text:p text:style-name="P129">7.000,00 €</text:p>
          </table:table-cell>
          <table:table-cell table:style-name="Tabla6.B2" office:value-type="currency" office:currency="EUR" office:value="7000">
            <text:p text:style-name="P129">7.000,00 €</text:p>
          </table:table-cell>
          <table:table-cell table:style-name="Tabla6.B2" office:value-type="currency" office:currency="EUR" office:value="7000">
            <text:p text:style-name="P129">7.000,00 €</text:p>
          </table:table-cell>
          <table:table-cell table:style-name="Tabla6.B2" office:value-type="currency" office:currency="EUR" office:value="7500">
            <text:p text:style-name="P129">7.500,00 €</text:p>
          </table:table-cell>
          <table:table-cell table:style-name="Tabla6.B2" office:value-type="currency" office:currency="EUR" office:value="8000">
            <text:p text:style-name="P129">8.000,00 €</text:p>
          </table:table-cell>
          <table:table-cell table:style-name="Tabla6.B2" office:value-type="currency" office:currency="EUR" office:value="8500">
            <text:p text:style-name="P129">8.500,00 €</text:p>
          </table:table-cell>
          <table:table-cell table:style-name="Tabla6.B2" office:value-type="currency" office:currency="EUR" office:value="9000">
            <text:p text:style-name="P129">9.000,00 €</text:p>
          </table:table-cell>
          <table:table-cell table:style-name="Tabla6.B2" office:value-type="currency" office:currency="EUR" office:value="9500">
            <text:p text:style-name="P129">9.500,00 €</text:p>
          </table:table-cell>
          <table:table-cell table:style-name="Tabla6.B2" office:value-type="currency" office:currency="EUR" office:value="10000">
            <text:p text:style-name="P129">10.000,00 €</text:p>
          </table:table-cell>
          <table:table-cell table:style-name="Tabla6.N2" office:value-type="currency" office:currency="EUR" office:value="102500">
            <text:p text:style-name="P129">102.500,00 €</text:p>
          </table:table-cell>
        </table:table-row>
        <table:table-row table:style-name="Tabla6.3">
          <table:table-cell table:style-name="Tabla6.A2" office:value-type="string">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69"><text:span text:style-name="T16">Entradas </text:span><text:span text:style-name="T17">menos </text:span></text:p>
            <text:p text:style-name="P134">Salidas </text:p>
          </table:table-cell>
          <table:table-cell table:style-name="Tabla6.B23" office:value-type="currency" office:currency="EUR" office:value="-7500">
            <text:p text:style-name="P129">(7.500,00) €</text:p>
          </table:table-cell>
          <table:table-cell table:style-name="Tabla6.B23" office:value-type="currency" office:currency="EUR" office:value="-5500">
            <text:p text:style-name="P129">(5.500,00) €</text:p>
          </table:table-cell>
          <table:table-cell table:style-name="Tabla6.B23" office:value-type="currency" office:currency="EUR" office:value="-1000">
            <text:p text:style-name="P129">(1.000,00) €</text:p>
          </table:table-cell>
          <table:table-cell table:style-name="Tabla6.B23" office:value-type="currency" office:currency="EUR" office:value="8000">
            <text:p text:style-name="P129">8.000,00 €</text:p>
          </table:table-cell>
          <table:table-cell table:style-name="Tabla6.B23" office:value-type="currency" office:currency="EUR" office:value="8000">
            <text:p text:style-name="P129">8.000,00 €</text:p>
          </table:table-cell>
          <table:table-cell table:style-name="Tabla6.B23" office:value-type="currency" office:currency="EUR" office:value="8000">
            <text:p text:style-name="P129">8.000,00 €</text:p>
          </table:table-cell>
          <table:table-cell table:style-name="Tabla6.B23" office:value-type="currency" office:currency="EUR" office:value="12500">
            <text:p text:style-name="P129">12.500,00 €</text:p>
          </table:table-cell>
          <table:table-cell table:style-name="Tabla6.B23" office:value-type="currency" office:currency="EUR" office:value="17000">
            <text:p text:style-name="P129">17.000,00 €</text:p>
          </table:table-cell>
          <table:table-cell table:style-name="Tabla6.B23" office:value-type="currency" office:currency="EUR" office:value="21500">
            <text:p text:style-name="P129">21.500,00 €</text:p>
          </table:table-cell>
          <table:table-cell table:style-name="Tabla6.B23" office:value-type="currency" office:currency="EUR" office:value="26000">
            <text:p text:style-name="P129">26.000,00 €</text:p>
          </table:table-cell>
          <table:table-cell table:style-name="Tabla6.B23" office:value-type="currency" office:currency="EUR" office:value="30500">
            <text:p text:style-name="P129">30.500,00 €</text:p>
          </table:table-cell>
          <table:table-cell table:style-name="Tabla6.B23" office:value-type="currency" office:currency="EUR" office:value="35000">
            <text:p text:style-name="P129">35.000,00 €</text:p>
          </table:table-cell>
          <table:table-cell table:style-name="Tabla6.N2" office:value-type="currency" office:currency="EUR" office:value="152500">
            <text:p text:style-name="P130">152.500,00 €</text:p>
          </table:table-cell>
        </table:table-row>
        <table:table-row table:style-name="Tabla6.3">
          <table:table-cell table:style-name="Tabla6.A2" office:value-type="string">
            <text:p text:style-name="P104"><text:s/></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22">Saldo acumulado en la cuenta corriente </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 office:value-type="string">
            <text:p text:style-name="P104"><text:s/></text:p>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B2">
            <text:p text:style-name="P102"/>
          </table:table-cell>
          <table:table-cell table:style-name="Tabla6.N2">
            <text:p text:style-name="P102"/>
          </table:table-cell>
        </table:table-row>
        <table:table-row table:style-name="Tabla6.3">
          <table:table-cell table:style-name="Tabla6.A27" office:value-type="string">
            <text:p text:style-name="P101">Saldo cuenta crédito </text:p>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B27">
            <text:p text:style-name="P100"/>
          </table:table-cell>
          <table:table-cell table:style-name="Tabla6.N27">
            <text:p text:style-name="P100"/>
          </table:table-cell>
        </table:table-row>
      </table:table>
      <text:p text:style-name="P29"/>
      <text:p text:style-name="P21"/>
      <text:p text:style-name="P21"/>
      <text:h text:style-name="Heading_20_3" text:outline-level="3" text:is-list-header="true"><text:bookmark-start text:name="__RefHeading___Toc8348_3318506719"/><text:soft-page-break/>D) Cuenta de Resultados<text:bookmark-end text:name="__RefHeading___Toc8348_3318506719"/></text:h>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35">Cuenta de resultados previsional </text:p>
          </table:table-cell>
          <table:table-cell table:style-name="Tabla7.A1" office:value-type="string">
            <text:p text:style-name="P131"><text:span text:style-name="T11">1</text:span><text:span text:style-name="T9">er</text:span><text:span text:style-name="T12"> </text:span><text:span text:style-name="T11">Año </text:span></text:p>
          </table:table-cell>
          <table:table-cell table:style-name="Tabla7.A1" office:value-type="string">
            <text:p text:style-name="P138">2º Año 3</text:p>
          </table:table-cell>
          <table:table-cell table:style-name="Tabla7.A1" office:value-type="string">
            <text:p text:style-name="P133"><text:span text:style-name="T9">er</text:span><text:span text:style-name="T12"> </text:span><text:span text:style-name="T11">Año </text:span></text:p>
          </table:table-cell>
        </table:table-row>
        <table:table-row table:style-name="Tabla7.1">
          <table:table-cell table:style-name="Tabla7.A1" office:value-type="string">
            <text:p text:style-name="P140" loext:marker-style-name="T11"/>
          </table:table-cell>
          <table:table-cell table:style-name="Tabla7.A1" office:value-type="string">
            <text:p text:style-name="P136"><text:s/></text:p>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row table:style-name="Tabla7.3">
          <table:table-cell table:style-name="Tabla7.A1" office:value-type="string">
            <text:p text:style-name="P132"><text:span text:style-name="T11"><text:s/></text:span><text:span text:style-name="T13">Ingresos </text:span></text:p>
          </table:table-cell>
          <table:table-cell table:style-name="Tabla7.A1" office:value-type="string">
            <text:p text:style-name="P152" loext:marker-style-name="T13"/>
          </table:table-cell>
          <table:table-cell table:style-name="Tabla7.A1" office:value-type="string">
            <text:p text:style-name="P152" loext:marker-style-name="T13"/>
          </table:table-cell>
          <table:table-cell table:style-name="Tabla7.A1" office:value-type="string">
            <text:p text:style-name="P152" loext:marker-style-name="T13"/>
          </table:table-cell>
        </table:table-row>
        <table:table-row table:style-name="Tabla7.1">
          <table:table-cell table:style-name="Tabla7.A1" office:value-type="string">
            <text:p text:style-name="P137">Ingresos de explotación </text:p>
          </table:table-cell>
          <table:table-cell table:style-name="Tabla7.A1" office:value-type="string">
            <text:p text:style-name="P140"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row table:style-name="Tabla7.1">
          <table:table-cell table:style-name="Tabla7.A1" office:value-type="string">
            <text:p text:style-name="P143">Ventas </text:p>
          </table:table-cell>
          <table:table-cell table:style-name="Tabla7.A1" office:value-type="string">
            <text:p text:style-name="P153" loext:marker-style-name="T14"/>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Subvencione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37">Ingresos financieros </text:p>
          </table:table-cell>
          <table:table-cell table:style-name="Tabla7.A1" office:value-type="string">
            <text:p text:style-name="P140"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row table:style-name="Tabla7.1">
          <table:table-cell table:style-name="Tabla7.A1" office:value-type="string">
            <text:p text:style-name="P145">Intereses cuenta banco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6">Descuento por pronto pago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51" loext:marker-style-name="T10"/>
          </table:table-cell>
          <table:table-cell table:style-name="Tabla7.A1" office:value-type="string">
            <text:p text:style-name="P147"><text:s/></text:p>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3">
          <table:table-cell table:style-name="Tabla7.A1" office:value-type="string">
            <text:p text:style-name="P132"><text:span text:style-name="T10"><text:s/></text:span><text:span text:style-name="T13">Gastos </text:span></text:p>
          </table:table-cell>
          <table:table-cell table:style-name="Tabla7.A1" office:value-type="string">
            <text:p text:style-name="P152" loext:marker-style-name="T13"/>
          </table:table-cell>
          <table:table-cell table:style-name="Tabla7.A1" office:value-type="string">
            <text:p text:style-name="P152" loext:marker-style-name="T13"/>
          </table:table-cell>
          <table:table-cell table:style-name="Tabla7.A1" office:value-type="string">
            <text:p text:style-name="P152" loext:marker-style-name="T13"/>
          </table:table-cell>
        </table:table-row>
        <table:table-row table:style-name="Tabla7.1">
          <table:table-cell table:style-name="Tabla7.A1" office:value-type="string">
            <text:p text:style-name="P135">Gastos de explotación </text:p>
          </table:table-cell>
          <table:table-cell table:style-name="Tabla7.A1" office:value-type="string">
            <text:p text:style-name="P140"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row table:style-name="Tabla7.1">
          <table:table-cell table:style-name="Tabla7.A1" office:value-type="string">
            <text:p text:style-name="P148">Compras de Mt. prima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8">Compras de mercadería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9">Alquilere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5">Reparacione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Servicios de profesionale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Seguro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9">Transporte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50">Publicidad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Suministro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5">Impuesto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Salario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Seguridad Social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9">Amortización local, maquinaria, vehículo, etc.)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26">
          <table:table-cell table:style-name="Tabla7.A1" office:value-type="string">
            <text:p text:style-name="P151" loext:marker-style-name="T10"/>
          </table:table-cell>
          <table:table-cell table:style-name="Tabla7.A1" office:value-type="string">
            <text:p text:style-name="P147"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35">Gastos financieros </text:p>
          </table:table-cell>
          <table:table-cell table:style-name="Tabla7.A1" office:value-type="string">
            <text:p text:style-name="P140"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row table:style-name="Tabla7.1">
          <table:table-cell table:style-name="Tabla7.A1" office:value-type="string">
            <text:p text:style-name="P145">Intereses préstamo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Gastos letras cambio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1">
          <table:table-cell table:style-name="Tabla7.A1" office:value-type="string">
            <text:p text:style-name="P144">Gastos por transferencias </text:p>
          </table:table-cell>
          <table:table-cell table:style-name="Tabla7.A1" office:value-type="string">
            <text:p text:style-name="P151" loext:marker-style-name="T10"/>
          </table:table-cell>
          <table:table-cell table:style-name="Tabla7.A1" office:value-type="string">
            <text:p text:style-name="P151" loext:marker-style-name="T10"/>
          </table:table-cell>
          <table:table-cell table:style-name="Tabla7.A1" office:value-type="string">
            <text:p text:style-name="P151" loext:marker-style-name="T10"/>
          </table:table-cell>
        </table:table-row>
        <table:table-row table:style-name="Tabla7.31">
          <table:table-cell table:style-name="Tabla7.A1" office:value-type="string">
            <text:p text:style-name="P141">Resultado de explotación = Ingresos de explotación - Gastos de explotación </text:p>
          </table:table-cell>
          <table:table-cell table:style-name="Tabla7.A1" office:value-type="string">
            <text:p text:style-name="P140"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row table:style-name="Tabla7.1">
          <table:table-cell table:style-name="Tabla7.A1" office:value-type="string">
            <text:p text:style-name="P139">Resultado de Financiero = Ingresos de financiación - Gastos financieros</text:p>
          </table:table-cell>
          <table:table-cell table:style-name="Tabla7.A1" office:value-type="string">
            <text:p text:style-name="P136"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ext:soft-page-break/>
        <table:table-row table:style-name="Tabla7.33">
          <table:table-cell table:style-name="Tabla7.A1" office:value-type="string">
            <text:p text:style-name="P142">Resultado Ordinario antes de impuestos = Resultado de explotación + Resultado financiero </text:p>
          </table:table-cell>
          <table:table-cell table:style-name="Tabla7.A1" office:value-type="string">
            <text:p text:style-name="P140" loext:marker-style-name="T11"/>
          </table:table-cell>
          <table:table-cell table:style-name="Tabla7.A1" office:value-type="string">
            <text:p text:style-name="P140" loext:marker-style-name="T11"/>
          </table:table-cell>
          <table:table-cell table:style-name="Tabla7.A1" office:value-type="string">
            <text:p text:style-name="P140" loext:marker-style-name="T11"/>
          </table:table-cell>
        </table:table-row>
      </table:table>
      <text:p text:style-name="P154" loext:marker-style-name="T15"/>
      <text:p text:style-name="Standard"/>
      <text:h text:style-name="Heading_20_3" text:outline-level="3" text:is-list-header="true"><text:bookmark-start text:name="__RefHeading___Toc8350_3318506719"/>E) Balance<text:bookmark-end text:name="__RefHeading___Toc8350_3318506719"/></text:h>
      <table:table table:name="Tabla8" table:style-name="Tabla8" table:template-name="Financial">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office:value-type="string">
            <text:p text:style-name="P93">BALANCE </text:p>
          </table:table-cell>
          <table:table-cell table:style-name="Tabla8.B1" office:value-type="string">
            <text:p text:style-name="P95"/>
          </table:table-cell>
          <table:table-cell table:style-name="Tabla8.B1" office:value-type="string">
            <text:p text:style-name="P95"/>
          </table:table-cell>
          <table:table-cell table:style-name="Tabla8.B1" office:value-type="string">
            <text:p text:style-name="P95"/>
          </table:table-cell>
          <table:table-cell table:style-name="Tabla8.B1" office:value-type="string">
            <text:p text:style-name="P95"/>
          </table:table-cell>
          <table:table-cell table:style-name="Tabla8.F1" office:value-type="string">
            <text:p text:style-name="P95"/>
          </table:table-cell>
        </table:table-row>
        <table:table-row table:style-name="Tabla8.2">
          <table:table-cell table:style-name="Tabla8.A2" office:value-type="string">
            <text:p text:style-name="P50"><text:span text:style-name="T19">ACTIVO</text:span><text:span text:style-name="T20"> </text:span></text:p>
          </table:table-cell>
          <table:table-cell table:style-name="Tabla8.B2">
            <text:p text:style-name="P91"/>
          </table:table-cell>
          <table:table-cell table:style-name="Tabla8.B2">
            <text:p text:style-name="P91"/>
          </table:table-cell>
          <table:table-cell table:style-name="Tabla8.B2" office:value-type="currency" office:currency="EUR" office:value="0">
            <text:p text:style-name="P94">0,00 €</text:p>
          </table:table-cell>
          <table:table-cell table:style-name="Tabla8.B2">
            <text:p text:style-name="P95"/>
          </table:table-cell>
          <table:table-cell table:style-name="Tabla8.F2">
            <text:p text:style-name="P95"/>
          </table:table-cell>
        </table:table-row>
        <table:table-row table:style-name="Tabla8.3">
          <table:table-cell table:style-name="Tabla8.A2" office:value-type="string">
            <text:p text:style-name="P85"><text:s/></text:p>
          </table:table-cell>
          <table:table-cell table:style-name="Tabla8.B2" office:value-type="currency" office:currency="EUR" office:value="0">
            <text:p text:style-name="P86">0,00 €</text:p>
          </table:table-cell>
          <table:table-cell table:style-name="Tabla8.B2">
            <text:p text:style-name="P91"/>
          </table:table-cell>
          <table:table-cell table:style-name="Tabla8.B2" office:value-type="currency" office:currency="EUR" office:value="0">
            <text:p text:style-name="P51"><text:span text:style-name="T21">Patrimonio Neto</text:span><text:span text:style-name="T20"> </text:span></text:p>
            <text:p text:style-name="P5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text:p>
          </table:table-cell>
          <table:table-cell table:style-name="Tabla8.B2">
            <text:p text:style-name="P91"/>
          </table:table-cell>
          <table:table-cell table:style-name="Tabla8.B2">
            <text:p text:style-name="P91"/>
          </table:table-cell>
          <table:table-cell table:style-name="Tabla8.B2" office:value-type="currency" office:currency="EUR" office:value="0">
            <text:p text:style-name="P49">0,00 €</text:p>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text:p>
          </table:table-cell>
          <table:table-cell table:style-name="Tabla8.B2">
            <text:p text:style-name="P91"/>
          </table:table-cell>
          <table:table-cell table:style-name="Tabla8.B2">
            <text:p text:style-name="P91"/>
          </table:table-cell>
          <table:table-cell table:style-name="Tabla8.B2" office:value-type="currency" office:currency="EUR" office:value="0">
            <text:p text:style-name="P49">0,00 €</text:p>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96">Activo no Corriente </text:p>
          </table:table-cell>
          <table:table-cell table:style-name="Tabla8.B2">
            <text:p text:style-name="P98"/>
          </table:table-cell>
          <table:table-cell table:style-name="Tabla8.B2">
            <text:p text:style-name="P98"/>
          </table:table-cell>
          <table:table-cell table:style-name="Tabla8.B2" office:value-type="currency" office:currency="EUR" office:value="0">
            <text:p text:style-name="P97">0,00 €</text:p>
          </table:table-cell>
          <table:table-cell table:style-name="Tabla8.B2">
            <text:p text:style-name="P98"/>
          </table:table-cell>
          <table:table-cell table:style-name="Tabla8.F2">
            <text:p text:style-name="P98"/>
          </table:table-cell>
        </table:table-row>
        <table:table-row table:style-name="Tabla8.2">
          <table:table-cell table:style-name="Tabla8.A2" office:value-type="string">
            <text:p text:style-name="P87">Inmovilizado Intangible </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Maquinaria y herramientas</text:p>
          </table:table-cell>
          <table:table-cell table:style-name="Tabla8.B2" office:value-type="currency" office:currency="EUR" office:value="6500">
            <text:p text:style-name="P92">6.500,00 €</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7">Inmovilizado Material </text:p>
          </table:table-cell>
          <table:table-cell table:style-name="Tabla8.B2">
            <text:p text:style-name="P91"/>
          </table:table-cell>
          <table:table-cell table:style-name="Tabla8.B2">
            <text:p text:style-name="P91"/>
          </table:table-cell>
          <table:table-cell table:style-name="Tabla8.B2" table:number-rows-spanned="2" table:number-columns-spanned="2">
            <text:p text:style-name="P91"/>
          </table:table-cell>
          <table:covered-table-cell/>
          <table:table-cell table:style-name="Tabla8.F2">
            <text:p text:style-name="P91"/>
          </table:table-cell>
        </table:table-row>
        <table:table-row table:style-name="Tabla8.4">
          <table:table-cell table:style-name="Tabla8.A2" office:value-type="string">
            <text:p text:style-name="P85"><text:s/>Herramientas y utillaje </text:p>
          </table:table-cell>
          <table:table-cell table:style-name="Tabla8.B2">
            <text:p text:style-name="P91"/>
          </table:table-cell>
          <table:table-cell table:style-name="Tabla8.B2">
            <text:p text:style-name="P91"/>
          </table:table-cell>
          <table:covered-table-cell table:style-name="Tabla8.B2"/>
          <table:covered-table-cell/>
          <table:table-cell table:style-name="Tabla8.F2">
            <text:p text:style-name="P91"/>
          </table:table-cell>
        </table:table-row>
        <table:table-row table:style-name="Tabla8.4">
          <table:table-cell table:style-name="Tabla8.A2" office:value-type="string">
            <text:p text:style-name="P91"/>
          </table:table-cell>
          <table:table-cell table:style-name="Tabla8.B2">
            <text:p text:style-name="P91"/>
          </table:table-cell>
          <table:table-cell table:style-name="Tabla8.B2">
            <text:p text:style-name="P91"/>
          </table:table-cell>
          <table:table-cell table:style-name="Tabla8.B2" office:value-type="currency" office:currency="EUR" office:value="0">
            <text:p text:style-name="P88">0,00 €</text:p>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7">Inversiones Inmobiliarias </text:p>
          </table:table-cell>
          <table:table-cell table:style-name="Tabla8.B2">
            <text:p text:style-name="P91"/>
          </table:table-cell>
          <table:table-cell table:style-name="Tabla8.B2">
            <text:p text:style-name="P91"/>
          </table:table-cell>
          <table:table-cell table:style-name="Tabla8.B2" table:number-rows-spanned="3" table:number-columns-spanned="2">
            <text:p text:style-name="P91"/>
          </table:table-cell>
          <table:covered-table-cell/>
          <table:table-cell table:style-name="Tabla8.F2">
            <text:p text:style-name="P91"/>
          </table:table-cell>
        </table:table-row>
        <table:table-row table:style-name="Tabla8.4">
          <table:table-cell table:style-name="Tabla8.A2" office:value-type="string">
            <text:p text:style-name="P85"><text:s/></text:p>
          </table:table-cell>
          <table:table-cell table:style-name="Tabla8.B2">
            <text:p text:style-name="P91"/>
          </table:table-cell>
          <table:table-cell table:style-name="Tabla8.B2">
            <text:p text:style-name="P91"/>
          </table:table-cell>
          <table:covered-table-cell table:style-name="Tabla8.B2"/>
          <table:covered-table-cell/>
          <table:table-cell table:style-name="Tabla8.F2">
            <text:p text:style-name="P91"/>
          </table:table-cell>
        </table:table-row>
        <table:table-row table:style-name="Tabla8.4">
          <table:table-cell table:style-name="Tabla8.A2" office:value-type="string">
            <text:p text:style-name="P87">Inmovilizado Financiero </text:p>
          </table:table-cell>
          <table:table-cell table:style-name="Tabla8.B2">
            <text:p text:style-name="P91"/>
          </table:table-cell>
          <table:table-cell table:style-name="Tabla8.B2">
            <text:p text:style-name="P91"/>
          </table:table-cell>
          <table:covered-table-cell table:style-name="Tabla8.B2"/>
          <table:covered-table-cell/>
          <table:table-cell table:style-name="Tabla8.F2">
            <text:p text:style-name="P91"/>
          </table:table-cell>
        </table:table-row>
        <table:table-row table:style-name="Tabla8.16">
          <table:table-cell table:style-name="Tabla8.A2" office:value-type="string">
            <text:p text:style-name="P85"><text:s/></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96">Activo Corriente </text:p>
          </table:table-cell>
          <table:table-cell table:style-name="Tabla8.B2">
            <text:p text:style-name="P98"/>
          </table:table-cell>
          <table:table-cell table:style-name="Tabla8.B2">
            <text:p text:style-name="P98"/>
          </table:table-cell>
          <table:table-cell table:style-name="Tabla8.B2" office:value-type="currency" office:currency="EUR" office:value="0">
            <text:p text:style-name="P97">0,00 €</text:p>
          </table:table-cell>
          <table:table-cell table:style-name="Tabla8.B2">
            <text:p text:style-name="P98"/>
          </table:table-cell>
          <table:table-cell table:style-name="Tabla8.F2">
            <text:p text:style-name="P98"/>
          </table:table-cell>
        </table:table-row>
        <table:table-row table:style-name="Tabla8.4">
          <table:table-cell table:style-name="Tabla8.A2" office:value-type="string">
            <text:p text:style-name="P89">Existencias </text:p>
          </table:table-cell>
          <table:table-cell table:style-name="Tabla8.B2">
            <text:p text:style-name="P91"/>
          </table:table-cell>
          <table:table-cell table:style-name="Tabla8.B2">
            <text:p text:style-name="P91"/>
          </table:table-cell>
          <table:table-cell table:style-name="Tabla8.B2" office:value-type="currency" office:currency="EUR" office:value="0">
            <text:p text:style-name="P49">0,00 €</text:p>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90">Créditos a cobrar </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22">
          <table:table-cell table:style-name="Tabla8.A2" office:value-type="string">
            <text:p text:style-name="P89">Efectivo </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 office:value-type="string">
            <text:p text:style-name="P85"><text:s/>Banco</text:p>
          </table:table-cell>
          <table:table-cell table:style-name="Tabla8.B2">
            <text:p text:style-name="P91"/>
          </table:table-cell>
          <table:table-cell table:style-name="Tabla8.B2">
            <text:p text:style-name="P91"/>
          </table:table-cell>
          <table:table-cell table:style-name="Tabla8.B2">
            <text:p text:style-name="P91"/>
          </table:table-cell>
          <table:table-cell table:style-name="Tabla8.B2">
            <text:p text:style-name="P91"/>
          </table:table-cell>
          <table:table-cell table:style-name="Tabla8.F2">
            <text:p text:style-name="P91"/>
          </table:table-cell>
        </table:table-row>
        <table:table-row table:style-name="Tabla8.4">
          <table:table-cell table:style-name="Tabla8.A24" office:value-type="string">
            <text:p text:style-name="P60"><text:span text:style-name="T22">TOTAL</text:span><text:span text:style-name="T23"> </text:span></text:p>
          </table:table-cell>
          <table:table-cell table:style-name="Tabla8.B24">
            <text:p text:style-name="P99"/>
          </table:table-cell>
          <table:table-cell table:style-name="Tabla8.B24">
            <text:p text:style-name="P99"/>
          </table:table-cell>
          <table:table-cell table:style-name="Tabla8.B24" office:value-type="currency" office:currency="EUR" office:value="0">
            <text:p text:style-name="P61"><text:span text:style-name="T23">0,00 €</text:span></text:p>
          </table:table-cell>
          <table:table-cell table:style-name="Tabla8.B24">
            <text:p text:style-name="P99"/>
          </table:table-cell>
          <table:table-cell table:style-name="Tabla8.F24">
            <text:p text:style-name="P99"/>
          </table:table-cell>
        </table:table-row>
      </table:table>
      <text:p text:style-name="P30"/>
      <text:p text:style-name="P200"/>
      <text:p text:style-name="P5"><text:a xlink:type="simple" xlink:href="#Índice" text:style-name="Internet_20_link" text:visited-style-name="Visited_20_Internet_20_Link">Volver al índice</text:a></text:p>
      <text:h text:style-name="P170" text:outline-level="1"><text:bookmark-start text:name="__RefHeading___Toc8352_3318506719"/><text:soft-page-break/>Forma Jurídica y Trámites<text:bookmark-end text:name="__RefHeading___Toc8352_3318506719"/></text:h>
      <text:h text:style-name="P172" text:outline-level="2"><text:bookmark-start text:name="__RefHeading___Toc8354_3318506719"/>Formas Jurídicas Aconsejadas<text:bookmark-end text:name="__RefHeading___Toc8354_3318506719"/></text:h>
      <text:p text:style-name="P183">Teniendo en cuenta el perfil de la empresa y los planes de crecimiento, las dos formas jurídicas más apropiadas para este caso serían:</text:p>
      <text:h text:style-name="P173" text:outline-level="3" text:is-list-header="true"><text:bookmark-start text:name="__RefHeading___Toc8356_3318506719"/>Sociedad Limitada (S.L.)<text:bookmark-end text:name="__RefHeading___Toc8356_3318506719"/></text:h>
      <text:p text:style-name="P183">La Sociedad Limitada (S.L.) es una de las formas más comunes y recomendadas para empresas en fases iniciales debido a su flexibilidad y las ventajas fiscales y operativas que ofrece. Algunas de sus principales características son:</text:p>
      <text:list text:style-name="L12">
        <text:list-item>
          <text:p text:style-name="P194">Responsabilidad limitada: Los socios solo responden con el capital aportado, protegiendo su patrimonio personal.</text:p>
        </text:list-item>
        <text:list-item>
          <text:p text:style-name="P194">Capital mínimo: Requiere un capital mínimo de 3.000 €, que debe ser aportado al momento de constituir la sociedad.</text:p>
        </text:list-item>
        <text:list-item>
          <text:p text:style-name="P194">Fiscalidad: La S.L. paga el Impuesto de Sociedades (en torno al 25%) sobre las ganancias obtenidas.</text:p>
        </text:list-item>
        <text:list-item>
          <text:p text:style-name="P194">Gestión flexible: La gestión de la empresa es relativamente sencilla, con la posibilidad de constituirla como una empresa de una sola persona o con varios socios.</text:p>
        </text:list-item>
        <text:list-item>
          <text:p text:style-name="P194">Transferibilidad de participaciones: Las participaciones de los socios pueden cederse, lo cual es útil si se desea incorporar nuevos inversores o socios.</text:p>
        </text:list-item>
      </text:list>
      <text:p text:style-name="P183"/>
      <text:h text:style-name="P173" text:outline-level="3" text:is-list-header="true"><text:bookmark-start text:name="__RefHeading___Toc8358_3318506719"/>Sociedad Anónima (S.A.)<text:bookmark-end text:name="__RefHeading___Toc8358_3318506719"/></text:h>
      <text:p text:style-name="P183"/>
      <text:p text:style-name="P183">La Sociedad Anónima (S.A.) es una opción válida, especialmente si tienes planes de expandir la empresa a gran escala y requieres la posibilidad de atraer inversores a través de la emisión de acciones.</text:p>
      <text:list text:style-name="L13">
        <text:list-item>
          <text:p text:style-name="P195">Responsabilidad limitada: Al igual que la S.L., los socios solo responden con el capital aportado.</text:p>
        </text:list-item>
        <text:list-item>
          <text:p text:style-name="P195">Capital mínimo: Requiere un capital mínimo de 60.000 €, de los cuales al menos el 25% debe ser desembolsado en el momento de la constitución.</text:p>
        </text:list-item>
        <text:list-item>
          <text:p text:style-name="P195">Fiscalidad: También paga el Impuesto de Sociedades (25%), pero tiene la posibilidad de cotizar en bolsa, lo que puede ser una ventaja si el proyecto crece significativamente.</text:p>
        </text:list-item>
        <text:list-item>
          <text:p text:style-name="P195"><text:soft-page-break/>Complejidad administrativa: Tiene una estructura más compleja que una S.L., con mayores requisitos formales para la constitución y funcionamiento (junta general, auditoría, etc.), por lo que se considera menos flexible para una empresa en sus primeras fases.</text:p>
        </text:list-item>
      </text:list>
      <text:h text:style-name="P175" text:outline-level="4"><text:bookmark-start text:name="__RefHeading___Toc8360_3318506719"/>Recomendación: <text:bookmark-end text:name="__RefHeading___Toc8360_3318506719"/></text:h>
      <text:p text:style-name="P196">Sociedad Limitada (S.L.)</text:p>
      <text:p text:style-name="P183">Dado que la empresa está en su fase inicial, con la intención de operar de manera flexible y con un capital limitado, la Sociedad Limitada (S.L.) es la opción más adecuada. Esta forma jurídica es comúnmente utilizada por pequeñas y medianas empresas debido a su menor carga administrativa y costos más bajos.</text:p>
      <text:p text:style-name="P183"/>
      <text:p text:style-name="P18"/>
      <text:p text:style-name="P6"><text:a xlink:type="simple" xlink:href="#Índice" text:style-name="Internet_20_link" text:visited-style-name="Visited_20_Internet_20_Link"/></text:p>
      <text:p text:style-name="P23"><text:a xlink:type="simple" xlink:href="#Índice" text:style-name="Internet_20_link" text:visited-style-name="Visited_20_Internet_20_Link">Volver al índice</text:a></text:p>
      <text:p text:style-name="P24"/>
      <text:p text:style-name="P18"/>
      <text:h text:style-name="P168" text:outline-level="1" text:is-list-header="true"><text:span text:style-name="T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101cm" fo:margin-right="0.101cm" fo:margin-top="0cm" fo:margin-bottom="0.3cm" style:contextual-spacing="false" fo:line-height="115%" style:page-number="auto">
        <style:tab-stops/>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justify" style:justify-single-word="false" text:number-lines="false" text:line-number="0">
        <style:tab-stops>
          <style:tab-stop style:position="8.5cm" style:type="center"/>
          <style:tab-stop style:position="17cm" style:type="right"/>
        </style:tab-stops>
      </style:paragraph-properties>
      <style:text-properties officeooo:rsid="0049dd0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a"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ormal1" style:family="paragraph">
      <style:paragraph-properties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s" fo:country="ES"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text:style-name="Numbering_20_Symbols" loext:is-legal="true"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1%." style:num-suffix="." style:num-format="1" text:start-value="2">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10100" number:language="es" number:country="ES">
      <number:text-content/>
    </number:text-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number:text>-</number:text>
      <number:number number:decimal-places="2" number:min-decimal-places="2" number:min-integer-digits="1">
        <number:embedded-text number:position="1">(</number:embedded-text>
      </number:number>
      <number:text>) </number:text>
      <number:currency-symbol number:language="es" number:country="ES">€</number:currency-symbol>
      <style:map style:condition="value()&gt;=0" style:apply-style-name="N113P0"/>
    </number:currency-style>
    <number:currency-style style:name="N114P0" style:volatile="true">
      <number:number number:decimal-places="2" number:min-decimal-places="2" number:min-integer-digits="1" number:grouping="true"/>
      <number:text> </number:text>
      <number:currency-symbol number:language="es" number:country="ES">€</number:currency-symbol>
    </number:currency-style>
    <number:currency-style style:name="N114">
      <number:text>(</number:text>
      <number:number number:decimal-places="2" number:min-decimal-places="2" number:min-integer-digits="1" number:grouping="true"/>
      <number:text>) </number:text>
      <number:currency-symbol number:language="es" number:country="ES">€</number:currency-symbol>
      <style:map style:condition="value()&gt;=0" style:apply-style-name="N114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end" style:justify-single-word="false"/>
    </style:style>
    <style:style style:name="MP3"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1.746cm" fo:margin-bottom="1.96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Plan de Empresa.</text:bookmark-ref></text:p>
        <text:p text:style-name="MP1"/>
        <text:p text:style-name="MP1"/>
      </style:header>
      <style:footer>
        <text:p text:style-name="MP2"><text:bookmark-start text:name="PageNumWizard_FOOTER_Estilo de página predeterminado1"/><text:page-number text:select-page="current">23</text:page-number><text:bookmark-end text:name="PageNumWizard_FOOTER_Estilo de página predeterminado1"/></text:p>
        <text:p text:style-name="MP3"><text:reference-ref text:reference-format="text" text:ref-name="autor3">Juan Carlos Francisco Mesa</text:reference-ref></text:p>
        <text:p text:style-name="MP3"/>
      </style:footer>
      <style:footer-left>
        <text:p text:style-name="MP2"><text:bookmark-start text:name="PageNumWizard_FOOTER_Estilo de página predeterminado2"/><text:page-number text:select-page="current">22</text:page-number><text:bookmark-end text:name="PageNumWizard_FOOTER_Estilo de página predeterminado2"/></text:p>
        <text:p text:style-name="MP3"><text:reference-ref text:reference-format="text" text:ref-name="autor3">Juan Carlos Francisco Mesa</text:reference-ref></text:p>
        <text:p text:style-name="MP3"/>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2DT23H39M52S</meta:editing-duration>
    <meta:editing-cycles>38</meta:editing-cycles>
    <meta:generator>LibreOffice/24.2.7.2$Linux_X86_64 LibreOffice_project/420$Build-2</meta:generator>
    <dc:title>informes Cesar Manrique1</dc:title>
    <dc:date>2024-12-01T17:50:49.025608588</dc:date>
    <meta:print-date>2024-12-01T17:40:04.530562079</meta:print-date>
    <meta:printed-by>Archivos PDF</meta:printed-by>
    <meta:document-statistic meta:table-count="8" meta:image-count="1" meta:object-count="0" meta:page-count="31" meta:paragraph-count="778" meta:word-count="4666" meta:character-count="31694" meta:non-whitespace-character-count="27686"/>
    <meta:template xlink:type="simple" xlink:actuate="onRequest" xlink:title="informes Cesar Manrique1" xlink:href="../../../../../../../Users/juancfm/AppData/Roaming/LibreOffice/4/user/template/informes%20Cesar%20Manrique1.ott" meta:date="2023-12-29T09:07:37.071000000"/>
  </office:meta>
</office:document-meta>
</file>